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819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4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bined_JCF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14.544" calcext:value-type="float">
            <text:p>414.544</text:p>
          </table:table-cell>
          <table:table-cell office:value-type="float" office:value="204.514" calcext:value-type="float">
            <text:p>204.514</text:p>
          </table:table-cell>
          <table:table-cell office:value-type="float" office:value="414.544" calcext:value-type="float">
            <text:p>414.544</text:p>
          </table:table-cell>
          <table:table-cell office:value-type="float" office:value="204.514" calcext:value-type="float">
            <text:p>204.51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18.159" calcext:value-type="float">
            <text:p>418.159</text:p>
          </table:table-cell>
          <table:table-cell office:value-type="float" office:value="204.704" calcext:value-type="float">
            <text:p>204.704</text:p>
          </table:table-cell>
          <table:table-cell office:value-type="float" office:value="418.159" calcext:value-type="float">
            <text:p>418.159</text:p>
          </table:table-cell>
          <table:table-cell office:value-type="float" office:value="204.704" calcext:value-type="float">
            <text:p>204.704</text:p>
          </table:table-cell>
          <table:table-cell office:value-type="float" office:value="46" calcext:value-type="float">
            <text:p>46</text:p>
          </table:table-cell>
          <table:table-cell table:formula="of:=SQRT(([.E3]-[.E2])^2+([.F3]-[.F2])^2)" office:value-type="float" office:value="3.61998964086916" calcext:value-type="float">
            <text:p>3.61998964086916</text:p>
          </table:table-cell>
          <table:table-cell table:formula="of:=180*ATAN2([.E3]-[.E2];[.F3]-[.F2])/PI()" office:value-type="float" office:value="3.00862810095916" calcext:value-type="float">
            <text:p>3.0086281009591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54.305" calcext:value-type="float">
            <text:p>454.305</text:p>
          </table:table-cell>
          <table:table-cell office:value-type="float" office:value="210.031" calcext:value-type="float">
            <text:p>210.031</text:p>
          </table:table-cell>
          <table:table-cell office:value-type="float" office:value="454.305" calcext:value-type="float">
            <text:p>454.305</text:p>
          </table:table-cell>
          <table:table-cell office:value-type="float" office:value="210.031" calcext:value-type="float">
            <text:p>210.03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55.257" calcext:value-type="float">
            <text:p>455.257</text:p>
          </table:table-cell>
          <table:table-cell office:value-type="float" office:value="211.743" calcext:value-type="float">
            <text:p>211.743</text:p>
          </table:table-cell>
          <table:table-cell office:value-type="float" office:value="455.257" calcext:value-type="float">
            <text:p>455.257</text:p>
          </table:table-cell>
          <table:table-cell office:value-type="float" office:value="211.743" calcext:value-type="float">
            <text:p>211.743</text:p>
          </table:table-cell>
          <table:table-cell office:value-type="float" office:value="51" calcext:value-type="float">
            <text:p>51</text:p>
          </table:table-cell>
          <table:table-cell table:formula="of:=SQRT(([.E5]-[.E4])^2+([.F5]-[.F4])^2)" office:value-type="float" office:value="1.95888948131332" calcext:value-type="float">
            <text:p>1.95888948131332</text:p>
          </table:table-cell>
          <table:table-cell table:formula="of:=180*ATAN2([.E5]-[.E4];[.F5]-[.F4])/PI()" office:value-type="float" office:value="60.9226685004832" calcext:value-type="float">
            <text:p>60.922668500483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027" calcext:value-type="float">
            <text:p>2.027</text:p>
          </table:table-cell>
          <table:table-cell office:value-type="float" office:value="363.722" calcext:value-type="float">
            <text:p>363.722</text:p>
          </table:table-cell>
          <table:table-cell office:value-type="float" office:value="187.174" calcext:value-type="float">
            <text:p>187.174</text:p>
          </table:table-cell>
          <table:table-cell office:value-type="float" office:value="363.722" calcext:value-type="float">
            <text:p>363.722</text:p>
          </table:table-cell>
          <table:table-cell office:value-type="float" office:value="187.172" calcext:value-type="float">
            <text:p>187.17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737" calcext:value-type="float">
            <text:p>1.737</text:p>
          </table:table-cell>
          <table:table-cell office:value-type="float" office:value="369.932" calcext:value-type="float">
            <text:p>369.932</text:p>
          </table:table-cell>
          <table:table-cell office:value-type="float" office:value="186.187" calcext:value-type="float">
            <text:p>186.187</text:p>
          </table:table-cell>
          <table:table-cell office:value-type="float" office:value="369.932" calcext:value-type="float">
            <text:p>369.932</text:p>
          </table:table-cell>
          <table:table-cell office:value-type="float" office:value="186.187" calcext:value-type="float">
            <text:p>186.187</text:p>
          </table:table-cell>
          <table:table-cell office:value-type="float" office:value="56" calcext:value-type="float">
            <text:p>56</text:p>
          </table:table-cell>
          <table:table-cell table:formula="of:=SQRT(([.E7]-[.E6])^2+([.F7]-[.F6])^2)" office:value-type="float" office:value="6.28763270237698" calcext:value-type="float">
            <text:p>6.28763270237698</text:p>
          </table:table-cell>
          <table:table-cell table:formula="of:=180*ATAN2([.E7]-[.E6];[.F7]-[.F6])/PI()" office:value-type="float" office:value="-9.01289401294311" calcext:value-type="float">
            <text:p>-9.01289401294311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374.212" calcext:value-type="float">
            <text:p>374.212</text:p>
          </table:table-cell>
          <table:table-cell office:value-type="float" office:value="201.47" calcext:value-type="float">
            <text:p>201.47</text:p>
          </table:table-cell>
          <table:table-cell office:value-type="float" office:value="374.212" calcext:value-type="float">
            <text:p>374.212</text:p>
          </table:table-cell>
          <table:table-cell office:value-type="float" office:value="201.47" calcext:value-type="float">
            <text:p>201.47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316" calcext:value-type="float">
            <text:p>2.316</text:p>
          </table:table-cell>
          <table:table-cell office:value-type="float" office:value="362.536" calcext:value-type="float">
            <text:p>362.536</text:p>
          </table:table-cell>
          <table:table-cell office:value-type="float" office:value="203.42" calcext:value-type="float">
            <text:p>203.42</text:p>
          </table:table-cell>
          <table:table-cell office:value-type="float" office:value="362.536" calcext:value-type="float">
            <text:p>362.536</text:p>
          </table:table-cell>
          <table:table-cell office:value-type="float" office:value="203.42" calcext:value-type="float">
            <text:p>203.42</text:p>
          </table:table-cell>
          <table:table-cell office:value-type="float" office:value="61" calcext:value-type="float">
            <text:p>61</text:p>
          </table:table-cell>
          <table:table-cell table:formula="of:=SQRT(([.E9]-[.E8])^2+([.F9]-[.F8])^2)" office:value-type="float" office:value="11.8377141374507" calcext:value-type="float">
            <text:p>11.8377141374507</text:p>
          </table:table-cell>
          <table:table-cell table:formula="of:=180*ATAN2([.E9]-[.E8];[.F9]-[.F8])/PI()" office:value-type="float" office:value="170.518580790927" calcext:value-type="float">
            <text:p>170.51858079092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593" calcext:value-type="float">
            <text:p>1.593</text:p>
          </table:table-cell>
          <table:table-cell office:value-type="float" office:value="475.423" calcext:value-type="float">
            <text:p>475.423</text:p>
          </table:table-cell>
          <table:table-cell office:value-type="float" office:value="217.831" calcext:value-type="float">
            <text:p>217.831</text:p>
          </table:table-cell>
          <table:table-cell office:value-type="float" office:value="475.423" calcext:value-type="float">
            <text:p>475.423</text:p>
          </table:table-cell>
          <table:table-cell office:value-type="float" office:value="217.831" calcext:value-type="float">
            <text:p>217.83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737" calcext:value-type="float">
            <text:p>1.737</text:p>
          </table:table-cell>
          <table:table-cell office:value-type="float" office:value="479.513" calcext:value-type="float">
            <text:p>479.513</text:p>
          </table:table-cell>
          <table:table-cell office:value-type="float" office:value="221.287" calcext:value-type="float">
            <text:p>221.287</text:p>
          </table:table-cell>
          <table:table-cell office:value-type="float" office:value="479.513" calcext:value-type="float">
            <text:p>479.513</text:p>
          </table:table-cell>
          <table:table-cell office:value-type="float" office:value="221.287" calcext:value-type="float">
            <text:p>221.287</text:p>
          </table:table-cell>
          <table:table-cell office:value-type="float" office:value="85" calcext:value-type="float">
            <text:p>85</text:p>
          </table:table-cell>
          <table:table-cell table:formula="of:=SQRT(([.E11]-[.E10])^2+([.F11]-[.F10])^2)" office:value-type="float" office:value="5.35462753139748" calcext:value-type="float">
            <text:p>5.35462753139748</text:p>
          </table:table-cell>
          <table:table-cell table:formula="of:=180*ATAN2([.E11]-[.E10];[.F11]-[.F10])/PI()" office:value-type="float" office:value="40.1974012568495" calcext:value-type="float">
            <text:p>40.197401256849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461.154" calcext:value-type="float">
            <text:p>461.154</text:p>
          </table:table-cell>
          <table:table-cell office:value-type="float" office:value="222.682" calcext:value-type="float">
            <text:p>222.682</text:p>
          </table:table-cell>
          <table:table-cell office:value-type="float" office:value="461.154" calcext:value-type="float">
            <text:p>461.154</text:p>
          </table:table-cell>
          <table:table-cell office:value-type="float" office:value="222.682" calcext:value-type="float">
            <text:p>222.682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58.681" calcext:value-type="float">
            <text:p>458.681</text:p>
          </table:table-cell>
          <table:table-cell office:value-type="float" office:value="219.733" calcext:value-type="float">
            <text:p>219.733</text:p>
          </table:table-cell>
          <table:table-cell office:value-type="float" office:value="458.681" calcext:value-type="float">
            <text:p>458.681</text:p>
          </table:table-cell>
          <table:table-cell office:value-type="float" office:value="219.733" calcext:value-type="float">
            <text:p>219.733</text:p>
          </table:table-cell>
          <table:table-cell office:value-type="float" office:value="90" calcext:value-type="float">
            <text:p>90</text:p>
          </table:table-cell>
          <table:table-cell table:formula="of:=SQRT(([.E13]-[.E12])^2+([.F13]-[.F12])^2)" office:value-type="float" office:value="3.84867899414851" calcext:value-type="float">
            <text:p>3.84867899414851</text:p>
          </table:table-cell>
          <table:table-cell table:formula="of:=180*ATAN2([.E13]-[.E12];[.F13]-[.F12])/PI()" office:value-type="float" office:value="-129.982838815502" calcext:value-type="float">
            <text:p>-129.98283881550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027" calcext:value-type="float">
            <text:p>2.027</text:p>
          </table:table-cell>
          <table:table-cell office:value-type="float" office:value="528.338" calcext:value-type="float">
            <text:p>528.338</text:p>
          </table:table-cell>
          <table:table-cell office:value-type="float" office:value="244.193" calcext:value-type="float">
            <text:p>244.193</text:p>
          </table:table-cell>
          <table:table-cell office:value-type="float" office:value="528.338" calcext:value-type="float">
            <text:p>528.338</text:p>
          </table:table-cell>
          <table:table-cell office:value-type="float" office:value="244.193" calcext:value-type="float">
            <text:p>244.193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537.443" calcext:value-type="float">
            <text:p>537.443</text:p>
          </table:table-cell>
          <table:table-cell office:value-type="float" office:value="225.631" calcext:value-type="float">
            <text:p>225.631</text:p>
          </table:table-cell>
          <table:table-cell office:value-type="float" office:value="537.443" calcext:value-type="float">
            <text:p>537.443</text:p>
          </table:table-cell>
          <table:table-cell office:value-type="float" office:value="225.631" calcext:value-type="float">
            <text:p>225.631</text:p>
          </table:table-cell>
          <table:table-cell office:value-type="float" office:value="129" calcext:value-type="float">
            <text:p>129</text:p>
          </table:table-cell>
          <table:table-cell table:formula="of:=SQRT(([.E15]-[.E14])^2+([.F15]-[.F14])^2)" office:value-type="float" office:value="20.6748366136229" calcext:value-type="float">
            <text:p>20.6748366136229</text:p>
          </table:table-cell>
          <table:table-cell table:formula="of:=180*ATAN2([.E15]-[.E14];[.F15]-[.F14])/PI()" office:value-type="float" office:value="-63.871205818301" calcext:value-type="float">
            <text:p>-63.871205818301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461.344" calcext:value-type="float">
            <text:p>461.344</text:p>
          </table:table-cell>
          <table:table-cell office:value-type="float" office:value="205.401" calcext:value-type="float">
            <text:p>205.401</text:p>
          </table:table-cell>
          <table:table-cell office:value-type="float" office:value="461.344" calcext:value-type="float">
            <text:p>461.344</text:p>
          </table:table-cell>
          <table:table-cell office:value-type="float" office:value="205.401" calcext:value-type="float">
            <text:p>205.401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485.189" calcext:value-type="float">
            <text:p>485.189</text:p>
          </table:table-cell>
          <table:table-cell office:value-type="float" office:value="180.543" calcext:value-type="float">
            <text:p>180.543</text:p>
          </table:table-cell>
          <table:table-cell office:value-type="float" office:value="485.189" calcext:value-type="float">
            <text:p>485.189</text:p>
          </table:table-cell>
          <table:table-cell office:value-type="float" office:value="180.543" calcext:value-type="float">
            <text:p>180.543</text:p>
          </table:table-cell>
          <table:table-cell office:value-type="float" office:value="134" calcext:value-type="float">
            <text:p>134</text:p>
          </table:table-cell>
          <table:table-cell table:formula="of:=SQRT(([.E17]-[.E16])^2+([.F17]-[.F16])^2)" office:value-type="float" office:value="34.4456701052542" calcext:value-type="float">
            <text:p>34.4456701052542</text:p>
          </table:table-cell>
          <table:table-cell table:formula="of:=180*ATAN2([.E17]-[.E16];[.F17]-[.F16])/PI()" office:value-type="float" office:value="-46.1915540512264" calcext:value-type="float">
            <text:p>-46.191554051226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95.018" calcext:value-type="float">
            <text:p>495.018</text:p>
          </table:table-cell>
          <table:table-cell office:value-type="float" office:value="234.572" calcext:value-type="float">
            <text:p>234.572</text:p>
          </table:table-cell>
          <table:table-cell office:value-type="float" office:value="495.018" calcext:value-type="float">
            <text:p>495.018</text:p>
          </table:table-cell>
          <table:table-cell office:value-type="float" office:value="234.572" calcext:value-type="float">
            <text:p>234.572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485.315" calcext:value-type="float">
            <text:p>485.315</text:p>
          </table:table-cell>
          <table:table-cell office:value-type="float" office:value="230.006" calcext:value-type="float">
            <text:p>230.006</text:p>
          </table:table-cell>
          <table:table-cell office:value-type="float" office:value="485.315" calcext:value-type="float">
            <text:p>485.315</text:p>
          </table:table-cell>
          <table:table-cell office:value-type="float" office:value="230.006" calcext:value-type="float">
            <text:p>230.006</text:p>
          </table:table-cell>
          <table:table-cell office:value-type="float" office:value="139" calcext:value-type="float">
            <text:p>139</text:p>
          </table:table-cell>
          <table:table-cell table:formula="of:=SQRT(([.E19]-[.E18])^2+([.F19]-[.F18])^2)" office:value-type="float" office:value="10.7236451358668" calcext:value-type="float">
            <text:p>10.7236451358668</text:p>
          </table:table-cell>
          <table:table-cell table:formula="of:=180*ATAN2([.E19]-[.E18];[.F19]-[.F18])/PI()" office:value-type="float" office:value="-154.7994451064" calcext:value-type="float">
            <text:p>-154.799445106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51.071" calcext:value-type="float">
            <text:p>451.071</text:p>
          </table:table-cell>
          <table:table-cell office:value-type="float" office:value="222.016" calcext:value-type="float">
            <text:p>222.016</text:p>
          </table:table-cell>
          <table:table-cell office:value-type="float" office:value="451.071" calcext:value-type="float">
            <text:p>451.071</text:p>
          </table:table-cell>
          <table:table-cell office:value-type="float" office:value="222.016" calcext:value-type="float">
            <text:p>222.016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49.93" calcext:value-type="float">
            <text:p>449.93</text:p>
          </table:table-cell>
          <table:table-cell office:value-type="float" office:value="222.397" calcext:value-type="float">
            <text:p>222.397</text:p>
          </table:table-cell>
          <table:table-cell office:value-type="float" office:value="449.93" calcext:value-type="float">
            <text:p>449.93</text:p>
          </table:table-cell>
          <table:table-cell office:value-type="float" office:value="222.397" calcext:value-type="float">
            <text:p>222.397</text:p>
          </table:table-cell>
          <table:table-cell office:value-type="float" office:value="144" calcext:value-type="float">
            <text:p>144</text:p>
          </table:table-cell>
          <table:table-cell table:formula="of:=SQRT(([.E21]-[.E20])^2+([.F21]-[.F20])^2)" office:value-type="float" office:value="1.20293058818871" calcext:value-type="float">
            <text:p>1.20293058818871</text:p>
          </table:table-cell>
          <table:table-cell table:formula="of:=180*ATAN2([.E21]-[.E20];[.F21]-[.F20])/PI()" office:value-type="float" office:value="161.534927215862" calcext:value-type="float">
            <text:p>161.53492721586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332.739" calcext:value-type="float">
            <text:p>332.739</text:p>
          </table:table-cell>
          <table:table-cell office:value-type="float" office:value="246.748" calcext:value-type="float">
            <text:p>246.748</text:p>
          </table:table-cell>
          <table:table-cell office:value-type="float" office:value="332.739" calcext:value-type="float">
            <text:p>332.739</text:p>
          </table:table-cell>
          <table:table-cell office:value-type="float" office:value="246.748" calcext:value-type="float">
            <text:p>246.748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332.739" calcext:value-type="float">
            <text:p>332.739</text:p>
          </table:table-cell>
          <table:table-cell office:value-type="float" office:value="246.748" calcext:value-type="float">
            <text:p>246.748</text:p>
          </table:table-cell>
          <table:table-cell office:value-type="float" office:value="332.739" calcext:value-type="float">
            <text:p>332.739</text:p>
          </table:table-cell>
          <table:table-cell office:value-type="float" office:value="246.748" calcext:value-type="float">
            <text:p>246.748</text:p>
          </table:table-cell>
          <table:table-cell office:value-type="float" office:value="133" calcext:value-type="float">
            <text:p>133</text:p>
          </table:table-cell>
          <table:table-cell table:formula="of:=SQRT(([.E23]-[.E22])^2+([.F23]-[.F22])^2)" office:value-type="float" office:value="0" calcext:value-type="float">
            <text:p>0</text:p>
          </table:table-cell>
          <table:table-cell table:formula="of:=180*ATAN2([.E23]-[.E22];[.F23]-[.F22])/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334.134" calcext:value-type="float">
            <text:p>334.134</text:p>
          </table:table-cell>
          <table:table-cell office:value-type="float" office:value="210.348" calcext:value-type="float">
            <text:p>210.348</text:p>
          </table:table-cell>
          <table:table-cell office:value-type="float" office:value="334.134" calcext:value-type="float">
            <text:p>334.134</text:p>
          </table:table-cell>
          <table:table-cell office:value-type="float" office:value="210.348" calcext:value-type="float">
            <text:p>210.348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345.295" calcext:value-type="float">
            <text:p>345.295</text:p>
          </table:table-cell>
          <table:table-cell office:value-type="float" office:value="202.611" calcext:value-type="float">
            <text:p>202.611</text:p>
          </table:table-cell>
          <table:table-cell office:value-type="float" office:value="345.295" calcext:value-type="float">
            <text:p>345.295</text:p>
          </table:table-cell>
          <table:table-cell office:value-type="float" office:value="202.611" calcext:value-type="float">
            <text:p>202.611</text:p>
          </table:table-cell>
          <table:table-cell office:value-type="float" office:value="138" calcext:value-type="float">
            <text:p>138</text:p>
          </table:table-cell>
          <table:table-cell table:formula="of:=SQRT(([.E25]-[.E24])^2+([.F25]-[.F24])^2)" office:value-type="float" office:value="13.5804672231849" calcext:value-type="float">
            <text:p>13.5804672231849</text:p>
          </table:table-cell>
          <table:table-cell table:formula="of:=180*ATAN2([.E25]-[.E24];[.F25]-[.F24])/PI()" office:value-type="float" office:value="-34.7303753578551" calcext:value-type="float">
            <text:p>-34.7303753578551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257.402" calcext:value-type="float">
            <text:p>257.402</text:p>
          </table:table-cell>
          <table:table-cell office:value-type="float" office:value="261.016" calcext:value-type="float">
            <text:p>261.016</text:p>
          </table:table-cell>
          <table:table-cell office:value-type="float" office:value="257.402" calcext:value-type="float">
            <text:p>257.402</text:p>
          </table:table-cell>
          <table:table-cell office:value-type="float" office:value="261.016" calcext:value-type="float">
            <text:p>261.016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258.543" calcext:value-type="float">
            <text:p>258.543</text:p>
          </table:table-cell>
          <table:table-cell office:value-type="float" office:value="257.782" calcext:value-type="float">
            <text:p>257.782</text:p>
          </table:table-cell>
          <table:table-cell office:value-type="float" office:value="258.543" calcext:value-type="float">
            <text:p>258.543</text:p>
          </table:table-cell>
          <table:table-cell office:value-type="float" office:value="257.782" calcext:value-type="float">
            <text:p>257.782</text:p>
          </table:table-cell>
          <table:table-cell office:value-type="float" office:value="144" calcext:value-type="float">
            <text:p>144</text:p>
          </table:table-cell>
          <table:table-cell table:formula="of:=SQRT(([.E27]-[.E26])^2+([.F27]-[.F26])^2)" office:value-type="float" office:value="3.4293785151249" calcext:value-type="float">
            <text:p>3.4293785151249</text:p>
          </table:table-cell>
          <table:table-cell table:formula="of:=180*ATAN2([.E27]-[.E26];[.F27]-[.F26])/PI()" office:value-type="float" office:value="-70.566452465672" calcext:value-type="float">
            <text:p>-70.56645246567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276.553" calcext:value-type="float">
            <text:p>276.553</text:p>
          </table:table-cell>
          <table:table-cell office:value-type="float" office:value="263.997" calcext:value-type="float">
            <text:p>263.997</text:p>
          </table:table-cell>
          <table:table-cell office:value-type="float" office:value="276.553" calcext:value-type="float">
            <text:p>276.553</text:p>
          </table:table-cell>
          <table:table-cell office:value-type="float" office:value="263.997" calcext:value-type="float">
            <text:p>263.997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270.719" calcext:value-type="float">
            <text:p>270.719</text:p>
          </table:table-cell>
          <table:table-cell office:value-type="float" office:value="260.065" calcext:value-type="float">
            <text:p>260.065</text:p>
          </table:table-cell>
          <table:table-cell office:value-type="float" office:value="270.719" calcext:value-type="float">
            <text:p>270.719</text:p>
          </table:table-cell>
          <table:table-cell office:value-type="float" office:value="260.065" calcext:value-type="float">
            <text:p>260.065</text:p>
          </table:table-cell>
          <table:table-cell office:value-type="float" office:value="142" calcext:value-type="float">
            <text:p>142</text:p>
          </table:table-cell>
          <table:table-cell table:formula="of:=SQRT(([.E29]-[.E28])^2+([.F29]-[.F28])^2)" office:value-type="float" office:value="7.03535215891857" calcext:value-type="float">
            <text:p>7.03535215891857</text:p>
          </table:table-cell>
          <table:table-cell table:formula="of:=180*ATAN2([.E29]-[.E28];[.F29]-[.F28])/PI()" office:value-type="float" office:value="-146.020813277838" calcext:value-type="float">
            <text:p>-146.02081327783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503.198" calcext:value-type="float">
            <text:p>503.198</text:p>
          </table:table-cell>
          <table:table-cell office:value-type="float" office:value="121.757" calcext:value-type="float">
            <text:p>121.757</text:p>
          </table:table-cell>
          <table:table-cell office:value-type="float" office:value="503.198" calcext:value-type="float">
            <text:p>503.198</text:p>
          </table:table-cell>
          <table:table-cell office:value-type="float" office:value="121.757" calcext:value-type="float">
            <text:p>121.75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303" calcext:value-type="float">
            <text:p>1.303</text:p>
          </table:table-cell>
          <table:table-cell office:value-type="float" office:value="514.994" calcext:value-type="float">
            <text:p>514.994</text:p>
          </table:table-cell>
          <table:table-cell office:value-type="float" office:value="121.609" calcext:value-type="float">
            <text:p>121.609</text:p>
          </table:table-cell>
          <table:table-cell office:value-type="float" office:value="514.994" calcext:value-type="float">
            <text:p>514.994</text:p>
          </table:table-cell>
          <table:table-cell office:value-type="float" office:value="121.609" calcext:value-type="float">
            <text:p>121.609</text:p>
          </table:table-cell>
          <table:table-cell office:value-type="float" office:value="28" calcext:value-type="float">
            <text:p>28</text:p>
          </table:table-cell>
          <table:table-cell table:formula="of:=SQRT(([.E31]-[.E30])^2+([.F31]-[.F30])^2)" office:value-type="float" office:value="11.7969284137864" calcext:value-type="float">
            <text:p>11.7969284137864</text:p>
          </table:table-cell>
          <table:table-cell table:formula="of:=180*ATAN2([.E31]-[.E30];[.F31]-[.F30])/PI()" office:value-type="float" office:value="-0.718830998137625" calcext:value-type="float">
            <text:p>-0.71883099813762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77.896" calcext:value-type="float">
            <text:p>477.896</text:p>
          </table:table-cell>
          <table:table-cell office:value-type="float" office:value="107.489" calcext:value-type="float">
            <text:p>107.489</text:p>
          </table:table-cell>
          <table:table-cell office:value-type="float" office:value="477.896" calcext:value-type="float">
            <text:p>477.896</text:p>
          </table:table-cell>
          <table:table-cell office:value-type="float" office:value="107.489" calcext:value-type="float">
            <text:p>107.489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027" calcext:value-type="float">
            <text:p>2.027</text:p>
          </table:table-cell>
          <table:table-cell office:value-type="float" office:value="478.303" calcext:value-type="float">
            <text:p>478.303</text:p>
          </table:table-cell>
          <table:table-cell office:value-type="float" office:value="107.108" calcext:value-type="float">
            <text:p>107.108</text:p>
          </table:table-cell>
          <table:table-cell office:value-type="float" office:value="478.303" calcext:value-type="float">
            <text:p>478.303</text:p>
          </table:table-cell>
          <table:table-cell office:value-type="float" office:value="107.108" calcext:value-type="float">
            <text:p>107.108</text:p>
          </table:table-cell>
          <table:table-cell office:value-type="float" office:value="33" calcext:value-type="float">
            <text:p>33</text:p>
          </table:table-cell>
          <table:table-cell table:formula="of:=SQRT(([.E33]-[.E32])^2+([.F33]-[.F32])^2)" office:value-type="float" office:value="0.557503363218542" calcext:value-type="float">
            <text:p>0.557503363218542</text:p>
          </table:table-cell>
          <table:table-cell table:formula="of:=180*ATAN2([.E33]-[.E32];[.F33]-[.F32])/PI()" office:value-type="float" office:value="-43.1102156992894" calcext:value-type="float">
            <text:p>-43.110215699289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158" calcext:value-type="float">
            <text:p>1.158</text:p>
          </table:table-cell>
          <table:table-cell office:value-type="float" office:value="381.251" calcext:value-type="float">
            <text:p>381.251</text:p>
          </table:table-cell>
          <table:table-cell office:value-type="float" office:value="134.884" calcext:value-type="float">
            <text:p>134.884</text:p>
          </table:table-cell>
          <table:table-cell office:value-type="float" office:value="381.251" calcext:value-type="float">
            <text:p>381.251</text:p>
          </table:table-cell>
          <table:table-cell office:value-type="float" office:value="134.884" calcext:value-type="float">
            <text:p>134.88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386.451" calcext:value-type="float">
            <text:p>386.451</text:p>
          </table:table-cell>
          <table:table-cell office:value-type="float" office:value="134.503" calcext:value-type="float">
            <text:p>134.503</text:p>
          </table:table-cell>
          <table:table-cell office:value-type="float" office:value="386.451" calcext:value-type="float">
            <text:p>386.451</text:p>
          </table:table-cell>
          <table:table-cell office:value-type="float" office:value="134.503" calcext:value-type="float">
            <text:p>134.503</text:p>
          </table:table-cell>
          <table:table-cell office:value-type="float" office:value="38" calcext:value-type="float">
            <text:p>38</text:p>
          </table:table-cell>
          <table:table-cell table:formula="of:=SQRT(([.E35]-[.E34])^2+([.F35]-[.F34])^2)" office:value-type="float" office:value="5.21393910589685" calcext:value-type="float">
            <text:p>5.21393910589685</text:p>
          </table:table-cell>
          <table:table-cell table:formula="of:=180*ATAN2([.E35]-[.E34];[.F35]-[.F34])/PI()" office:value-type="float" office:value="-4.19052961082085" calcext:value-type="float">
            <text:p>-4.1905296108208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448" calcext:value-type="float">
            <text:p>1.448</text:p>
          </table:table-cell>
          <table:table-cell office:value-type="float" office:value="387.567" calcext:value-type="float">
            <text:p>387.567</text:p>
          </table:table-cell>
          <table:table-cell office:value-type="float" office:value="147.782" calcext:value-type="float">
            <text:p>147.782</text:p>
          </table:table-cell>
          <table:table-cell office:value-type="float" office:value="387.567" calcext:value-type="float">
            <text:p>387.567</text:p>
          </table:table-cell>
          <table:table-cell office:value-type="float" office:value="147.782" calcext:value-type="float">
            <text:p>147.78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158" calcext:value-type="float">
            <text:p>1.158</text:p>
          </table:table-cell>
          <table:table-cell office:value-type="float" office:value="402.844" calcext:value-type="float">
            <text:p>402.844</text:p>
          </table:table-cell>
          <table:table-cell office:value-type="float" office:value="148.629" calcext:value-type="float">
            <text:p>148.629</text:p>
          </table:table-cell>
          <table:table-cell office:value-type="float" office:value="402.844" calcext:value-type="float">
            <text:p>402.844</text:p>
          </table:table-cell>
          <table:table-cell office:value-type="float" office:value="148.629" calcext:value-type="float">
            <text:p>148.629</text:p>
          </table:table-cell>
          <table:table-cell office:value-type="float" office:value="88" calcext:value-type="float">
            <text:p>88</text:p>
          </table:table-cell>
          <table:table-cell table:formula="of:=SQRT(([.E37]-[.E36])^2+([.F37]-[.F36])^2)" office:value-type="float" office:value="15.3004620191679" calcext:value-type="float">
            <text:p>15.3004620191679</text:p>
          </table:table-cell>
          <table:table-cell table:formula="of:=180*ATAN2([.E37]-[.E36];[.F37]-[.F36])/PI()" office:value-type="float" office:value="3.17339082812812" calcext:value-type="float">
            <text:p>3.1733908281281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509.438" calcext:value-type="float">
            <text:p>509.438</text:p>
          </table:table-cell>
          <table:table-cell office:value-type="float" office:value="147.668" calcext:value-type="float">
            <text:p>147.668</text:p>
          </table:table-cell>
          <table:table-cell office:value-type="float" office:value="509.438" calcext:value-type="float">
            <text:p>509.438</text:p>
          </table:table-cell>
          <table:table-cell office:value-type="float" office:value="147.668" calcext:value-type="float">
            <text:p>147.66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516.896" calcext:value-type="float">
            <text:p>516.896</text:p>
          </table:table-cell>
          <table:table-cell office:value-type="float" office:value="157.713" calcext:value-type="float">
            <text:p>157.713</text:p>
          </table:table-cell>
          <table:table-cell office:value-type="float" office:value="516.896" calcext:value-type="float">
            <text:p>516.896</text:p>
          </table:table-cell>
          <table:table-cell office:value-type="float" office:value="157.713" calcext:value-type="float">
            <text:p>157.713</text:p>
          </table:table-cell>
          <table:table-cell office:value-type="float" office:value="93" calcext:value-type="float">
            <text:p>93</text:p>
          </table:table-cell>
          <table:table-cell table:formula="of:=SQRT(([.E39]-[.E38])^2+([.F39]-[.F38])^2)" office:value-type="float" office:value="12.5109467667319" calcext:value-type="float">
            <text:p>12.5109467667319</text:p>
          </table:table-cell>
          <table:table-cell table:formula="of:=180*ATAN2([.E39]-[.E38];[.F39]-[.F38])/PI()" office:value-type="float" office:value="53.4076303366928" calcext:value-type="float">
            <text:p>53.407630336692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461" calcext:value-type="float">
            <text:p>2.461</text:p>
          </table:table-cell>
          <table:table-cell office:value-type="float" office:value="507.317" calcext:value-type="float">
            <text:p>507.317</text:p>
          </table:table-cell>
          <table:table-cell office:value-type="float" office:value="134.839" calcext:value-type="float">
            <text:p>134.839</text:p>
          </table:table-cell>
          <table:table-cell office:value-type="float" office:value="507.317" calcext:value-type="float">
            <text:p>507.317</text:p>
          </table:table-cell>
          <table:table-cell office:value-type="float" office:value="134.839" calcext:value-type="float">
            <text:p>134.839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606" calcext:value-type="float">
            <text:p>2.606</text:p>
          </table:table-cell>
          <table:table-cell office:value-type="float" office:value="503.558" calcext:value-type="float">
            <text:p>503.558</text:p>
          </table:table-cell>
          <table:table-cell office:value-type="float" office:value="138.055" calcext:value-type="float">
            <text:p>138.055</text:p>
          </table:table-cell>
          <table:table-cell office:value-type="float" office:value="503.558" calcext:value-type="float">
            <text:p>503.558</text:p>
          </table:table-cell>
          <table:table-cell office:value-type="float" office:value="138.055" calcext:value-type="float">
            <text:p>138.055</text:p>
          </table:table-cell>
          <table:table-cell office:value-type="float" office:value="98" calcext:value-type="float">
            <text:p>98</text:p>
          </table:table-cell>
          <table:table-cell table:formula="of:=SQRT(([.E41]-[.E40])^2+([.F41]-[.F40])^2)" office:value-type="float" office:value="4.94699272285701" calcext:value-type="float">
            <text:p>4.94699272285701</text:p>
          </table:table-cell>
          <table:table-cell table:formula="of:=180*ATAN2([.E41]-[.E40];[.F41]-[.F40])/PI()" office:value-type="float" office:value="139.451467355025" calcext:value-type="float">
            <text:p>139.45146735502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71.998" calcext:value-type="float">
            <text:p>471.998</text:p>
          </table:table-cell>
          <table:table-cell office:value-type="float" office:value="135.264" calcext:value-type="float">
            <text:p>135.264</text:p>
          </table:table-cell>
          <table:table-cell office:value-type="float" office:value="471.998" calcext:value-type="float">
            <text:p>471.998</text:p>
          </table:table-cell>
          <table:table-cell office:value-type="float" office:value="135.264" calcext:value-type="float">
            <text:p>135.264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71.237" calcext:value-type="float">
            <text:p>471.237</text:p>
          </table:table-cell>
          <table:table-cell office:value-type="float" office:value="140.591" calcext:value-type="float">
            <text:p>140.591</text:p>
          </table:table-cell>
          <table:table-cell office:value-type="float" office:value="471.237" calcext:value-type="float">
            <text:p>471.237</text:p>
          </table:table-cell>
          <table:table-cell office:value-type="float" office:value="140.591" calcext:value-type="float">
            <text:p>140.591</text:p>
          </table:table-cell>
          <table:table-cell office:value-type="float" office:value="103" calcext:value-type="float">
            <text:p>103</text:p>
          </table:table-cell>
          <table:table-cell table:formula="of:=SQRT(([.E43]-[.E42])^2+([.F43]-[.F42])^2)" office:value-type="float" office:value="5.38108260482962" calcext:value-type="float">
            <text:p>5.38108260482962</text:p>
          </table:table-cell>
          <table:table-cell table:formula="of:=180*ATAN2([.E43]-[.E42];[.F43]-[.F42])/PI()" office:value-type="float" office:value="98.1301023541556" calcext:value-type="float">
            <text:p>98.130102354155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450.995" calcext:value-type="float">
            <text:p>450.995</text:p>
          </table:table-cell>
          <table:table-cell office:value-type="float" office:value="110.989" calcext:value-type="float">
            <text:p>110.989</text:p>
          </table:table-cell>
          <table:table-cell office:value-type="float" office:value="450.995" calcext:value-type="float">
            <text:p>450.995</text:p>
          </table:table-cell>
          <table:table-cell office:value-type="float" office:value="110.989" calcext:value-type="float">
            <text:p>110.989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455.257" calcext:value-type="float">
            <text:p>455.257</text:p>
          </table:table-cell>
          <table:table-cell office:value-type="float" office:value="110.532" calcext:value-type="float">
            <text:p>110.532</text:p>
          </table:table-cell>
          <table:table-cell office:value-type="float" office:value="455.257" calcext:value-type="float">
            <text:p>455.257</text:p>
          </table:table-cell>
          <table:table-cell office:value-type="float" office:value="110.532" calcext:value-type="float">
            <text:p>110.532</text:p>
          </table:table-cell>
          <table:table-cell office:value-type="float" office:value="108" calcext:value-type="float">
            <text:p>108</text:p>
          </table:table-cell>
          <table:table-cell table:formula="of:=SQRT(([.E45]-[.E44])^2+([.F45]-[.F44])^2)" office:value-type="float" office:value="4.28643126621669" calcext:value-type="float">
            <text:p>4.28643126621669</text:p>
          </table:table-cell>
          <table:table-cell table:formula="of:=180*ATAN2([.E45]-[.E44];[.F45]-[.F44])/PI()" office:value-type="float" office:value="-6.12025024869681" calcext:value-type="float">
            <text:p>-6.12025024869681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33.257" calcext:value-type="float">
            <text:p>533.257</text:p>
          </table:table-cell>
          <table:table-cell office:value-type="float" office:value="182.826" calcext:value-type="float">
            <text:p>182.826</text:p>
          </table:table-cell>
          <table:table-cell office:value-type="float" office:value="533.257" calcext:value-type="float">
            <text:p>533.257</text:p>
          </table:table-cell>
          <table:table-cell office:value-type="float" office:value="182.826" calcext:value-type="float">
            <text:p>182.826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3.04" calcext:value-type="float">
            <text:p>3.04</text:p>
          </table:table-cell>
          <table:table-cell office:value-type="float" office:value="534.453" calcext:value-type="float">
            <text:p>534.453</text:p>
          </table:table-cell>
          <table:table-cell office:value-type="float" office:value="181.865" calcext:value-type="float">
            <text:p>181.865</text:p>
          </table:table-cell>
          <table:table-cell office:value-type="float" office:value="534.453" calcext:value-type="float">
            <text:p>534.453</text:p>
          </table:table-cell>
          <table:table-cell office:value-type="float" office:value="181.865" calcext:value-type="float">
            <text:p>181.865</text:p>
          </table:table-cell>
          <table:table-cell office:value-type="float" office:value="136" calcext:value-type="float">
            <text:p>136</text:p>
          </table:table-cell>
          <table:table-cell table:formula="of:=SQRT(([.E47]-[.E46])^2+([.F47]-[.F46])^2)" office:value-type="float" office:value="1.53425454211485" calcext:value-type="float">
            <text:p>1.53425454211485</text:p>
          </table:table-cell>
          <table:table-cell table:formula="of:=180*ATAN2([.E47]-[.E46];[.F47]-[.F46])/PI()" office:value-type="float" office:value="-38.7822847949193" calcext:value-type="float">
            <text:p>-38.7822847949193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73.589" calcext:value-type="float">
            <text:p>573.589</text:p>
          </table:table-cell>
          <table:table-cell office:value-type="float" office:value="182.445" calcext:value-type="float">
            <text:p>182.445</text:p>
          </table:table-cell>
          <table:table-cell office:value-type="float" office:value="573.589" calcext:value-type="float">
            <text:p>573.589</text:p>
          </table:table-cell>
          <table:table-cell office:value-type="float" office:value="182.445" calcext:value-type="float">
            <text:p>182.445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64.077" calcext:value-type="float">
            <text:p>564.077</text:p>
          </table:table-cell>
          <table:table-cell office:value-type="float" office:value="173.313" calcext:value-type="float">
            <text:p>173.313</text:p>
          </table:table-cell>
          <table:table-cell office:value-type="float" office:value="564.077" calcext:value-type="float">
            <text:p>564.077</text:p>
          </table:table-cell>
          <table:table-cell office:value-type="float" office:value="173.313" calcext:value-type="float">
            <text:p>173.313</text:p>
          </table:table-cell>
          <table:table-cell office:value-type="float" office:value="141" calcext:value-type="float">
            <text:p>141</text:p>
          </table:table-cell>
          <table:table-cell table:formula="of:=SQRT(([.E49]-[.E48])^2+([.F49]-[.F48])^2)" office:value-type="float" office:value="13.1860368572214" calcext:value-type="float">
            <text:p>13.1860368572214</text:p>
          </table:table-cell>
          <table:table-cell table:formula="of:=180*ATAN2([.E49]-[.E48];[.F49]-[.F48])/PI()" office:value-type="float" office:value="-136.16763473819" calcext:value-type="float">
            <text:p>-136.1676347381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10.428" calcext:value-type="float">
            <text:p>510.428</text:p>
          </table:table-cell>
          <table:table-cell office:value-type="float" office:value="174.455" calcext:value-type="float">
            <text:p>174.455</text:p>
          </table:table-cell>
          <table:table-cell office:value-type="float" office:value="510.428" calcext:value-type="float">
            <text:p>510.428</text:p>
          </table:table-cell>
          <table:table-cell office:value-type="float" office:value="174.455" calcext:value-type="float">
            <text:p>174.455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013" calcext:value-type="float">
            <text:p>1.013</text:p>
          </table:table-cell>
          <table:table-cell office:value-type="float" office:value="514.559" calcext:value-type="float">
            <text:p>514.559</text:p>
          </table:table-cell>
          <table:table-cell office:value-type="float" office:value="170.324" calcext:value-type="float">
            <text:p>170.324</text:p>
          </table:table-cell>
          <table:table-cell office:value-type="float" office:value="514.559" calcext:value-type="float">
            <text:p>514.559</text:p>
          </table:table-cell>
          <table:table-cell office:value-type="float" office:value="170.324" calcext:value-type="float">
            <text:p>170.324</text:p>
          </table:table-cell>
          <table:table-cell office:value-type="float" office:value="146" calcext:value-type="float">
            <text:p>146</text:p>
          </table:table-cell>
          <table:table-cell table:formula="of:=SQRT(([.E51]-[.E50])^2+([.F51]-[.F50])^2)" office:value-type="float" office:value="5.84211622616324" calcext:value-type="float">
            <text:p>5.84211622616324</text:p>
          </table:table-cell>
          <table:table-cell table:formula="of:=180*ATAN2([.E51]-[.E50];[.F51]-[.F50])/PI()" office:value-type="float" office:value="-45.0000000000002" calcext:value-type="float">
            <text:p>-45.000000000000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97.872" calcext:value-type="float">
            <text:p>497.872</text:p>
          </table:table-cell>
          <table:table-cell office:value-type="float" office:value="171.411" calcext:value-type="float">
            <text:p>171.411</text:p>
          </table:table-cell>
          <table:table-cell office:value-type="float" office:value="497.872" calcext:value-type="float">
            <text:p>497.872</text:p>
          </table:table-cell>
          <table:table-cell office:value-type="float" office:value="171.411" calcext:value-type="float">
            <text:p>171.411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512.33" calcext:value-type="float">
            <text:p>512.33</text:p>
          </table:table-cell>
          <table:table-cell office:value-type="float" office:value="163.497" calcext:value-type="float">
            <text:p>163.497</text:p>
          </table:table-cell>
          <table:table-cell office:value-type="float" office:value="512.33" calcext:value-type="float">
            <text:p>512.33</text:p>
          </table:table-cell>
          <table:table-cell office:value-type="float" office:value="163.497" calcext:value-type="float">
            <text:p>163.497</text:p>
          </table:table-cell>
          <table:table-cell office:value-type="float" office:value="151" calcext:value-type="float">
            <text:p>151</text:p>
          </table:table-cell>
          <table:table-cell table:formula="of:=SQRT(([.E53]-[.E52])^2+([.F53]-[.F52])^2)" office:value-type="float" office:value="16.4822680478143" calcext:value-type="float">
            <text:p>16.4822680478143</text:p>
          </table:table-cell>
          <table:table-cell table:formula="of:=180*ATAN2([.E53]-[.E52];[.F53]-[.F52])/PI()" office:value-type="float" office:value="-28.6953537484398" calcext:value-type="float">
            <text:p>-28.695353748439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487.218" calcext:value-type="float">
            <text:p>487.218</text:p>
          </table:table-cell>
          <table:table-cell office:value-type="float" office:value="152.767" calcext:value-type="float">
            <text:p>152.767</text:p>
          </table:table-cell>
          <table:table-cell office:value-type="float" office:value="487.218" calcext:value-type="float">
            <text:p>487.218</text:p>
          </table:table-cell>
          <table:table-cell office:value-type="float" office:value="152.767" calcext:value-type="float">
            <text:p>152.767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86.647" calcext:value-type="float">
            <text:p>486.647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486.647" calcext:value-type="float">
            <text:p>486.647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156" calcext:value-type="float">
            <text:p>156</text:p>
          </table:table-cell>
          <table:table-cell table:formula="of:=SQRT(([.E55]-[.E54])^2+([.F55]-[.F54])^2)" office:value-type="float" office:value="2.53806422298569" calcext:value-type="float">
            <text:p>2.53806422298569</text:p>
          </table:table-cell>
          <table:table-cell table:formula="of:=180*ATAN2([.E55]-[.E54];[.F55]-[.F54])/PI()" office:value-type="float" office:value="-103.001384942558" calcext:value-type="float">
            <text:p>-103.00138494255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36.232" calcext:value-type="float">
            <text:p>436.232</text:p>
          </table:table-cell>
          <table:table-cell office:value-type="float" office:value="155.43" calcext:value-type="float">
            <text:p>155.43</text:p>
          </table:table-cell>
          <table:table-cell office:value-type="float" office:value="436.232" calcext:value-type="float">
            <text:p>436.232</text:p>
          </table:table-cell>
          <table:table-cell office:value-type="float" office:value="155.43" calcext:value-type="float">
            <text:p>155.43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36.232" calcext:value-type="float">
            <text:p>436.232</text:p>
          </table:table-cell>
          <table:table-cell office:value-type="float" office:value="155.43" calcext:value-type="float">
            <text:p>155.43</text:p>
          </table:table-cell>
          <table:table-cell office:value-type="float" office:value="436.232" calcext:value-type="float">
            <text:p>436.232</text:p>
          </table:table-cell>
          <table:table-cell office:value-type="float" office:value="155.43" calcext:value-type="float">
            <text:p>155.43</text:p>
          </table:table-cell>
          <table:table-cell office:value-type="float" office:value="161" calcext:value-type="float">
            <text:p>161</text:p>
          </table:table-cell>
          <table:table-cell table:formula="of:=SQRT(([.E57]-[.E56])^2+([.F57]-[.F56])^2)" office:value-type="float" office:value="0" calcext:value-type="float">
            <text:p>0</text:p>
          </table:table-cell>
          <table:table-cell table:formula="of:=180*ATAN2([.E57]-[.E56];[.F57]-[.F56])/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47.647" calcext:value-type="float">
            <text:p>447.647</text:p>
          </table:table-cell>
          <table:table-cell office:value-type="float" office:value="152.577" calcext:value-type="float">
            <text:p>152.577</text:p>
          </table:table-cell>
          <table:table-cell office:value-type="float" office:value="447.647" calcext:value-type="float">
            <text:p>447.647</text:p>
          </table:table-cell>
          <table:table-cell office:value-type="float" office:value="152.577" calcext:value-type="float">
            <text:p>152.577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450.386" calcext:value-type="float">
            <text:p>450.386</text:p>
          </table:table-cell>
          <table:table-cell office:value-type="float" office:value="154.289" calcext:value-type="float">
            <text:p>154.289</text:p>
          </table:table-cell>
          <table:table-cell office:value-type="float" office:value="450.386" calcext:value-type="float">
            <text:p>450.386</text:p>
          </table:table-cell>
          <table:table-cell office:value-type="float" office:value="154.289" calcext:value-type="float">
            <text:p>154.289</text:p>
          </table:table-cell>
          <table:table-cell office:value-type="float" office:value="166" calcext:value-type="float">
            <text:p>166</text:p>
          </table:table-cell>
          <table:table-cell table:formula="of:=SQRT(([.E59]-[.E58])^2+([.F59]-[.F58])^2)" office:value-type="float" office:value="3.2300255416947" calcext:value-type="float">
            <text:p>3.2300255416947</text:p>
          </table:table-cell>
          <table:table-cell table:formula="of:=180*ATAN2([.E59]-[.E58];[.F59]-[.F58])/PI()" office:value-type="float" office:value="32.0072634843856" calcext:value-type="float">
            <text:p>32.007263484385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241.611" calcext:value-type="float">
            <text:p>241.611</text:p>
          </table:table-cell>
          <table:table-cell office:value-type="float" office:value="193.099" calcext:value-type="float">
            <text:p>193.099</text:p>
          </table:table-cell>
          <table:table-cell office:value-type="float" office:value="241.611" calcext:value-type="float">
            <text:p>241.611</text:p>
          </table:table-cell>
          <table:table-cell office:value-type="float" office:value="193.099" calcext:value-type="float">
            <text:p>193.09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238.758" calcext:value-type="float">
            <text:p>238.758</text:p>
          </table:table-cell>
          <table:table-cell office:value-type="float" office:value="194.621" calcext:value-type="float">
            <text:p>194.621</text:p>
          </table:table-cell>
          <table:table-cell office:value-type="float" office:value="238.758" calcext:value-type="float">
            <text:p>238.758</text:p>
          </table:table-cell>
          <table:table-cell office:value-type="float" office:value="194.621" calcext:value-type="float">
            <text:p>194.621</text:p>
          </table:table-cell>
          <table:table-cell office:value-type="float" office:value="171" calcext:value-type="float">
            <text:p>171</text:p>
          </table:table-cell>
          <table:table-cell table:formula="of:=SQRT(([.E61]-[.E60])^2+([.F61]-[.F60])^2)" office:value-type="float" office:value="3.2335882545556" calcext:value-type="float">
            <text:p>3.2335882545556</text:p>
          </table:table-cell>
          <table:table-cell table:formula="of:=180*ATAN2([.E61]-[.E60];[.F61]-[.F60])/PI()" office:value-type="float" office:value="151.921259318067" calcext:value-type="float">
            <text:p>151.92125931806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246.241" calcext:value-type="float">
            <text:p>246.241</text:p>
          </table:table-cell>
          <table:table-cell office:value-type="float" office:value="186.504" calcext:value-type="float">
            <text:p>186.504</text:p>
          </table:table-cell>
          <table:table-cell office:value-type="float" office:value="246.241" calcext:value-type="float">
            <text:p>246.241</text:p>
          </table:table-cell>
          <table:table-cell office:value-type="float" office:value="186.504" calcext:value-type="float">
            <text:p>186.504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234.572" calcext:value-type="float">
            <text:p>234.572</text:p>
          </table:table-cell>
          <table:table-cell office:value-type="float" office:value="181.684" calcext:value-type="float">
            <text:p>181.684</text:p>
          </table:table-cell>
          <table:table-cell office:value-type="float" office:value="234.572" calcext:value-type="float">
            <text:p>234.572</text:p>
          </table:table-cell>
          <table:table-cell office:value-type="float" office:value="181.684" calcext:value-type="float">
            <text:p>181.684</text:p>
          </table:table-cell>
          <table:table-cell office:value-type="float" office:value="168" calcext:value-type="float">
            <text:p>168</text:p>
          </table:table-cell>
          <table:table-cell table:formula="of:=SQRT(([.E63]-[.E62])^2+([.F63]-[.F62])^2)" office:value-type="float" office:value="12.6252905313106" calcext:value-type="float">
            <text:p>12.6252905313106</text:p>
          </table:table-cell>
          <table:table-cell table:formula="of:=180*ATAN2([.E63]-[.E62];[.F63]-[.F62])/PI()" office:value-type="float" office:value="-157.556425979445" calcext:value-type="float">
            <text:p>-157.55642597944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4.198" calcext:value-type="float">
            <text:p>4.198</text:p>
          </table:table-cell>
          <table:table-cell office:value-type="float" office:value="313.045" calcext:value-type="float">
            <text:p>313.045</text:p>
          </table:table-cell>
          <table:table-cell office:value-type="float" office:value="145.091" calcext:value-type="float">
            <text:p>145.091</text:p>
          </table:table-cell>
          <table:table-cell office:value-type="float" office:value="313.045" calcext:value-type="float">
            <text:p>313.045</text:p>
          </table:table-cell>
          <table:table-cell office:value-type="float" office:value="145.091" calcext:value-type="float">
            <text:p>145.091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461" calcext:value-type="float">
            <text:p>2.461</text:p>
          </table:table-cell>
          <table:table-cell office:value-type="float" office:value="328.621" calcext:value-type="float">
            <text:p>328.621</text:p>
          </table:table-cell>
          <table:table-cell office:value-type="float" office:value="139.517" calcext:value-type="float">
            <text:p>139.517</text:p>
          </table:table-cell>
          <table:table-cell office:value-type="float" office:value="328.621" calcext:value-type="float">
            <text:p>328.621</text:p>
          </table:table-cell>
          <table:table-cell office:value-type="float" office:value="139.517" calcext:value-type="float">
            <text:p>139.517</text:p>
          </table:table-cell>
          <table:table-cell office:value-type="float" office:value="173" calcext:value-type="float">
            <text:p>173</text:p>
          </table:table-cell>
          <table:table-cell table:formula="of:=SQRT(([.E65]-[.E64])^2+([.F65]-[.F64])^2)" office:value-type="float" office:value="16.5433144200308" calcext:value-type="float">
            <text:p>16.5433144200308</text:p>
          </table:table-cell>
          <table:table-cell table:formula="of:=180*ATAN2([.E65]-[.E64];[.F65]-[.F64])/PI()" office:value-type="float" office:value="-19.6901677128765" calcext:value-type="float">
            <text:p>-19.690167712876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181.228" calcext:value-type="float">
            <text:p>181.228</text:p>
          </table:table-cell>
          <table:table-cell office:value-type="float" office:value="224.908" calcext:value-type="float">
            <text:p>224.908</text:p>
          </table:table-cell>
          <table:table-cell office:value-type="float" office:value="181.228" calcext:value-type="float">
            <text:p>181.228</text:p>
          </table:table-cell>
          <table:table-cell office:value-type="float" office:value="224.908" calcext:value-type="float">
            <text:p>224.908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170.65" calcext:value-type="float">
            <text:p>170.65</text:p>
          </table:table-cell>
          <table:table-cell office:value-type="float" office:value="224.299" calcext:value-type="float">
            <text:p>224.299</text:p>
          </table:table-cell>
          <table:table-cell office:value-type="float" office:value="170.65" calcext:value-type="float">
            <text:p>170.65</text:p>
          </table:table-cell>
          <table:table-cell office:value-type="float" office:value="224.299" calcext:value-type="float">
            <text:p>224.299</text:p>
          </table:table-cell>
          <table:table-cell office:value-type="float" office:value="178" calcext:value-type="float">
            <text:p>178</text:p>
          </table:table-cell>
          <table:table-cell table:formula="of:=SQRT(([.E67]-[.E66])^2+([.F67]-[.F66])^2)" office:value-type="float" office:value="10.5955162686865" calcext:value-type="float">
            <text:p>10.5955162686865</text:p>
          </table:table-cell>
          <table:table-cell table:formula="of:=180*ATAN2([.E67]-[.E66];[.F67]-[.F66])/PI()" office:value-type="float" office:value="-176.704986360199" calcext:value-type="float">
            <text:p>-176.70498636019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252.075" calcext:value-type="float">
            <text:p>252.075</text:p>
          </table:table-cell>
          <table:table-cell office:value-type="float" office:value="171.791" calcext:value-type="float">
            <text:p>171.791</text:p>
          </table:table-cell>
          <table:table-cell office:value-type="float" office:value="252.075" calcext:value-type="float">
            <text:p>252.075</text:p>
          </table:table-cell>
          <table:table-cell office:value-type="float" office:value="171.791" calcext:value-type="float">
            <text:p>171.791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260.16" calcext:value-type="float">
            <text:p>260.16</text:p>
          </table:table-cell>
          <table:table-cell office:value-type="float" office:value="172.457" calcext:value-type="float">
            <text:p>172.457</text:p>
          </table:table-cell>
          <table:table-cell office:value-type="float" office:value="260.16" calcext:value-type="float">
            <text:p>260.16</text:p>
          </table:table-cell>
          <table:table-cell office:value-type="float" office:value="172.457" calcext:value-type="float">
            <text:p>172.457</text:p>
          </table:table-cell>
          <table:table-cell office:value-type="float" office:value="202" calcext:value-type="float">
            <text:p>202</text:p>
          </table:table-cell>
          <table:table-cell table:formula="of:=SQRT(([.E69]-[.E68])^2+([.F69]-[.F68])^2)" office:value-type="float" office:value="8.1123844213647" calcext:value-type="float">
            <text:p>8.1123844213647</text:p>
          </table:table-cell>
          <table:table-cell table:formula="of:=180*ATAN2([.E69]-[.E68];[.F69]-[.F68])/PI()" office:value-type="float" office:value="4.70909440774938" calcext:value-type="float">
            <text:p>4.7090944077493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737" calcext:value-type="float">
            <text:p>1.737</text:p>
          </table:table-cell>
          <table:table-cell office:value-type="float" office:value="182.191" calcext:value-type="float">
            <text:p>182.191</text:p>
          </table:table-cell>
          <table:table-cell office:value-type="float" office:value="250.648" calcext:value-type="float">
            <text:p>250.648</text:p>
          </table:table-cell>
          <table:table-cell office:value-type="float" office:value="182.19" calcext:value-type="float">
            <text:p>182.19</text:p>
          </table:table-cell>
          <table:table-cell office:value-type="float" office:value="250.648" calcext:value-type="float">
            <text:p>250.648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751" calcext:value-type="float">
            <text:p>2.751</text:p>
          </table:table-cell>
          <table:table-cell office:value-type="float" office:value="174.875" calcext:value-type="float">
            <text:p>174.875</text:p>
          </table:table-cell>
          <table:table-cell office:value-type="float" office:value="244.305" calcext:value-type="float">
            <text:p>244.305</text:p>
          </table:table-cell>
          <table:table-cell office:value-type="float" office:value="174.876" calcext:value-type="float">
            <text:p>174.876</text:p>
          </table:table-cell>
          <table:table-cell office:value-type="float" office:value="244.304" calcext:value-type="float">
            <text:p>244.304</text:p>
          </table:table-cell>
          <table:table-cell office:value-type="float" office:value="99" calcext:value-type="float">
            <text:p>99</text:p>
          </table:table-cell>
          <table:table-cell table:formula="of:=SQRT(([.E71]-[.E70])^2+([.F71]-[.F70])^2)" office:value-type="float" office:value="9.68199008468816" calcext:value-type="float">
            <text:p>9.68199008468816</text:p>
          </table:table-cell>
          <table:table-cell table:formula="of:=180*ATAN2([.E71]-[.E70];[.F71]-[.F70])/PI()" office:value-type="float" office:value="-139.062362414027" calcext:value-type="float">
            <text:p>-139.06236241402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147.63" calcext:value-type="float">
            <text:p>147.63</text:p>
          </table:table-cell>
          <table:table-cell office:value-type="float" office:value="274.143" calcext:value-type="float">
            <text:p>274.143</text:p>
          </table:table-cell>
          <table:table-cell office:value-type="float" office:value="147.63" calcext:value-type="float">
            <text:p>147.63</text:p>
          </table:table-cell>
          <table:table-cell office:value-type="float" office:value="274.143" calcext:value-type="float">
            <text:p>274.1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149.089" calcext:value-type="float">
            <text:p>149.089</text:p>
          </table:table-cell>
          <table:table-cell office:value-type="float" office:value="260.826" calcext:value-type="float">
            <text:p>260.826</text:p>
          </table:table-cell>
          <table:table-cell office:value-type="float" office:value="149.089" calcext:value-type="float">
            <text:p>149.089</text:p>
          </table:table-cell>
          <table:table-cell office:value-type="float" office:value="260.826" calcext:value-type="float">
            <text:p>260.826</text:p>
          </table:table-cell>
          <table:table-cell office:value-type="float" office:value="105" calcext:value-type="float">
            <text:p>105</text:p>
          </table:table-cell>
          <table:table-cell table:formula="of:=SQRT(([.E73]-[.E72])^2+([.F73]-[.F72])^2)" office:value-type="float" office:value="13.3966850377248" calcext:value-type="float">
            <text:p>13.3966850377248</text:p>
          </table:table-cell>
          <table:table-cell table:formula="of:=180*ATAN2([.E73]-[.E72];[.F73]-[.F72])/PI()" office:value-type="float" office:value="-83.7476561721737" calcext:value-type="float">
            <text:p>-83.747656172173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338.256" calcext:value-type="float">
            <text:p>338.256</text:p>
          </table:table-cell>
          <table:table-cell office:value-type="float" office:value="220.114" calcext:value-type="float">
            <text:p>220.114</text:p>
          </table:table-cell>
          <table:table-cell office:value-type="float" office:value="338.256" calcext:value-type="float">
            <text:p>338.256</text:p>
          </table:table-cell>
          <table:table-cell office:value-type="float" office:value="220.114" calcext:value-type="float">
            <text:p>220.11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350.622" calcext:value-type="float">
            <text:p>350.622</text:p>
          </table:table-cell>
          <table:table-cell office:value-type="float" office:value="219.162" calcext:value-type="float">
            <text:p>219.162</text:p>
          </table:table-cell>
          <table:table-cell office:value-type="float" office:value="350.622" calcext:value-type="float">
            <text:p>350.622</text:p>
          </table:table-cell>
          <table:table-cell office:value-type="float" office:value="219.162" calcext:value-type="float">
            <text:p>219.162</text:p>
          </table:table-cell>
          <table:table-cell office:value-type="float" office:value="105" calcext:value-type="float">
            <text:p>105</text:p>
          </table:table-cell>
          <table:table-cell table:formula="of:=SQRT(([.E75]-[.E74])^2+([.F75]-[.F74])^2)" office:value-type="float" office:value="12.4025908583651" calcext:value-type="float">
            <text:p>12.4025908583651</text:p>
          </table:table-cell>
          <table:table-cell table:formula="of:=180*ATAN2([.E75]-[.E74];[.F75]-[.F74])/PI()" office:value-type="float" office:value="-4.40224847412482" calcext:value-type="float">
            <text:p>-4.4022484741248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367.934" calcext:value-type="float">
            <text:p>367.934</text:p>
          </table:table-cell>
          <table:table-cell office:value-type="float" office:value="211.743" calcext:value-type="float">
            <text:p>211.743</text:p>
          </table:table-cell>
          <table:table-cell office:value-type="float" office:value="367.934" calcext:value-type="float">
            <text:p>367.934</text:p>
          </table:table-cell>
          <table:table-cell office:value-type="float" office:value="211.743" calcext:value-type="float">
            <text:p>211.74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013" calcext:value-type="float">
            <text:p>1.013</text:p>
          </table:table-cell>
          <table:table-cell office:value-type="float" office:value="382.094" calcext:value-type="float">
            <text:p>382.094</text:p>
          </table:table-cell>
          <table:table-cell office:value-type="float" office:value="200.6" calcext:value-type="float">
            <text:p>200.6</text:p>
          </table:table-cell>
          <table:table-cell office:value-type="float" office:value="382.094" calcext:value-type="float">
            <text:p>382.094</text:p>
          </table:table-cell>
          <table:table-cell office:value-type="float" office:value="200.6" calcext:value-type="float">
            <text:p>200.6</text:p>
          </table:table-cell>
          <table:table-cell office:value-type="float" office:value="105" calcext:value-type="float">
            <text:p>105</text:p>
          </table:table-cell>
          <table:table-cell table:formula="of:=SQRT(([.E77]-[.E76])^2+([.F77]-[.F76])^2)" office:value-type="float" office:value="18.0186583573805" calcext:value-type="float">
            <text:p>18.0186583573805</text:p>
          </table:table-cell>
          <table:table-cell table:formula="of:=180*ATAN2([.E77]-[.E76];[.F77]-[.F76])/PI()" office:value-type="float" office:value="-38.2004467062927" calcext:value-type="float">
            <text:p>-38.200446706292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027" calcext:value-type="float">
            <text:p>2.027</text:p>
          </table:table-cell>
          <table:table-cell office:value-type="float" office:value="509.205" calcext:value-type="float">
            <text:p>509.205</text:p>
          </table:table-cell>
          <table:table-cell office:value-type="float" office:value="281.101" calcext:value-type="float">
            <text:p>281.101</text:p>
          </table:table-cell>
          <table:table-cell office:value-type="float" office:value="509.205" calcext:value-type="float">
            <text:p>509.205</text:p>
          </table:table-cell>
          <table:table-cell office:value-type="float" office:value="281.101" calcext:value-type="float">
            <text:p>281.101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303" calcext:value-type="float">
            <text:p>1.303</text:p>
          </table:table-cell>
          <table:table-cell office:value-type="float" office:value="511.231" calcext:value-type="float">
            <text:p>511.231</text:p>
          </table:table-cell>
          <table:table-cell office:value-type="float" office:value="267.717" calcext:value-type="float">
            <text:p>267.717</text:p>
          </table:table-cell>
          <table:table-cell office:value-type="float" office:value="511.231" calcext:value-type="float">
            <text:p>511.231</text:p>
          </table:table-cell>
          <table:table-cell office:value-type="float" office:value="267.717" calcext:value-type="float">
            <text:p>267.717</text:p>
          </table:table-cell>
          <table:table-cell office:value-type="float" office:value="108" calcext:value-type="float">
            <text:p>108</text:p>
          </table:table-cell>
          <table:table-cell table:formula="of:=SQRT(([.E79]-[.E78])^2+([.F79]-[.F78])^2)" office:value-type="float" office:value="13.5364741347221" calcext:value-type="float">
            <text:p>13.5364741347221</text:p>
          </table:table-cell>
          <table:table-cell table:formula="of:=180*ATAN2([.E79]-[.E78];[.F79]-[.F78])/PI()" office:value-type="float" office:value="-81.3922144156196" calcext:value-type="float">
            <text:p>-81.392214415619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14.734" calcext:value-type="float">
            <text:p>414.734</text:p>
          </table:table-cell>
          <table:table-cell office:value-type="float" office:value="220.114" calcext:value-type="float">
            <text:p>220.114</text:p>
          </table:table-cell>
          <table:table-cell office:value-type="float" office:value="414.734" calcext:value-type="float">
            <text:p>414.734</text:p>
          </table:table-cell>
          <table:table-cell office:value-type="float" office:value="220.114" calcext:value-type="float">
            <text:p>220.114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461" calcext:value-type="float">
            <text:p>2.461</text:p>
          </table:table-cell>
          <table:table-cell office:value-type="float" office:value="418.618" calcext:value-type="float">
            <text:p>418.618</text:p>
          </table:table-cell>
          <table:table-cell office:value-type="float" office:value="218.301" calcext:value-type="float">
            <text:p>218.301</text:p>
          </table:table-cell>
          <table:table-cell office:value-type="float" office:value="418.618" calcext:value-type="float">
            <text:p>418.618</text:p>
          </table:table-cell>
          <table:table-cell office:value-type="float" office:value="218.301" calcext:value-type="float">
            <text:p>218.301</text:p>
          </table:table-cell>
          <table:table-cell office:value-type="float" office:value="113" calcext:value-type="float">
            <text:p>113</text:p>
          </table:table-cell>
          <table:table-cell table:formula="of:=SQRT(([.E81]-[.E80])^2+([.F81]-[.F80])^2)" office:value-type="float" office:value="4.28630668524782" calcext:value-type="float">
            <text:p>4.28630668524782</text:p>
          </table:table-cell>
          <table:table-cell table:formula="of:=180*ATAN2([.E81]-[.E80];[.F81]-[.F80])/PI()" office:value-type="float" office:value="-25.0225462589671" calcext:value-type="float">
            <text:p>-25.0225462589671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351.763" calcext:value-type="float">
            <text:p>351.763</text:p>
          </table:table-cell>
          <table:table-cell office:value-type="float" office:value="239.519" calcext:value-type="float">
            <text:p>239.519</text:p>
          </table:table-cell>
          <table:table-cell office:value-type="float" office:value="351.763" calcext:value-type="float">
            <text:p>351.763</text:p>
          </table:table-cell>
          <table:table-cell office:value-type="float" office:value="239.519" calcext:value-type="float">
            <text:p>239.519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344.914" calcext:value-type="float">
            <text:p>344.914</text:p>
          </table:table-cell>
          <table:table-cell office:value-type="float" office:value="241.611" calcext:value-type="float">
            <text:p>241.611</text:p>
          </table:table-cell>
          <table:table-cell office:value-type="float" office:value="344.914" calcext:value-type="float">
            <text:p>344.914</text:p>
          </table:table-cell>
          <table:table-cell office:value-type="float" office:value="241.611" calcext:value-type="float">
            <text:p>241.611</text:p>
          </table:table-cell>
          <table:table-cell office:value-type="float" office:value="112" calcext:value-type="float">
            <text:p>112</text:p>
          </table:table-cell>
          <table:table-cell table:formula="of:=SQRT(([.E83]-[.E82])^2+([.F83]-[.F82])^2)" office:value-type="float" office:value="7.16137312252335" calcext:value-type="float">
            <text:p>7.16137312252335</text:p>
          </table:table-cell>
          <table:table-cell table:formula="of:=180*ATAN2([.E83]-[.E82];[.F83]-[.F82])/PI()" office:value-type="float" office:value="163.014915297657" calcext:value-type="float">
            <text:p>163.01491529765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606" calcext:value-type="float">
            <text:p>2.606</text:p>
          </table:table-cell>
          <table:table-cell office:value-type="float" office:value="420.907" calcext:value-type="float">
            <text:p>420.907</text:p>
          </table:table-cell>
          <table:table-cell office:value-type="float" office:value="234.636" calcext:value-type="float">
            <text:p>234.636</text:p>
          </table:table-cell>
          <table:table-cell office:value-type="float" office:value="420.907" calcext:value-type="float">
            <text:p>420.907</text:p>
          </table:table-cell>
          <table:table-cell office:value-type="float" office:value="234.636" calcext:value-type="float">
            <text:p>234.636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426.815" calcext:value-type="float">
            <text:p>426.815</text:p>
          </table:table-cell>
          <table:table-cell office:value-type="float" office:value="238.948" calcext:value-type="float">
            <text:p>238.948</text:p>
          </table:table-cell>
          <table:table-cell office:value-type="float" office:value="426.815" calcext:value-type="float">
            <text:p>426.815</text:p>
          </table:table-cell>
          <table:table-cell office:value-type="float" office:value="238.948" calcext:value-type="float">
            <text:p>238.948</text:p>
          </table:table-cell>
          <table:table-cell office:value-type="float" office:value="112" calcext:value-type="float">
            <text:p>112</text:p>
          </table:table-cell>
          <table:table-cell table:formula="of:=SQRT(([.E85]-[.E84])^2+([.F85]-[.F84])^2)" office:value-type="float" office:value="7.31421957559385" calcext:value-type="float">
            <text:p>7.31421957559385</text:p>
          </table:table-cell>
          <table:table-cell table:formula="of:=180*ATAN2([.E85]-[.E84];[.F85]-[.F84])/PI()" office:value-type="float" office:value="36.1241294645554" calcext:value-type="float">
            <text:p>36.124129464555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347.502" calcext:value-type="float">
            <text:p>347.502</text:p>
          </table:table-cell>
          <table:table-cell office:value-type="float" office:value="222.473" calcext:value-type="float">
            <text:p>222.473</text:p>
          </table:table-cell>
          <table:table-cell office:value-type="float" office:value="347.502" calcext:value-type="float">
            <text:p>347.502</text:p>
          </table:table-cell>
          <table:table-cell office:value-type="float" office:value="222.473" calcext:value-type="float">
            <text:p>222.473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882" calcext:value-type="float">
            <text:p>1.882</text:p>
          </table:table-cell>
          <table:table-cell office:value-type="float" office:value="341.168" calcext:value-type="float">
            <text:p>341.168</text:p>
          </table:table-cell>
          <table:table-cell office:value-type="float" office:value="222.28" calcext:value-type="float">
            <text:p>222.28</text:p>
          </table:table-cell>
          <table:table-cell office:value-type="float" office:value="341.168" calcext:value-type="float">
            <text:p>341.168</text:p>
          </table:table-cell>
          <table:table-cell office:value-type="float" office:value="222.28" calcext:value-type="float">
            <text:p>222.28</text:p>
          </table:table-cell>
          <table:table-cell office:value-type="float" office:value="117" calcext:value-type="float">
            <text:p>117</text:p>
          </table:table-cell>
          <table:table-cell table:formula="of:=SQRT(([.E87]-[.E86])^2+([.F87]-[.F86])^2)" office:value-type="float" office:value="6.33693971882328" calcext:value-type="float">
            <text:p>6.33693971882328</text:p>
          </table:table-cell>
          <table:table-cell table:formula="of:=180*ATAN2([.E87]-[.E86];[.F87]-[.F86])/PI()" office:value-type="float" office:value="-178.254710284459" calcext:value-type="float">
            <text:p>-178.25471028445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314.856" calcext:value-type="float">
            <text:p>314.856</text:p>
          </table:table-cell>
          <table:table-cell office:value-type="float" office:value="220.684" calcext:value-type="float">
            <text:p>220.684</text:p>
          </table:table-cell>
          <table:table-cell office:value-type="float" office:value="314.856" calcext:value-type="float">
            <text:p>314.856</text:p>
          </table:table-cell>
          <table:table-cell office:value-type="float" office:value="220.684" calcext:value-type="float">
            <text:p>220.68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461" calcext:value-type="float">
            <text:p>2.461</text:p>
          </table:table-cell>
          <table:table-cell office:value-type="float" office:value="307.492" calcext:value-type="float">
            <text:p>307.492</text:p>
          </table:table-cell>
          <table:table-cell office:value-type="float" office:value="222.934" calcext:value-type="float">
            <text:p>222.934</text:p>
          </table:table-cell>
          <table:table-cell office:value-type="float" office:value="307.492" calcext:value-type="float">
            <text:p>307.492</text:p>
          </table:table-cell>
          <table:table-cell office:value-type="float" office:value="222.934" calcext:value-type="float">
            <text:p>222.934</text:p>
          </table:table-cell>
          <table:table-cell office:value-type="float" office:value="122" calcext:value-type="float">
            <text:p>122</text:p>
          </table:table-cell>
          <table:table-cell table:formula="of:=SQRT(([.E89]-[.E88])^2+([.F89]-[.F88])^2)" office:value-type="float" office:value="7.70006467505304" calcext:value-type="float">
            <text:p>7.70006467505304</text:p>
          </table:table-cell>
          <table:table-cell table:formula="of:=180*ATAN2([.E89]-[.E88];[.F89]-[.F88])/PI()" office:value-type="float" office:value="163.009967392697" calcext:value-type="float">
            <text:p>163.00996739269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158" calcext:value-type="float">
            <text:p>1.158</text:p>
          </table:table-cell>
          <table:table-cell office:value-type="float" office:value="395.567" calcext:value-type="float">
            <text:p>395.567</text:p>
          </table:table-cell>
          <table:table-cell office:value-type="float" office:value="212.742" calcext:value-type="float">
            <text:p>212.742</text:p>
          </table:table-cell>
          <table:table-cell office:value-type="float" office:value="395.567" calcext:value-type="float">
            <text:p>395.567</text:p>
          </table:table-cell>
          <table:table-cell office:value-type="float" office:value="212.742" calcext:value-type="float">
            <text:p>212.74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013" calcext:value-type="float">
            <text:p>1.013</text:p>
          </table:table-cell>
          <table:table-cell office:value-type="float" office:value="391.062" calcext:value-type="float">
            <text:p>391.062</text:p>
          </table:table-cell>
          <table:table-cell office:value-type="float" office:value="215.33" calcext:value-type="float">
            <text:p>215.33</text:p>
          </table:table-cell>
          <table:table-cell office:value-type="float" office:value="391.062" calcext:value-type="float">
            <text:p>391.062</text:p>
          </table:table-cell>
          <table:table-cell office:value-type="float" office:value="215.33" calcext:value-type="float">
            <text:p>215.33</text:p>
          </table:table-cell>
          <table:table-cell office:value-type="float" office:value="127" calcext:value-type="float">
            <text:p>127</text:p>
          </table:table-cell>
          <table:table-cell table:formula="of:=SQRT(([.E91]-[.E90])^2+([.F91]-[.F90])^2)" office:value-type="float" office:value="5.19545657281437" calcext:value-type="float">
            <text:p>5.19545657281437</text:p>
          </table:table-cell>
          <table:table-cell table:formula="of:=180*ATAN2([.E91]-[.E90];[.F91]-[.F90])/PI()" office:value-type="float" office:value="150.123803851132" calcext:value-type="float">
            <text:p>150.12380385113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316" calcext:value-type="float">
            <text:p>2.316</text:p>
          </table:table-cell>
          <table:table-cell office:value-type="float" office:value="364.985" calcext:value-type="float">
            <text:p>364.985</text:p>
          </table:table-cell>
          <table:table-cell office:value-type="float" office:value="194.026" calcext:value-type="float">
            <text:p>194.026</text:p>
          </table:table-cell>
          <table:table-cell office:value-type="float" office:value="364.985" calcext:value-type="float">
            <text:p>364.985</text:p>
          </table:table-cell>
          <table:table-cell office:value-type="float" office:value="194.026" calcext:value-type="float">
            <text:p>194.026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027" calcext:value-type="float">
            <text:p>2.027</text:p>
          </table:table-cell>
          <table:table-cell office:value-type="float" office:value="368.043" calcext:value-type="float">
            <text:p>368.043</text:p>
          </table:table-cell>
          <table:table-cell office:value-type="float" office:value="185.734" calcext:value-type="float">
            <text:p>185.734</text:p>
          </table:table-cell>
          <table:table-cell office:value-type="float" office:value="368.043" calcext:value-type="float">
            <text:p>368.043</text:p>
          </table:table-cell>
          <table:table-cell office:value-type="float" office:value="185.734" calcext:value-type="float">
            <text:p>185.734</text:p>
          </table:table-cell>
          <table:table-cell office:value-type="float" office:value="132" calcext:value-type="float">
            <text:p>132</text:p>
          </table:table-cell>
          <table:table-cell table:formula="of:=SQRT(([.E93]-[.E92])^2+([.F93]-[.F92])^2)" office:value-type="float" office:value="8.83790857612818" calcext:value-type="float">
            <text:p>8.83790857612818</text:p>
          </table:table-cell>
          <table:table-cell table:formula="of:=180*ATAN2([.E93]-[.E92];[.F93]-[.F92])/PI()" office:value-type="float" office:value="-69.7565706844181" calcext:value-type="float">
            <text:p>-69.7565706844181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013" calcext:value-type="float">
            <text:p>1.013</text:p>
          </table:table-cell>
          <table:table-cell office:value-type="float" office:value="514.994" calcext:value-type="float">
            <text:p>514.994</text:p>
          </table:table-cell>
          <table:table-cell office:value-type="float" office:value="270.175" calcext:value-type="float">
            <text:p>270.175</text:p>
          </table:table-cell>
          <table:table-cell office:value-type="float" office:value="514.994" calcext:value-type="float">
            <text:p>514.994</text:p>
          </table:table-cell>
          <table:table-cell office:value-type="float" office:value="270.175" calcext:value-type="float">
            <text:p>270.17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518.799" calcext:value-type="float">
            <text:p>518.799</text:p>
          </table:table-cell>
          <table:table-cell office:value-type="float" office:value="280.104" calcext:value-type="float">
            <text:p>280.104</text:p>
          </table:table-cell>
          <table:table-cell office:value-type="float" office:value="518.799" calcext:value-type="float">
            <text:p>518.799</text:p>
          </table:table-cell>
          <table:table-cell office:value-type="float" office:value="280.104" calcext:value-type="float">
            <text:p>280.104</text:p>
          </table:table-cell>
          <table:table-cell office:value-type="float" office:value="61" calcext:value-type="float">
            <text:p>61</text:p>
          </table:table-cell>
          <table:table-cell table:formula="of:=SQRT(([.E95]-[.E94])^2+([.F95]-[.F94])^2)" office:value-type="float" office:value="10.6331117740763" calcext:value-type="float">
            <text:p>10.6331117740763</text:p>
          </table:table-cell>
          <table:table-cell table:formula="of:=180*ATAN2([.E95]-[.E94];[.F95]-[.F94])/PI()" office:value-type="float" office:value="69.0321250040332" calcext:value-type="float">
            <text:p>69.032125004033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130.927" calcext:value-type="float">
            <text:p>130.927</text:p>
          </table:table-cell>
          <table:table-cell office:value-type="float" office:value="290.124" calcext:value-type="float">
            <text:p>290.124</text:p>
          </table:table-cell>
          <table:table-cell office:value-type="float" office:value="130.927" calcext:value-type="float">
            <text:p>130.927</text:p>
          </table:table-cell>
          <table:table-cell office:value-type="float" office:value="290.124" calcext:value-type="float">
            <text:p>290.12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3.33" calcext:value-type="float">
            <text:p>3.33</text:p>
          </table:table-cell>
          <table:table-cell office:value-type="float" office:value="124.908" calcext:value-type="float">
            <text:p>124.908</text:p>
          </table:table-cell>
          <table:table-cell office:value-type="float" office:value="297.965" calcext:value-type="float">
            <text:p>297.965</text:p>
          </table:table-cell>
          <table:table-cell office:value-type="float" office:value="124.908" calcext:value-type="float">
            <text:p>124.908</text:p>
          </table:table-cell>
          <table:table-cell office:value-type="float" office:value="297.965" calcext:value-type="float">
            <text:p>297.965</text:p>
          </table:table-cell>
          <table:table-cell office:value-type="float" office:value="66" calcext:value-type="float">
            <text:p>66</text:p>
          </table:table-cell>
          <table:table-cell table:formula="of:=SQRT(([.E97]-[.E96])^2+([.F97]-[.F96])^2)" office:value-type="float" office:value="9.8848187641453" calcext:value-type="float">
            <text:p>9.8848187641453</text:p>
          </table:table-cell>
          <table:table-cell table:formula="of:=180*ATAN2([.E97]-[.E96];[.F97]-[.F96])/PI()" office:value-type="float" office:value="127.510986328749" calcext:value-type="float">
            <text:p>127.51098632874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247.889" calcext:value-type="float">
            <text:p>247.889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247.889" calcext:value-type="float">
            <text:p>247.88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247.889" calcext:value-type="float">
            <text:p>247.889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247.889" calcext:value-type="float">
            <text:p>247.889</text:p>
          </table:table-cell>
          <table:table-cell office:value-type="float" office:value="72" calcext:value-type="float">
            <text:p>72</text:p>
          </table:table-cell>
          <table:table-cell table:formula="of:=SQRT(([.E99]-[.E98])^2+([.F99]-[.F98])^2)" office:value-type="float" office:value="0" calcext:value-type="float">
            <text:p>0</text:p>
          </table:table-cell>
          <table:table-cell table:formula="of:=180*ATAN2([.E99]-[.E98];[.F99]-[.F98])/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316" calcext:value-type="float">
            <text:p>2.316</text:p>
          </table:table-cell>
          <table:table-cell office:value-type="float" office:value="226.939" calcext:value-type="float">
            <text:p>226.939</text:p>
          </table:table-cell>
          <table:table-cell office:value-type="float" office:value="222.896" calcext:value-type="float">
            <text:p>222.896</text:p>
          </table:table-cell>
          <table:table-cell office:value-type="float" office:value="226.939" calcext:value-type="float">
            <text:p>226.939</text:p>
          </table:table-cell>
          <table:table-cell office:value-type="float" office:value="222.896" calcext:value-type="float">
            <text:p>222.89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221.103" calcext:value-type="float">
            <text:p>221.103</text:p>
          </table:table-cell>
          <table:table-cell office:value-type="float" office:value="226.43" calcext:value-type="float">
            <text:p>226.43</text:p>
          </table:table-cell>
          <table:table-cell office:value-type="float" office:value="221.103" calcext:value-type="float">
            <text:p>221.103</text:p>
          </table:table-cell>
          <table:table-cell office:value-type="float" office:value="226.43" calcext:value-type="float">
            <text:p>226.43</text:p>
          </table:table-cell>
          <table:table-cell office:value-type="float" office:value="77" calcext:value-type="float">
            <text:p>77</text:p>
          </table:table-cell>
          <table:table-cell table:formula="of:=SQRT(([.E101]-[.E100])^2+([.F101]-[.F100])^2)" office:value-type="float" office:value="6.82261328231345" calcext:value-type="float">
            <text:p>6.82261328231345</text:p>
          </table:table-cell>
          <table:table-cell table:formula="of:=180*ATAN2([.E101]-[.E100];[.F101]-[.F100])/PI()" office:value-type="float" office:value="148.802925259313" calcext:value-type="float">
            <text:p>148.802925259313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124.04" calcext:value-type="float">
            <text:p>124.04</text:p>
          </table:table-cell>
          <table:table-cell office:value-type="float" office:value="300.778" calcext:value-type="float">
            <text:p>300.778</text:p>
          </table:table-cell>
          <table:table-cell office:value-type="float" office:value="124.04" calcext:value-type="float">
            <text:p>124.04</text:p>
          </table:table-cell>
          <table:table-cell office:value-type="float" office:value="300.778" calcext:value-type="float">
            <text:p>300.77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126.133" calcext:value-type="float">
            <text:p>126.133</text:p>
          </table:table-cell>
          <table:table-cell office:value-type="float" office:value="296.592" calcext:value-type="float">
            <text:p>296.592</text:p>
          </table:table-cell>
          <table:table-cell office:value-type="float" office:value="126.133" calcext:value-type="float">
            <text:p>126.133</text:p>
          </table:table-cell>
          <table:table-cell office:value-type="float" office:value="296.592" calcext:value-type="float">
            <text:p>296.592</text:p>
          </table:table-cell>
          <table:table-cell office:value-type="float" office:value="82" calcext:value-type="float">
            <text:p>82</text:p>
          </table:table-cell>
          <table:table-cell table:formula="of:=SQRT(([.E103]-[.E102])^2+([.F103]-[.F102])^2)" office:value-type="float" office:value="4.68009027690709" calcext:value-type="float">
            <text:p>4.68009027690709</text:p>
          </table:table-cell>
          <table:table-cell table:formula="of:=180*ATAN2([.E103]-[.E102];[.F103]-[.F102])/PI()" office:value-type="float" office:value="-63.4349488229223" calcext:value-type="float">
            <text:p>-63.4349488229223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6.08" calcext:value-type="float">
            <text:p>6.08</text:p>
          </table:table-cell>
          <table:table-cell office:value-type="float" office:value="465.249" calcext:value-type="float">
            <text:p>465.249</text:p>
          </table:table-cell>
          <table:table-cell office:value-type="float" office:value="240.434" calcext:value-type="float">
            <text:p>240.434</text:p>
          </table:table-cell>
          <table:table-cell office:value-type="float" office:value="465.249" calcext:value-type="float">
            <text:p>465.249</text:p>
          </table:table-cell>
          <table:table-cell office:value-type="float" office:value="240.434" calcext:value-type="float">
            <text:p>240.43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469.398" calcext:value-type="float">
            <text:p>469.398</text:p>
          </table:table-cell>
          <table:table-cell office:value-type="float" office:value="243.894" calcext:value-type="float">
            <text:p>243.894</text:p>
          </table:table-cell>
          <table:table-cell office:value-type="float" office:value="469.398" calcext:value-type="float">
            <text:p>469.398</text:p>
          </table:table-cell>
          <table:table-cell office:value-type="float" office:value="243.894" calcext:value-type="float">
            <text:p>243.894</text:p>
          </table:table-cell>
          <table:table-cell office:value-type="float" office:value="81" calcext:value-type="float">
            <text:p>81</text:p>
          </table:table-cell>
          <table:table-cell table:formula="of:=SQRT(([.E105]-[.E104])^2+([.F105]-[.F104])^2)" office:value-type="float" office:value="5.40238845326769" calcext:value-type="float">
            <text:p>5.40238845326769</text:p>
          </table:table-cell>
          <table:table-cell table:formula="of:=180*ATAN2([.E105]-[.E104];[.F105]-[.F104])/PI()" office:value-type="float" office:value="39.8259397858352" calcext:value-type="float">
            <text:p>39.825939785835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737" calcext:value-type="float">
            <text:p>1.737</text:p>
          </table:table-cell>
          <table:table-cell office:value-type="float" office:value="537.918" calcext:value-type="float">
            <text:p>537.918</text:p>
          </table:table-cell>
          <table:table-cell office:value-type="float" office:value="286.097" calcext:value-type="float">
            <text:p>286.097</text:p>
          </table:table-cell>
          <table:table-cell office:value-type="float" office:value="537.918" calcext:value-type="float">
            <text:p>537.918</text:p>
          </table:table-cell>
          <table:table-cell office:value-type="float" office:value="286.097" calcext:value-type="float">
            <text:p>286.09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751" calcext:value-type="float">
            <text:p>2.751</text:p>
          </table:table-cell>
          <table:table-cell office:value-type="float" office:value="549.999" calcext:value-type="float">
            <text:p>549.999</text:p>
          </table:table-cell>
          <table:table-cell office:value-type="float" office:value="315.537" calcext:value-type="float">
            <text:p>315.537</text:p>
          </table:table-cell>
          <table:table-cell office:value-type="float" office:value="549.999" calcext:value-type="float">
            <text:p>549.999</text:p>
          </table:table-cell>
          <table:table-cell office:value-type="float" office:value="315.537" calcext:value-type="float">
            <text:p>315.537</text:p>
          </table:table-cell>
          <table:table-cell office:value-type="float" office:value="81" calcext:value-type="float">
            <text:p>81</text:p>
          </table:table-cell>
          <table:table-cell table:formula="of:=SQRT(([.E107]-[.E106])^2+([.F107]-[.F106])^2)" office:value-type="float" office:value="31.8223845900963" calcext:value-type="float">
            <text:p>31.8223845900963</text:p>
          </table:table-cell>
          <table:table-cell table:formula="of:=180*ATAN2([.E107]-[.E106];[.F107]-[.F106])/PI()" office:value-type="float" office:value="67.6887122604988" calcext:value-type="float">
            <text:p>67.688712260498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06.623" calcext:value-type="float">
            <text:p>506.623</text:p>
          </table:table-cell>
          <table:table-cell office:value-type="float" office:value="259.304" calcext:value-type="float">
            <text:p>259.304</text:p>
          </table:table-cell>
          <table:table-cell office:value-type="float" office:value="506.623" calcext:value-type="float">
            <text:p>506.623</text:p>
          </table:table-cell>
          <table:table-cell office:value-type="float" office:value="259.304" calcext:value-type="float">
            <text:p>259.30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515.222" calcext:value-type="float">
            <text:p>515.222</text:p>
          </table:table-cell>
          <table:table-cell office:value-type="float" office:value="256.412" calcext:value-type="float">
            <text:p>256.412</text:p>
          </table:table-cell>
          <table:table-cell office:value-type="float" office:value="515.222" calcext:value-type="float">
            <text:p>515.222</text:p>
          </table:table-cell>
          <table:table-cell office:value-type="float" office:value="256.412" calcext:value-type="float">
            <text:p>256.412</text:p>
          </table:table-cell>
          <table:table-cell office:value-type="float" office:value="44" calcext:value-type="float">
            <text:p>44</text:p>
          </table:table-cell>
          <table:table-cell table:formula="of:=SQRT(([.E109]-[.E108])^2+([.F109]-[.F108])^2)" office:value-type="float" office:value="9.07229105573668" calcext:value-type="float">
            <text:p>9.07229105573668</text:p>
          </table:table-cell>
          <table:table-cell table:formula="of:=180*ATAN2([.E109]-[.E108];[.F109]-[.F108])/PI()" office:value-type="float" office:value="-18.5887277775378" calcext:value-type="float">
            <text:p>-18.588727777537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172" calcext:value-type="float">
            <text:p>2.172</text:p>
          </table:table-cell>
          <table:table-cell office:value-type="float" office:value="277.796" calcext:value-type="float">
            <text:p>277.796</text:p>
          </table:table-cell>
          <table:table-cell office:value-type="float" office:value="122.911" calcext:value-type="float">
            <text:p>122.911</text:p>
          </table:table-cell>
          <table:table-cell office:value-type="float" office:value="277.796" calcext:value-type="float">
            <text:p>277.796</text:p>
          </table:table-cell>
          <table:table-cell office:value-type="float" office:value="122.911" calcext:value-type="float">
            <text:p>122.9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158" calcext:value-type="float">
            <text:p>1.158</text:p>
          </table:table-cell>
          <table:table-cell office:value-type="float" office:value="274.048" calcext:value-type="float">
            <text:p>274.048</text:p>
          </table:table-cell>
          <table:table-cell office:value-type="float" office:value="121.995" calcext:value-type="float">
            <text:p>121.995</text:p>
          </table:table-cell>
          <table:table-cell office:value-type="float" office:value="274.048" calcext:value-type="float">
            <text:p>274.048</text:p>
          </table:table-cell>
          <table:table-cell office:value-type="float" office:value="121.995" calcext:value-type="float">
            <text:p>121.995</text:p>
          </table:table-cell>
          <table:table-cell office:value-type="float" office:value="6" calcext:value-type="float">
            <text:p>6</text:p>
          </table:table-cell>
          <table:table-cell table:formula="of:=SQRT(([.E111]-[.E110])^2+([.F111]-[.F110])^2)" office:value-type="float" office:value="3.8583105110916" calcext:value-type="float">
            <text:p>3.8583105110916</text:p>
          </table:table-cell>
          <table:table-cell table:formula="of:=180*ATAN2([.E111]-[.E110];[.F111]-[.F110])/PI()" office:value-type="float" office:value="-166.266296181866" calcext:value-type="float">
            <text:p>-166.26629618186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207.621" calcext:value-type="float">
            <text:p>207.621</text:p>
          </table:table-cell>
          <table:table-cell office:value-type="float" office:value="136.85" calcext:value-type="float">
            <text:p>136.85</text:p>
          </table:table-cell>
          <table:table-cell office:value-type="float" office:value="207.621" calcext:value-type="float">
            <text:p>207.621</text:p>
          </table:table-cell>
          <table:table-cell office:value-type="float" office:value="136.85" calcext:value-type="float">
            <text:p>136.8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448" calcext:value-type="float">
            <text:p>1.448</text:p>
          </table:table-cell>
          <table:table-cell office:value-type="float" office:value="204.59" calcext:value-type="float">
            <text:p>204.59</text:p>
          </table:table-cell>
          <table:table-cell office:value-type="float" office:value="138.879" calcext:value-type="float">
            <text:p>138.879</text:p>
          </table:table-cell>
          <table:table-cell office:value-type="float" office:value="204.59" calcext:value-type="float">
            <text:p>204.59</text:p>
          </table:table-cell>
          <table:table-cell office:value-type="float" office:value="138.879" calcext:value-type="float">
            <text:p>138.879</text:p>
          </table:table-cell>
          <table:table-cell office:value-type="float" office:value="11" calcext:value-type="float">
            <text:p>11</text:p>
          </table:table-cell>
          <table:table-cell table:formula="of:=SQRT(([.E113]-[.E112])^2+([.F113]-[.F112])^2)" office:value-type="float" office:value="3.6474377307913" calcext:value-type="float">
            <text:p>3.6474377307913</text:p>
          </table:table-cell>
          <table:table-cell table:formula="of:=180*ATAN2([.E113]-[.E112];[.F113]-[.F112])/PI()" office:value-type="float" office:value="146.201013550564" calcext:value-type="float">
            <text:p>146.20101355056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40.037" calcext:value-type="float">
            <text:p>440.037</text:p>
          </table:table-cell>
          <table:table-cell office:value-type="float" office:value="153.908" calcext:value-type="float">
            <text:p>153.908</text:p>
          </table:table-cell>
          <table:table-cell office:value-type="float" office:value="440.037" calcext:value-type="float">
            <text:p>440.037</text:p>
          </table:table-cell>
          <table:table-cell office:value-type="float" office:value="153.908" calcext:value-type="float">
            <text:p>153.90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439.086" calcext:value-type="float">
            <text:p>439.086</text:p>
          </table:table-cell>
          <table:table-cell office:value-type="float" office:value="158.094" calcext:value-type="float">
            <text:p>158.094</text:p>
          </table:table-cell>
          <table:table-cell office:value-type="float" office:value="439.086" calcext:value-type="float">
            <text:p>439.086</text:p>
          </table:table-cell>
          <table:table-cell office:value-type="float" office:value="158.094" calcext:value-type="float">
            <text:p>158.094</text:p>
          </table:table-cell>
          <table:table-cell office:value-type="float" office:value="37" calcext:value-type="float">
            <text:p>37</text:p>
          </table:table-cell>
          <table:table-cell table:formula="of:=SQRT(([.E115]-[.E114])^2+([.F115]-[.F114])^2)" office:value-type="float" office:value="4.29266781850168" calcext:value-type="float">
            <text:p>4.29266781850168</text:p>
          </table:table-cell>
          <table:table-cell table:formula="of:=180*ATAN2([.E115]-[.E114];[.F115]-[.F114])/PI()" office:value-type="float" office:value="102.799533174902" calcext:value-type="float">
            <text:p>102.79953317490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279.185" calcext:value-type="float">
            <text:p>279.185</text:p>
          </table:table-cell>
          <table:table-cell office:value-type="float" office:value="150.199" calcext:value-type="float">
            <text:p>150.199</text:p>
          </table:table-cell>
          <table:table-cell office:value-type="float" office:value="279.185" calcext:value-type="float">
            <text:p>279.185</text:p>
          </table:table-cell>
          <table:table-cell office:value-type="float" office:value="150.199" calcext:value-type="float">
            <text:p>150.19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281.905" calcext:value-type="float">
            <text:p>281.905</text:p>
          </table:table-cell>
          <table:table-cell office:value-type="float" office:value="150.484" calcext:value-type="float">
            <text:p>150.484</text:p>
          </table:table-cell>
          <table:table-cell office:value-type="float" office:value="281.905" calcext:value-type="float">
            <text:p>281.905</text:p>
          </table:table-cell>
          <table:table-cell office:value-type="float" office:value="150.484" calcext:value-type="float">
            <text:p>150.484</text:p>
          </table:table-cell>
          <table:table-cell office:value-type="float" office:value="43" calcext:value-type="float">
            <text:p>43</text:p>
          </table:table-cell>
          <table:table-cell table:formula="of:=SQRT(([.E117]-[.E116])^2+([.F117]-[.F116])^2)" office:value-type="float" office:value="2.7348903085864" calcext:value-type="float">
            <text:p>2.7348903085864</text:p>
          </table:table-cell>
          <table:table-cell table:formula="of:=180*ATAN2([.E117]-[.E116];[.F117]-[.F116])/PI()" office:value-type="float" office:value="5.98159171101567" calcext:value-type="float">
            <text:p>5.9815917110156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448" calcext:value-type="float">
            <text:p>1.448</text:p>
          </table:table-cell>
          <table:table-cell office:value-type="float" office:value="173.389" calcext:value-type="float">
            <text:p>173.389</text:p>
          </table:table-cell>
          <table:table-cell office:value-type="float" office:value="155.012" calcext:value-type="float">
            <text:p>155.012</text:p>
          </table:table-cell>
          <table:table-cell office:value-type="float" office:value="173.389" calcext:value-type="float">
            <text:p>173.389</text:p>
          </table:table-cell>
          <table:table-cell office:value-type="float" office:value="155.012" calcext:value-type="float">
            <text:p>155.0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177.308" calcext:value-type="float">
            <text:p>177.308</text:p>
          </table:table-cell>
          <table:table-cell office:value-type="float" office:value="156.477" calcext:value-type="float">
            <text:p>156.477</text:p>
          </table:table-cell>
          <table:table-cell office:value-type="float" office:value="177.308" calcext:value-type="float">
            <text:p>177.308</text:p>
          </table:table-cell>
          <table:table-cell office:value-type="float" office:value="156.477" calcext:value-type="float">
            <text:p>156.477</text:p>
          </table:table-cell>
          <table:table-cell office:value-type="float" office:value="10" calcext:value-type="float">
            <text:p>10</text:p>
          </table:table-cell>
          <table:table-cell table:formula="of:=SQRT(([.E119]-[.E118])^2+([.F119]-[.F118])^2)" office:value-type="float" office:value="4.18387212997719" calcext:value-type="float">
            <text:p>4.18387212997719</text:p>
          </table:table-cell>
          <table:table-cell table:formula="of:=180*ATAN2([.E119]-[.E118];[.F119]-[.F118])/PI()" office:value-type="float" office:value="20.4967411357464" calcext:value-type="float">
            <text:p>20.496741135746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411.437" calcext:value-type="float">
            <text:p>411.437</text:p>
          </table:table-cell>
          <table:table-cell office:value-type="float" office:value="160.06" calcext:value-type="float">
            <text:p>160.06</text:p>
          </table:table-cell>
          <table:table-cell office:value-type="float" office:value="411.437" calcext:value-type="float">
            <text:p>411.437</text:p>
          </table:table-cell>
          <table:table-cell office:value-type="float" office:value="160.06" calcext:value-type="float">
            <text:p>160.06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07.695" calcext:value-type="float">
            <text:p>407.695</text:p>
          </table:table-cell>
          <table:table-cell office:value-type="float" office:value="159.996" calcext:value-type="float">
            <text:p>159.996</text:p>
          </table:table-cell>
          <table:table-cell office:value-type="float" office:value="407.695" calcext:value-type="float">
            <text:p>407.695</text:p>
          </table:table-cell>
          <table:table-cell office:value-type="float" office:value="159.996" calcext:value-type="float">
            <text:p>159.996</text:p>
          </table:table-cell>
          <table:table-cell office:value-type="float" office:value="131" calcext:value-type="float">
            <text:p>131</text:p>
          </table:table-cell>
          <table:table-cell table:formula="of:=SQRT(([.E121]-[.E120])^2+([.F121]-[.F120])^2)" office:value-type="float" office:value="3.74254726089065" calcext:value-type="float">
            <text:p>3.74254726089065</text:p>
          </table:table-cell>
          <table:table-cell table:formula="of:=180*ATAN2([.E121]-[.E120];[.F121]-[.F120])/PI()" office:value-type="float" office:value="-179.020157027235" calcext:value-type="float">
            <text:p>-179.02015702723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433.378" calcext:value-type="float">
            <text:p>433.378</text:p>
          </table:table-cell>
          <table:table-cell office:value-type="float" office:value="147.916" calcext:value-type="float">
            <text:p>147.916</text:p>
          </table:table-cell>
          <table:table-cell office:value-type="float" office:value="433.378" calcext:value-type="float">
            <text:p>433.378</text:p>
          </table:table-cell>
          <table:table-cell office:value-type="float" office:value="147.916" calcext:value-type="float">
            <text:p>147.916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423.295" calcext:value-type="float">
            <text:p>423.295</text:p>
          </table:table-cell>
          <table:table-cell office:value-type="float" office:value="147.06" calcext:value-type="float">
            <text:p>147.06</text:p>
          </table:table-cell>
          <table:table-cell office:value-type="float" office:value="423.295" calcext:value-type="float">
            <text:p>423.295</text:p>
          </table:table-cell>
          <table:table-cell office:value-type="float" office:value="147.06" calcext:value-type="float">
            <text:p>147.06</text:p>
          </table:table-cell>
          <table:table-cell office:value-type="float" office:value="136" calcext:value-type="float">
            <text:p>136</text:p>
          </table:table-cell>
          <table:table-cell table:formula="of:=SQRT(([.E123]-[.E122])^2+([.F123]-[.F122])^2)" office:value-type="float" office:value="10.1192699835512" calcext:value-type="float">
            <text:p>10.1192699835512</text:p>
          </table:table-cell>
          <table:table-cell table:formula="of:=180*ATAN2([.E123]-[.E122];[.F123]-[.F122])/PI()" office:value-type="float" office:value="-175.147489077386" calcext:value-type="float">
            <text:p>-175.14748907738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37.062" calcext:value-type="float">
            <text:p>537.062</text:p>
          </table:table-cell>
          <table:table-cell office:value-type="float" office:value="215.167" calcext:value-type="float">
            <text:p>215.167</text:p>
          </table:table-cell>
          <table:table-cell office:value-type="float" office:value="537.062" calcext:value-type="float">
            <text:p>537.062</text:p>
          </table:table-cell>
          <table:table-cell office:value-type="float" office:value="215.167" calcext:value-type="float">
            <text:p>215.167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535.16" calcext:value-type="float">
            <text:p>535.16</text:p>
          </table:table-cell>
          <table:table-cell office:value-type="float" office:value="211.489" calcext:value-type="float">
            <text:p>211.489</text:p>
          </table:table-cell>
          <table:table-cell office:value-type="float" office:value="535.16" calcext:value-type="float">
            <text:p>535.16</text:p>
          </table:table-cell>
          <table:table-cell office:value-type="float" office:value="211.489" calcext:value-type="float">
            <text:p>211.489</text:p>
          </table:table-cell>
          <table:table-cell office:value-type="float" office:value="141" calcext:value-type="float">
            <text:p>141</text:p>
          </table:table-cell>
          <table:table-cell table:formula="of:=SQRT(([.E125]-[.E124])^2+([.F125]-[.F124])^2)" office:value-type="float" office:value="4.14068689953734" calcext:value-type="float">
            <text:p>4.14068689953734</text:p>
          </table:table-cell>
          <table:table-cell table:formula="of:=180*ATAN2([.E125]-[.E124];[.F125]-[.F124])/PI()" office:value-type="float" office:value="-117.344790054936" calcext:value-type="float">
            <text:p>-117.34479005493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013" calcext:value-type="float">
            <text:p>1.013</text:p>
          </table:table-cell>
          <table:table-cell office:value-type="float" office:value="470.15" calcext:value-type="float">
            <text:p>470.15</text:p>
          </table:table-cell>
          <table:table-cell office:value-type="float" office:value="191.577" calcext:value-type="float">
            <text:p>191.577</text:p>
          </table:table-cell>
          <table:table-cell office:value-type="float" office:value="470.15" calcext:value-type="float">
            <text:p>470.15</text:p>
          </table:table-cell>
          <table:table-cell office:value-type="float" office:value="191.577" calcext:value-type="float">
            <text:p>191.577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458.871" calcext:value-type="float">
            <text:p>458.871</text:p>
          </table:table-cell>
          <table:table-cell office:value-type="float" office:value="190.626" calcext:value-type="float">
            <text:p>190.626</text:p>
          </table:table-cell>
          <table:table-cell office:value-type="float" office:value="458.871" calcext:value-type="float">
            <text:p>458.871</text:p>
          </table:table-cell>
          <table:table-cell office:value-type="float" office:value="190.626" calcext:value-type="float">
            <text:p>190.626</text:p>
          </table:table-cell>
          <table:table-cell office:value-type="float" office:value="146" calcext:value-type="float">
            <text:p>146</text:p>
          </table:table-cell>
          <table:table-cell table:formula="of:=SQRT(([.E127]-[.E126])^2+([.F127]-[.F126])^2)" office:value-type="float" office:value="11.3190212474401" calcext:value-type="float">
            <text:p>11.3190212474401</text:p>
          </table:table-cell>
          <table:table-cell table:formula="of:=180*ATAN2([.E127]-[.E126];[.F127]-[.F126])/PI()" office:value-type="float" office:value="-175.180449342542" calcext:value-type="float">
            <text:p>-175.18044934254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366.412" calcext:value-type="float">
            <text:p>366.412</text:p>
          </table:table-cell>
          <table:table-cell office:value-type="float" office:value="146.489" calcext:value-type="float">
            <text:p>146.489</text:p>
          </table:table-cell>
          <table:table-cell office:value-type="float" office:value="366.412" calcext:value-type="float">
            <text:p>366.412</text:p>
          </table:table-cell>
          <table:table-cell office:value-type="float" office:value="146.489" calcext:value-type="float">
            <text:p>146.489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359.119" calcext:value-type="float">
            <text:p>359.119</text:p>
          </table:table-cell>
          <table:table-cell office:value-type="float" office:value="149.089" calcext:value-type="float">
            <text:p>149.089</text:p>
          </table:table-cell>
          <table:table-cell office:value-type="float" office:value="359.119" calcext:value-type="float">
            <text:p>359.119</text:p>
          </table:table-cell>
          <table:table-cell office:value-type="float" office:value="149.089" calcext:value-type="float">
            <text:p>149.089</text:p>
          </table:table-cell>
          <table:table-cell office:value-type="float" office:value="151" calcext:value-type="float">
            <text:p>151</text:p>
          </table:table-cell>
          <table:table-cell table:formula="of:=SQRT(([.E129]-[.E128])^2+([.F129]-[.F128])^2)" office:value-type="float" office:value="7.74259962803187" calcext:value-type="float">
            <text:p>7.74259962803187</text:p>
          </table:table-cell>
          <table:table-cell table:formula="of:=180*ATAN2([.E129]-[.E128];[.F129]-[.F128])/PI()" office:value-type="float" office:value="160.378531811284" calcext:value-type="float">
            <text:p>160.37853181128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534.779" calcext:value-type="float">
            <text:p>534.779</text:p>
          </table:table-cell>
          <table:table-cell office:value-type="float" office:value="214.787" calcext:value-type="float">
            <text:p>214.787</text:p>
          </table:table-cell>
          <table:table-cell office:value-type="float" office:value="534.779" calcext:value-type="float">
            <text:p>534.779</text:p>
          </table:table-cell>
          <table:table-cell office:value-type="float" office:value="214.787" calcext:value-type="float">
            <text:p>214.787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535.984" calcext:value-type="float">
            <text:p>535.984</text:p>
          </table:table-cell>
          <table:table-cell office:value-type="float" office:value="212.757" calcext:value-type="float">
            <text:p>212.757</text:p>
          </table:table-cell>
          <table:table-cell office:value-type="float" office:value="535.984" calcext:value-type="float">
            <text:p>535.984</text:p>
          </table:table-cell>
          <table:table-cell office:value-type="float" office:value="212.757" calcext:value-type="float">
            <text:p>212.757</text:p>
          </table:table-cell>
          <table:table-cell office:value-type="float" office:value="146" calcext:value-type="float">
            <text:p>146</text:p>
          </table:table-cell>
          <table:table-cell table:formula="of:=SQRT(([.E131]-[.E130])^2+([.F131]-[.F130])^2)" office:value-type="float" office:value="2.36070434404652" calcext:value-type="float">
            <text:p>2.36070434404652</text:p>
          </table:table-cell>
          <table:table-cell table:formula="of:=180*ATAN2([.E131]-[.E130];[.F131]-[.F130])/PI()" office:value-type="float" office:value="-59.3067990790596" calcext:value-type="float">
            <text:p>-59.306799079059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522.794" calcext:value-type="float">
            <text:p>522.794</text:p>
          </table:table-cell>
          <table:table-cell office:value-type="float" office:value="166.655" calcext:value-type="float">
            <text:p>166.655</text:p>
          </table:table-cell>
          <table:table-cell office:value-type="float" office:value="522.794" calcext:value-type="float">
            <text:p>522.794</text:p>
          </table:table-cell>
          <table:table-cell office:value-type="float" office:value="166.655" calcext:value-type="float">
            <text:p>166.655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158" calcext:value-type="float">
            <text:p>1.158</text:p>
          </table:table-cell>
          <table:table-cell office:value-type="float" office:value="507.289" calcext:value-type="float">
            <text:p>507.289</text:p>
          </table:table-cell>
          <table:table-cell office:value-type="float" office:value="163.658" calcext:value-type="float">
            <text:p>163.658</text:p>
          </table:table-cell>
          <table:table-cell office:value-type="float" office:value="507.289" calcext:value-type="float">
            <text:p>507.289</text:p>
          </table:table-cell>
          <table:table-cell office:value-type="float" office:value="163.659" calcext:value-type="float">
            <text:p>163.659</text:p>
          </table:table-cell>
          <table:table-cell office:value-type="float" office:value="161" calcext:value-type="float">
            <text:p>161</text:p>
          </table:table-cell>
          <table:table-cell table:formula="of:=SQRT(([.E133]-[.E132])^2+([.F133]-[.F132])^2)" office:value-type="float" office:value="15.791802968629" calcext:value-type="float">
            <text:p>15.791802968629</text:p>
          </table:table-cell>
          <table:table-cell table:formula="of:=180*ATAN2([.E133]-[.E132];[.F133]-[.F132])/PI()" office:value-type="float" office:value="-169.063632906546" calcext:value-type="float">
            <text:p>-169.06363290654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562.745" calcext:value-type="float">
            <text:p>562.745</text:p>
          </table:table-cell>
          <table:table-cell office:value-type="float" office:value="166.655" calcext:value-type="float">
            <text:p>166.655</text:p>
          </table:table-cell>
          <table:table-cell office:value-type="float" office:value="562.745" calcext:value-type="float">
            <text:p>562.745</text:p>
          </table:table-cell>
          <table:table-cell office:value-type="float" office:value="166.655" calcext:value-type="float">
            <text:p>166.655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65.599" calcext:value-type="float">
            <text:p>565.599</text:p>
          </table:table-cell>
          <table:table-cell office:value-type="float" office:value="155.43" calcext:value-type="float">
            <text:p>155.43</text:p>
          </table:table-cell>
          <table:table-cell office:value-type="float" office:value="565.599" calcext:value-type="float">
            <text:p>565.599</text:p>
          </table:table-cell>
          <table:table-cell office:value-type="float" office:value="155.43" calcext:value-type="float">
            <text:p>155.43</text:p>
          </table:table-cell>
          <table:table-cell office:value-type="float" office:value="166" calcext:value-type="float">
            <text:p>166</text:p>
          </table:table-cell>
          <table:table-cell table:formula="of:=SQRT(([.E135]-[.E134])^2+([.F135]-[.F134])^2)" office:value-type="float" office:value="11.5821388784628" calcext:value-type="float">
            <text:p>11.5821388784628</text:p>
          </table:table-cell>
          <table:table-cell table:formula="of:=180*ATAN2([.E135]-[.E134];[.F135]-[.F134])/PI()" office:value-type="float" office:value="-75.7345938329898" calcext:value-type="float">
            <text:p>-75.734593832989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882" calcext:value-type="float">
            <text:p>1.882</text:p>
          </table:table-cell>
          <table:table-cell office:value-type="float" office:value="629.755" calcext:value-type="float">
            <text:p>629.755</text:p>
          </table:table-cell>
          <table:table-cell office:value-type="float" office:value="197.606" calcext:value-type="float">
            <text:p>197.606</text:p>
          </table:table-cell>
          <table:table-cell office:value-type="float" office:value="629.755" calcext:value-type="float">
            <text:p>629.755</text:p>
          </table:table-cell>
          <table:table-cell office:value-type="float" office:value="197.606" calcext:value-type="float">
            <text:p>197.606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643.219" calcext:value-type="float">
            <text:p>643.219</text:p>
          </table:table-cell>
          <table:table-cell office:value-type="float" office:value="199.948" calcext:value-type="float">
            <text:p>199.948</text:p>
          </table:table-cell>
          <table:table-cell office:value-type="float" office:value="643.219" calcext:value-type="float">
            <text:p>643.219</text:p>
          </table:table-cell>
          <table:table-cell office:value-type="float" office:value="199.948" calcext:value-type="float">
            <text:p>199.948</text:p>
          </table:table-cell>
          <table:table-cell office:value-type="float" office:value="171" calcext:value-type="float">
            <text:p>171</text:p>
          </table:table-cell>
          <table:table-cell table:formula="of:=SQRT(([.E137]-[.E136])^2+([.F137]-[.F136])^2)" office:value-type="float" office:value="13.6661721048727" calcext:value-type="float">
            <text:p>13.6661721048727</text:p>
          </table:table-cell>
          <table:table-cell table:formula="of:=180*ATAN2([.E137]-[.E136];[.F137]-[.F136])/PI()" office:value-type="float" office:value="9.86760282383583" calcext:value-type="float">
            <text:p>9.86760282383583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343.139" calcext:value-type="float">
            <text:p>343.139</text:p>
          </table:table-cell>
          <table:table-cell office:value-type="float" office:value="163.611" calcext:value-type="float">
            <text:p>163.611</text:p>
          </table:table-cell>
          <table:table-cell office:value-type="float" office:value="343.139" calcext:value-type="float">
            <text:p>343.139</text:p>
          </table:table-cell>
          <table:table-cell office:value-type="float" office:value="163.611" calcext:value-type="float">
            <text:p>163.611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343.963" calcext:value-type="float">
            <text:p>343.963</text:p>
          </table:table-cell>
          <table:table-cell office:value-type="float" office:value="161.708" calcext:value-type="float">
            <text:p>161.708</text:p>
          </table:table-cell>
          <table:table-cell office:value-type="float" office:value="343.963" calcext:value-type="float">
            <text:p>343.963</text:p>
          </table:table-cell>
          <table:table-cell office:value-type="float" office:value="161.708" calcext:value-type="float">
            <text:p>161.708</text:p>
          </table:table-cell>
          <table:table-cell office:value-type="float" office:value="176" calcext:value-type="float">
            <text:p>176</text:p>
          </table:table-cell>
          <table:table-cell table:formula="of:=SQRT(([.E139]-[.E138])^2+([.F139]-[.F138])^2)" office:value-type="float" office:value="2.07373696499821" calcext:value-type="float">
            <text:p>2.07373696499821</text:p>
          </table:table-cell>
          <table:table-cell table:formula="of:=180*ATAN2([.E139]-[.E138];[.F139]-[.F138])/PI()" office:value-type="float" office:value="-66.5873630566011" calcext:value-type="float">
            <text:p>-66.5873630566011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376.419" calcext:value-type="float">
            <text:p>376.419</text:p>
          </table:table-cell>
          <table:table-cell office:value-type="float" office:value="147.136" calcext:value-type="float">
            <text:p>147.136</text:p>
          </table:table-cell>
          <table:table-cell office:value-type="float" office:value="376.419" calcext:value-type="float">
            <text:p>376.419</text:p>
          </table:table-cell>
          <table:table-cell office:value-type="float" office:value="147.136" calcext:value-type="float">
            <text:p>147.136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373.451" calcext:value-type="float">
            <text:p>373.451</text:p>
          </table:table-cell>
          <table:table-cell office:value-type="float" office:value="141.352" calcext:value-type="float">
            <text:p>141.352</text:p>
          </table:table-cell>
          <table:table-cell office:value-type="float" office:value="373.451" calcext:value-type="float">
            <text:p>373.451</text:p>
          </table:table-cell>
          <table:table-cell office:value-type="float" office:value="141.352" calcext:value-type="float">
            <text:p>141.352</text:p>
          </table:table-cell>
          <table:table-cell office:value-type="float" office:value="181" calcext:value-type="float">
            <text:p>181</text:p>
          </table:table-cell>
          <table:table-cell table:formula="of:=SQRT(([.E141]-[.E140])^2+([.F141]-[.F140])^2)" office:value-type="float" office:value="6.50105222252519" calcext:value-type="float">
            <text:p>6.50105222252519</text:p>
          </table:table-cell>
          <table:table-cell table:formula="of:=180*ATAN2([.E141]-[.E140];[.F141]-[.F140])/PI()" office:value-type="float" office:value="-117.164159671914" calcext:value-type="float">
            <text:p>-117.16415967191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575.796" calcext:value-type="float">
            <text:p>575.796</text:p>
          </table:table-cell>
          <table:table-cell office:value-type="float" office:value="160.529" calcext:value-type="float">
            <text:p>160.529</text:p>
          </table:table-cell>
          <table:table-cell office:value-type="float" office:value="575.796" calcext:value-type="float">
            <text:p>575.796</text:p>
          </table:table-cell>
          <table:table-cell office:value-type="float" office:value="160.529" calcext:value-type="float">
            <text:p>160.529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572.257" calcext:value-type="float">
            <text:p>572.257</text:p>
          </table:table-cell>
          <table:table-cell office:value-type="float" office:value="153.147" calcext:value-type="float">
            <text:p>153.147</text:p>
          </table:table-cell>
          <table:table-cell office:value-type="float" office:value="572.257" calcext:value-type="float">
            <text:p>572.257</text:p>
          </table:table-cell>
          <table:table-cell office:value-type="float" office:value="153.147" calcext:value-type="float">
            <text:p>153.147</text:p>
          </table:table-cell>
          <table:table-cell office:value-type="float" office:value="176" calcext:value-type="float">
            <text:p>176</text:p>
          </table:table-cell>
          <table:table-cell table:formula="of:=SQRT(([.E143]-[.E142])^2+([.F143]-[.F142])^2)" office:value-type="float" office:value="8.18647940203851" calcext:value-type="float">
            <text:p>8.18647940203851</text:p>
          </table:table-cell>
          <table:table-cell table:formula="of:=180*ATAN2([.E143]-[.E142];[.F143]-[.F142])/PI()" office:value-type="float" office:value="-115.613495937482" calcext:value-type="float">
            <text:p>-115.61349593748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242.563" calcext:value-type="float">
            <text:p>242.563</text:p>
          </table:table-cell>
          <table:table-cell office:value-type="float" office:value="183.587" calcext:value-type="float">
            <text:p>183.587</text:p>
          </table:table-cell>
          <table:table-cell office:value-type="float" office:value="242.563" calcext:value-type="float">
            <text:p>242.563</text:p>
          </table:table-cell>
          <table:table-cell office:value-type="float" office:value="183.587" calcext:value-type="float">
            <text:p>183.587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247.509" calcext:value-type="float">
            <text:p>247.509</text:p>
          </table:table-cell>
          <table:table-cell office:value-type="float" office:value="182.54" calcext:value-type="float">
            <text:p>182.54</text:p>
          </table:table-cell>
          <table:table-cell office:value-type="float" office:value="247.509" calcext:value-type="float">
            <text:p>247.509</text:p>
          </table:table-cell>
          <table:table-cell office:value-type="float" office:value="182.54" calcext:value-type="float">
            <text:p>182.54</text:p>
          </table:table-cell>
          <table:table-cell office:value-type="float" office:value="181" calcext:value-type="float">
            <text:p>181</text:p>
          </table:table-cell>
          <table:table-cell table:formula="of:=SQRT(([.E145]-[.E144])^2+([.F145]-[.F144])^2)" office:value-type="float" office:value="5.05560332700262" calcext:value-type="float">
            <text:p>5.05560332700262</text:p>
          </table:table-cell>
          <table:table-cell table:formula="of:=180*ATAN2([.E145]-[.E144];[.F145]-[.F144])/PI()" office:value-type="float" office:value="-11.9522797812399" calcext:value-type="float">
            <text:p>-11.952279781239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284.226" calcext:value-type="float">
            <text:p>284.226</text:p>
          </table:table-cell>
          <table:table-cell office:value-type="float" office:value="166.274" calcext:value-type="float">
            <text:p>166.274</text:p>
          </table:table-cell>
          <table:table-cell office:value-type="float" office:value="284.226" calcext:value-type="float">
            <text:p>284.226</text:p>
          </table:table-cell>
          <table:table-cell office:value-type="float" office:value="166.274" calcext:value-type="float">
            <text:p>166.274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291.265" calcext:value-type="float">
            <text:p>291.265</text:p>
          </table:table-cell>
          <table:table-cell office:value-type="float" office:value="167.606" calcext:value-type="float">
            <text:p>167.606</text:p>
          </table:table-cell>
          <table:table-cell office:value-type="float" office:value="291.265" calcext:value-type="float">
            <text:p>291.265</text:p>
          </table:table-cell>
          <table:table-cell office:value-type="float" office:value="167.606" calcext:value-type="float">
            <text:p>167.606</text:p>
          </table:table-cell>
          <table:table-cell office:value-type="float" office:value="186" calcext:value-type="float">
            <text:p>186</text:p>
          </table:table-cell>
          <table:table-cell table:formula="of:=SQRT(([.E147]-[.E146])^2+([.F147]-[.F146])^2)" office:value-type="float" office:value="7.16391966733295" calcext:value-type="float">
            <text:p>7.16391966733295</text:p>
          </table:table-cell>
          <table:table-cell table:formula="of:=180*ATAN2([.E147]-[.E146];[.F147]-[.F146])/PI()" office:value-type="float" office:value="10.715459311419" calcext:value-type="float">
            <text:p>10.71545931141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303" calcext:value-type="float">
            <text:p>1.303</text:p>
          </table:table-cell>
          <table:table-cell office:value-type="float" office:value="321.282" calcext:value-type="float">
            <text:p>321.282</text:p>
          </table:table-cell>
          <table:table-cell office:value-type="float" office:value="139.111" calcext:value-type="float">
            <text:p>139.111</text:p>
          </table:table-cell>
          <table:table-cell office:value-type="float" office:value="321.282" calcext:value-type="float">
            <text:p>321.282</text:p>
          </table:table-cell>
          <table:table-cell office:value-type="float" office:value="139.111" calcext:value-type="float">
            <text:p>139.111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295.356" calcext:value-type="float">
            <text:p>295.356</text:p>
          </table:table-cell>
          <table:table-cell office:value-type="float" office:value="133.076" calcext:value-type="float">
            <text:p>133.076</text:p>
          </table:table-cell>
          <table:table-cell office:value-type="float" office:value="295.356" calcext:value-type="float">
            <text:p>295.356</text:p>
          </table:table-cell>
          <table:table-cell office:value-type="float" office:value="133.076" calcext:value-type="float">
            <text:p>133.076</text:p>
          </table:table-cell>
          <table:table-cell office:value-type="float" office:value="186" calcext:value-type="float">
            <text:p>186</text:p>
          </table:table-cell>
          <table:table-cell table:formula="of:=SQRT(([.E149]-[.E148])^2+([.F149]-[.F148])^2)" office:value-type="float" office:value="26.6191416277836" calcext:value-type="float">
            <text:p>26.6191416277836</text:p>
          </table:table-cell>
          <table:table-cell table:formula="of:=180*ATAN2([.E149]-[.E148];[.F149]-[.F148])/PI()" office:value-type="float" office:value="-166.896161864159" calcext:value-type="float">
            <text:p>-166.89616186415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361.846" calcext:value-type="float">
            <text:p>361.846</text:p>
          </table:table-cell>
          <table:table-cell office:value-type="float" office:value="151.245" calcext:value-type="float">
            <text:p>151.245</text:p>
          </table:table-cell>
          <table:table-cell office:value-type="float" office:value="361.846" calcext:value-type="float">
            <text:p>361.846</text:p>
          </table:table-cell>
          <table:table-cell office:value-type="float" office:value="151.245" calcext:value-type="float">
            <text:p>151.245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013" calcext:value-type="float">
            <text:p>1.013</text:p>
          </table:table-cell>
          <table:table-cell office:value-type="float" office:value="368.124" calcext:value-type="float">
            <text:p>368.124</text:p>
          </table:table-cell>
          <table:table-cell office:value-type="float" office:value="135.319" calcext:value-type="float">
            <text:p>135.319</text:p>
          </table:table-cell>
          <table:table-cell office:value-type="float" office:value="368.124" calcext:value-type="float">
            <text:p>368.124</text:p>
          </table:table-cell>
          <table:table-cell office:value-type="float" office:value="135.319" calcext:value-type="float">
            <text:p>135.319</text:p>
          </table:table-cell>
          <table:table-cell office:value-type="float" office:value="186" calcext:value-type="float">
            <text:p>186</text:p>
          </table:table-cell>
          <table:table-cell table:formula="of:=SQRT(([.E151]-[.E150])^2+([.F151]-[.F150])^2)" office:value-type="float" office:value="17.1187254198436" calcext:value-type="float">
            <text:p>17.1187254198436</text:p>
          </table:table-cell>
          <table:table-cell table:formula="of:=180*ATAN2([.E151]-[.E150];[.F151]-[.F150])/PI()" office:value-type="float" office:value="-68.4857320375704" calcext:value-type="float">
            <text:p>-68.485732037570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551.521" calcext:value-type="float">
            <text:p>551.521</text:p>
          </table:table-cell>
          <table:table-cell office:value-type="float" office:value="139.069" calcext:value-type="float">
            <text:p>139.069</text:p>
          </table:table-cell>
          <table:table-cell office:value-type="float" office:value="551.521" calcext:value-type="float">
            <text:p>551.521</text:p>
          </table:table-cell>
          <table:table-cell office:value-type="float" office:value="139.069" calcext:value-type="float">
            <text:p>139.069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57.609" calcext:value-type="float">
            <text:p>557.609</text:p>
          </table:table-cell>
          <table:table-cell office:value-type="float" office:value="144.777" calcext:value-type="float">
            <text:p>144.777</text:p>
          </table:table-cell>
          <table:table-cell office:value-type="float" office:value="557.609" calcext:value-type="float">
            <text:p>557.609</text:p>
          </table:table-cell>
          <table:table-cell office:value-type="float" office:value="144.777" calcext:value-type="float">
            <text:p>144.777</text:p>
          </table:table-cell>
          <table:table-cell office:value-type="float" office:value="191" calcext:value-type="float">
            <text:p>191</text:p>
          </table:table-cell>
          <table:table-cell table:formula="of:=SQRT(([.E153]-[.E152])^2+([.F153]-[.F152])^2)" office:value-type="float" office:value="8.34535847043139" calcext:value-type="float">
            <text:p>8.34535847043139</text:p>
          </table:table-cell>
          <table:table-cell table:formula="of:=180*ATAN2([.E153]-[.E152];[.F153]-[.F152])/PI()" office:value-type="float" office:value="43.1548940843548" calcext:value-type="float">
            <text:p>43.154894084354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68.193" calcext:value-type="float">
            <text:p>468.193</text:p>
          </table:table-cell>
          <table:table-cell office:value-type="float" office:value="181.304" calcext:value-type="float">
            <text:p>181.304</text:p>
          </table:table-cell>
          <table:table-cell office:value-type="float" office:value="468.193" calcext:value-type="float">
            <text:p>468.193</text:p>
          </table:table-cell>
          <table:table-cell office:value-type="float" office:value="181.304" calcext:value-type="float">
            <text:p>181.304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468.003" calcext:value-type="float">
            <text:p>468.003</text:p>
          </table:table-cell>
          <table:table-cell office:value-type="float" office:value="182.065" calcext:value-type="float">
            <text:p>182.065</text:p>
          </table:table-cell>
          <table:table-cell office:value-type="float" office:value="468.003" calcext:value-type="float">
            <text:p>468.003</text:p>
          </table:table-cell>
          <table:table-cell office:value-type="float" office:value="182.065" calcext:value-type="float">
            <text:p>182.065</text:p>
          </table:table-cell>
          <table:table-cell office:value-type="float" office:value="196" calcext:value-type="float">
            <text:p>196</text:p>
          </table:table-cell>
          <table:table-cell table:formula="of:=SQRT(([.E155]-[.E154])^2+([.F155]-[.F154])^2)" office:value-type="float" office:value="0.784360248865273" calcext:value-type="float">
            <text:p>0.784360248865273</text:p>
          </table:table-cell>
          <table:table-cell table:formula="of:=180*ATAN2([.E155]-[.E154];[.F155]-[.F154])/PI()" office:value-type="float" office:value="104.018526777238" calcext:value-type="float">
            <text:p>104.01852677723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10.93" calcext:value-type="float">
            <text:p>410.93</text:p>
          </table:table-cell>
          <table:table-cell office:value-type="float" office:value="190.626" calcext:value-type="float">
            <text:p>190.626</text:p>
          </table:table-cell>
          <table:table-cell office:value-type="float" office:value="410.93" calcext:value-type="float">
            <text:p>410.93</text:p>
          </table:table-cell>
          <table:table-cell office:value-type="float" office:value="190.626" calcext:value-type="float">
            <text:p>190.626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408.647" calcext:value-type="float">
            <text:p>408.647</text:p>
          </table:table-cell>
          <table:table-cell office:value-type="float" office:value="190.435" calcext:value-type="float">
            <text:p>190.435</text:p>
          </table:table-cell>
          <table:table-cell office:value-type="float" office:value="408.647" calcext:value-type="float">
            <text:p>408.647</text:p>
          </table:table-cell>
          <table:table-cell office:value-type="float" office:value="190.435" calcext:value-type="float">
            <text:p>190.435</text:p>
          </table:table-cell>
          <table:table-cell office:value-type="float" office:value="201" calcext:value-type="float">
            <text:p>201</text:p>
          </table:table-cell>
          <table:table-cell table:formula="of:=SQRT(([.E157]-[.E156])^2+([.F157]-[.F156])^2)" office:value-type="float" office:value="2.29097577464278" calcext:value-type="float">
            <text:p>2.29097577464278</text:p>
          </table:table-cell>
          <table:table-cell table:formula="of:=180*ATAN2([.E157]-[.E156];[.F157]-[.F156])/PI()" office:value-type="float" office:value="-175.217666099272" calcext:value-type="float">
            <text:p>-175.21766609927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542.674" calcext:value-type="float">
            <text:p>542.674</text:p>
          </table:table-cell>
          <table:table-cell office:value-type="float" office:value="151.816" calcext:value-type="float">
            <text:p>151.816</text:p>
          </table:table-cell>
          <table:table-cell office:value-type="float" office:value="542.674" calcext:value-type="float">
            <text:p>542.674</text:p>
          </table:table-cell>
          <table:table-cell office:value-type="float" office:value="151.816" calcext:value-type="float">
            <text:p>151.816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027" calcext:value-type="float">
            <text:p>2.027</text:p>
          </table:table-cell>
          <table:table-cell office:value-type="float" office:value="548.558" calcext:value-type="float">
            <text:p>548.558</text:p>
          </table:table-cell>
          <table:table-cell office:value-type="float" office:value="152.685" calcext:value-type="float">
            <text:p>152.685</text:p>
          </table:table-cell>
          <table:table-cell office:value-type="float" office:value="548.558" calcext:value-type="float">
            <text:p>548.558</text:p>
          </table:table-cell>
          <table:table-cell office:value-type="float" office:value="152.685" calcext:value-type="float">
            <text:p>152.685</text:p>
          </table:table-cell>
          <table:table-cell office:value-type="float" office:value="207" calcext:value-type="float">
            <text:p>207</text:p>
          </table:table-cell>
          <table:table-cell table:formula="of:=SQRT(([.E159]-[.E158])^2+([.F159]-[.F158])^2)" office:value-type="float" office:value="5.94782456029095" calcext:value-type="float">
            <text:p>5.94782456029095</text:p>
          </table:table-cell>
          <table:table-cell table:formula="of:=180*ATAN2([.E159]-[.E158];[.F159]-[.F158])/PI()" office:value-type="float" office:value="8.40120526290285" calcext:value-type="float">
            <text:p>8.4012052629028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584.814" calcext:value-type="float">
            <text:p>584.814</text:p>
          </table:table-cell>
          <table:table-cell office:value-type="float" office:value="187.011" calcext:value-type="float">
            <text:p>187.011</text:p>
          </table:table-cell>
          <table:table-cell office:value-type="float" office:value="584.814" calcext:value-type="float">
            <text:p>584.814</text:p>
          </table:table-cell>
          <table:table-cell office:value-type="float" office:value="187.011" calcext:value-type="float">
            <text:p>187.011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590.077" calcext:value-type="float">
            <text:p>590.077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590.077" calcext:value-type="float">
            <text:p>590.077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212" calcext:value-type="float">
            <text:p>212</text:p>
          </table:table-cell>
          <table:table-cell table:formula="of:=SQRT(([.E161]-[.E160])^2+([.F161]-[.F160])^2)" office:value-type="float" office:value="5.81505786729593" calcext:value-type="float">
            <text:p>5.81505786729593</text:p>
          </table:table-cell>
          <table:table-cell table:formula="of:=180*ATAN2([.E161]-[.E160];[.F161]-[.F160])/PI()" office:value-type="float" office:value="-25.1680850320544" calcext:value-type="float">
            <text:p>-25.168085032054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701.434" calcext:value-type="float">
            <text:p>701.434</text:p>
          </table:table-cell>
          <table:table-cell office:value-type="float" office:value="210.221" calcext:value-type="float">
            <text:p>210.221</text:p>
          </table:table-cell>
          <table:table-cell office:value-type="float" office:value="701.434" calcext:value-type="float">
            <text:p>701.434</text:p>
          </table:table-cell>
          <table:table-cell office:value-type="float" office:value="210.221" calcext:value-type="float">
            <text:p>210.221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699.912" calcext:value-type="float">
            <text:p>699.912</text:p>
          </table:table-cell>
          <table:table-cell office:value-type="float" office:value="204.133" calcext:value-type="float">
            <text:p>204.133</text:p>
          </table:table-cell>
          <table:table-cell office:value-type="float" office:value="699.912" calcext:value-type="float">
            <text:p>699.912</text:p>
          </table:table-cell>
          <table:table-cell office:value-type="float" office:value="204.133" calcext:value-type="float">
            <text:p>204.133</text:p>
          </table:table-cell>
          <table:table-cell office:value-type="float" office:value="217" calcext:value-type="float">
            <text:p>217</text:p>
          </table:table-cell>
          <table:table-cell table:formula="of:=SQRT(([.E163]-[.E162])^2+([.F163]-[.F162])^2)" office:value-type="float" office:value="6.27536676219006" calcext:value-type="float">
            <text:p>6.27536676219006</text:p>
          </table:table-cell>
          <table:table-cell table:formula="of:=180*ATAN2([.E163]-[.E162];[.F163]-[.F162])/PI()" office:value-type="float" office:value="-104.036243467926" calcext:value-type="float">
            <text:p>-104.036243467926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158" calcext:value-type="float">
            <text:p>1.158</text:p>
          </table:table-cell>
          <table:table-cell office:value-type="float" office:value="522.318" calcext:value-type="float">
            <text:p>522.318</text:p>
          </table:table-cell>
          <table:table-cell office:value-type="float" office:value="112.15" calcext:value-type="float">
            <text:p>112.15</text:p>
          </table:table-cell>
          <table:table-cell office:value-type="float" office:value="522.318" calcext:value-type="float">
            <text:p>522.318</text:p>
          </table:table-cell>
          <table:table-cell office:value-type="float" office:value="112.15" calcext:value-type="float">
            <text:p>112.15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316" calcext:value-type="float">
            <text:p>2.316</text:p>
          </table:table-cell>
          <table:table-cell office:value-type="float" office:value="508.573" calcext:value-type="float">
            <text:p>508.573</text:p>
          </table:table-cell>
          <table:table-cell office:value-type="float" office:value="110.651" calcext:value-type="float">
            <text:p>110.651</text:p>
          </table:table-cell>
          <table:table-cell office:value-type="float" office:value="508.573" calcext:value-type="float">
            <text:p>508.573</text:p>
          </table:table-cell>
          <table:table-cell office:value-type="float" office:value="110.651" calcext:value-type="float">
            <text:p>110.651</text:p>
          </table:table-cell>
          <table:table-cell office:value-type="float" office:value="222" calcext:value-type="float">
            <text:p>222</text:p>
          </table:table-cell>
          <table:table-cell table:formula="of:=SQRT(([.E165]-[.E164])^2+([.F165]-[.F164])^2)" office:value-type="float" office:value="13.8264972426136" calcext:value-type="float">
            <text:p>13.8264972426136</text:p>
          </table:table-cell>
          <table:table-cell table:formula="of:=180*ATAN2([.E165]-[.E164];[.F165]-[.F164])/PI()" office:value-type="float" office:value="-173.776043422547" calcext:value-type="float">
            <text:p>-173.776043422547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724" calcext:value-type="float">
            <text:p>0.724</text:p>
          </table:table-cell>
          <table:table-cell office:value-type="float" office:value="354.731" calcext:value-type="float">
            <text:p>354.731</text:p>
          </table:table-cell>
          <table:table-cell office:value-type="float" office:value="140.667" calcext:value-type="float">
            <text:p>140.667</text:p>
          </table:table-cell>
          <table:table-cell office:value-type="float" office:value="354.731" calcext:value-type="float">
            <text:p>354.731</text:p>
          </table:table-cell>
          <table:table-cell office:value-type="float" office:value="140.667" calcext:value-type="float">
            <text:p>140.667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172" calcext:value-type="float">
            <text:p>2.172</text:p>
          </table:table-cell>
          <table:table-cell office:value-type="float" office:value="354.579" calcext:value-type="float">
            <text:p>354.579</text:p>
          </table:table-cell>
          <table:table-cell office:value-type="float" office:value="133.336" calcext:value-type="float">
            <text:p>133.336</text:p>
          </table:table-cell>
          <table:table-cell office:value-type="float" office:value="354.579" calcext:value-type="float">
            <text:p>354.579</text:p>
          </table:table-cell>
          <table:table-cell office:value-type="float" office:value="133.336" calcext:value-type="float">
            <text:p>133.336</text:p>
          </table:table-cell>
          <table:table-cell office:value-type="float" office:value="227" calcext:value-type="float">
            <text:p>227</text:p>
          </table:table-cell>
          <table:table-cell table:formula="of:=SQRT(([.E167]-[.E166])^2+([.F167]-[.F166])^2)" office:value-type="float" office:value="7.33257560479262" calcext:value-type="float">
            <text:p>7.33257560479262</text:p>
          </table:table-cell>
          <table:table-cell table:formula="of:=180*ATAN2([.E167]-[.E166];[.F167]-[.F166])/PI()" office:value-type="float" office:value="-91.187793047785" calcext:value-type="float">
            <text:p>-91.187793047785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673.563" calcext:value-type="float">
            <text:p>673.563</text:p>
          </table:table-cell>
          <table:table-cell office:value-type="float" office:value="189.484" calcext:value-type="float">
            <text:p>189.484</text:p>
          </table:table-cell>
          <table:table-cell office:value-type="float" office:value="673.563" calcext:value-type="float">
            <text:p>673.563</text:p>
          </table:table-cell>
          <table:table-cell office:value-type="float" office:value="189.484" calcext:value-type="float">
            <text:p>189.484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681.648" calcext:value-type="float">
            <text:p>681.648</text:p>
          </table:table-cell>
          <table:table-cell office:value-type="float" office:value="190.435" calcext:value-type="float">
            <text:p>190.435</text:p>
          </table:table-cell>
          <table:table-cell office:value-type="float" office:value="681.648" calcext:value-type="float">
            <text:p>681.648</text:p>
          </table:table-cell>
          <table:table-cell office:value-type="float" office:value="190.435" calcext:value-type="float">
            <text:p>190.435</text:p>
          </table:table-cell>
          <table:table-cell office:value-type="float" office:value="238" calcext:value-type="float">
            <text:p>238</text:p>
          </table:table-cell>
          <table:table-cell table:formula="of:=SQRT(([.E169]-[.E168])^2+([.F169]-[.F168])^2)" office:value-type="float" office:value="8.14073866427369" calcext:value-type="float">
            <text:p>8.14073866427369</text:p>
          </table:table-cell>
          <table:table-cell table:formula="of:=180*ATAN2([.E169]-[.E168];[.F169]-[.F168])/PI()" office:value-type="float" office:value="6.70860328756258" calcext:value-type="float">
            <text:p>6.70860328756258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681.648" calcext:value-type="float">
            <text:p>681.648</text:p>
          </table:table-cell>
          <table:table-cell office:value-type="float" office:value="190.435" calcext:value-type="float">
            <text:p>190.435</text:p>
          </table:table-cell>
          <table:table-cell office:value-type="float" office:value="681.648" calcext:value-type="float">
            <text:p>681.648</text:p>
          </table:table-cell>
          <table:table-cell office:value-type="float" office:value="190.435" calcext:value-type="float">
            <text:p>190.435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680.887" calcext:value-type="float">
            <text:p>680.887</text:p>
          </table:table-cell>
          <table:table-cell office:value-type="float" office:value="181.684" calcext:value-type="float">
            <text:p>181.684</text:p>
          </table:table-cell>
          <table:table-cell office:value-type="float" office:value="680.887" calcext:value-type="float">
            <text:p>680.887</text:p>
          </table:table-cell>
          <table:table-cell office:value-type="float" office:value="181.684" calcext:value-type="float">
            <text:p>181.684</text:p>
          </table:table-cell>
          <table:table-cell office:value-type="float" office:value="243" calcext:value-type="float">
            <text:p>243</text:p>
          </table:table-cell>
          <table:table-cell table:formula="of:=SQRT(([.E171]-[.E170])^2+([.F171]-[.F170])^2)" office:value-type="float" office:value="8.78402652546087" calcext:value-type="float">
            <text:p>8.78402652546087</text:p>
          </table:table-cell>
          <table:table-cell table:formula="of:=180*ATAN2([.E171]-[.E170];[.F171]-[.F170])/PI()" office:value-type="float" office:value="-94.9700232586442" calcext:value-type="float">
            <text:p>-94.970023258644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555.896" calcext:value-type="float">
            <text:p>555.896</text:p>
          </table:table-cell>
          <table:table-cell office:value-type="float" office:value="157.999" calcext:value-type="float">
            <text:p>157.999</text:p>
          </table:table-cell>
          <table:table-cell office:value-type="float" office:value="555.896" calcext:value-type="float">
            <text:p>555.896</text:p>
          </table:table-cell>
          <table:table-cell office:value-type="float" office:value="157.999" calcext:value-type="float">
            <text:p>157.999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559.321" calcext:value-type="float">
            <text:p>559.321</text:p>
          </table:table-cell>
          <table:table-cell office:value-type="float" office:value="156.952" calcext:value-type="float">
            <text:p>156.952</text:p>
          </table:table-cell>
          <table:table-cell office:value-type="float" office:value="559.321" calcext:value-type="float">
            <text:p>559.321</text:p>
          </table:table-cell>
          <table:table-cell office:value-type="float" office:value="156.952" calcext:value-type="float">
            <text:p>156.952</text:p>
          </table:table-cell>
          <table:table-cell office:value-type="float" office:value="248" calcext:value-type="float">
            <text:p>248</text:p>
          </table:table-cell>
          <table:table-cell table:formula="of:=SQRT(([.E173]-[.E172])^2+([.F173]-[.F172])^2)" office:value-type="float" office:value="3.5814569660964" calcext:value-type="float">
            <text:p>3.5814569660964</text:p>
          </table:table-cell>
          <table:table-cell table:formula="of:=180*ATAN2([.E173]-[.E172];[.F173]-[.F172])/PI()" office:value-type="float" office:value="-16.9980481096762" calcext:value-type="float">
            <text:p>-16.998048109676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43.53" calcext:value-type="float">
            <text:p>543.53</text:p>
          </table:table-cell>
          <table:table-cell office:value-type="float" office:value="155.43" calcext:value-type="float">
            <text:p>155.43</text:p>
          </table:table-cell>
          <table:table-cell office:value-type="float" office:value="543.53" calcext:value-type="float">
            <text:p>543.53</text:p>
          </table:table-cell>
          <table:table-cell office:value-type="float" office:value="155.43" calcext:value-type="float">
            <text:p>155.43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869" calcext:value-type="float">
            <text:p>0.869</text:p>
          </table:table-cell>
          <table:table-cell office:value-type="float" office:value="541.628" calcext:value-type="float">
            <text:p>541.628</text:p>
          </table:table-cell>
          <table:table-cell office:value-type="float" office:value="153.528" calcext:value-type="float">
            <text:p>153.528</text:p>
          </table:table-cell>
          <table:table-cell office:value-type="float" office:value="541.628" calcext:value-type="float">
            <text:p>541.628</text:p>
          </table:table-cell>
          <table:table-cell office:value-type="float" office:value="153.528" calcext:value-type="float">
            <text:p>153.528</text:p>
          </table:table-cell>
          <table:table-cell office:value-type="float" office:value="235" calcext:value-type="float">
            <text:p>235</text:p>
          </table:table-cell>
          <table:table-cell table:formula="of:=SQRT(([.E175]-[.E174])^2+([.F175]-[.F174])^2)" office:value-type="float" office:value="2.68983419563359" calcext:value-type="float">
            <text:p>2.68983419563359</text:p>
          </table:table-cell>
          <table:table-cell table:formula="of:=180*ATAN2([.E175]-[.E174];[.F175]-[.F174])/PI()" office:value-type="float" office:value="-134.999999999999" calcext:value-type="float">
            <text:p>-134.99999999999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433.093" calcext:value-type="float">
            <text:p>433.093</text:p>
          </table:table-cell>
          <table:table-cell office:value-type="float" office:value="153.718" calcext:value-type="float">
            <text:p>153.718</text:p>
          </table:table-cell>
          <table:table-cell office:value-type="float" office:value="433.093" calcext:value-type="float">
            <text:p>433.093</text:p>
          </table:table-cell>
          <table:table-cell office:value-type="float" office:value="153.718" calcext:value-type="float">
            <text:p>153.718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448" calcext:value-type="float">
            <text:p>1.448</text:p>
          </table:table-cell>
          <table:table-cell office:value-type="float" office:value="429.574" calcext:value-type="float">
            <text:p>429.574</text:p>
          </table:table-cell>
          <table:table-cell office:value-type="float" office:value="154.365" calcext:value-type="float">
            <text:p>154.365</text:p>
          </table:table-cell>
          <table:table-cell office:value-type="float" office:value="429.574" calcext:value-type="float">
            <text:p>429.574</text:p>
          </table:table-cell>
          <table:table-cell office:value-type="float" office:value="154.365" calcext:value-type="float">
            <text:p>154.365</text:p>
          </table:table-cell>
          <table:table-cell office:value-type="float" office:value="240" calcext:value-type="float">
            <text:p>240</text:p>
          </table:table-cell>
          <table:table-cell table:formula="of:=SQRT(([.E177]-[.E176])^2+([.F177]-[.F176])^2)" office:value-type="float" office:value="3.57798406927701" calcext:value-type="float">
            <text:p>3.57798406927701</text:p>
          </table:table-cell>
          <table:table-cell table:formula="of:=180*ATAN2([.E177]-[.E176];[.F177]-[.F176])/PI()" office:value-type="float" office:value="169.582003000093" calcext:value-type="float">
            <text:p>169.582003000093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458.301" calcext:value-type="float">
            <text:p>458.301</text:p>
          </table:table-cell>
          <table:table-cell office:value-type="float" office:value="129.937" calcext:value-type="float">
            <text:p>129.937</text:p>
          </table:table-cell>
          <table:table-cell office:value-type="float" office:value="458.301" calcext:value-type="float">
            <text:p>458.301</text:p>
          </table:table-cell>
          <table:table-cell office:value-type="float" office:value="129.937" calcext:value-type="float">
            <text:p>129.93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303" calcext:value-type="float">
            <text:p>1.303</text:p>
          </table:table-cell>
          <table:table-cell office:value-type="float" office:value="452.128" calcext:value-type="float">
            <text:p>452.128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452.128" calcext:value-type="float">
            <text:p>452.128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255" calcext:value-type="float">
            <text:p>255</text:p>
          </table:table-cell>
          <table:table-cell table:formula="of:=SQRT(([.E179]-[.E178])^2+([.F179]-[.F178])^2)" office:value-type="float" office:value="13.8784303507277" calcext:value-type="float">
            <text:p>13.8784303507277</text:p>
          </table:table-cell>
          <table:table-cell table:formula="of:=180*ATAN2([.E179]-[.E178];[.F179]-[.F178])/PI()" office:value-type="float" office:value="116.409963569532" calcext:value-type="float">
            <text:p>116.40996356953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507.194" calcext:value-type="float">
            <text:p>507.194</text:p>
          </table:table-cell>
          <table:table-cell office:value-type="float" office:value="155.24" calcext:value-type="float">
            <text:p>155.24</text:p>
          </table:table-cell>
          <table:table-cell office:value-type="float" office:value="507.194" calcext:value-type="float">
            <text:p>507.194</text:p>
          </table:table-cell>
          <table:table-cell office:value-type="float" office:value="155.24" calcext:value-type="float">
            <text:p>155.24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518.608" calcext:value-type="float">
            <text:p>518.608</text:p>
          </table:table-cell>
          <table:table-cell office:value-type="float" office:value="154.289" calcext:value-type="float">
            <text:p>154.289</text:p>
          </table:table-cell>
          <table:table-cell office:value-type="float" office:value="518.608" calcext:value-type="float">
            <text:p>518.608</text:p>
          </table:table-cell>
          <table:table-cell office:value-type="float" office:value="154.289" calcext:value-type="float">
            <text:p>154.289</text:p>
          </table:table-cell>
          <table:table-cell office:value-type="float" office:value="143" calcext:value-type="float">
            <text:p>143</text:p>
          </table:table-cell>
          <table:table-cell table:formula="of:=SQRT(([.E181]-[.E180])^2+([.F181]-[.F180])^2)" office:value-type="float" office:value="11.4535495371522" calcext:value-type="float">
            <text:p>11.4535495371522</text:p>
          </table:table-cell>
          <table:table-cell table:formula="of:=180*ATAN2([.E181]-[.E180];[.F181]-[.F180])/PI()" office:value-type="float" office:value="-4.76281082943079" calcext:value-type="float">
            <text:p>-4.76281082943079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27.93" calcext:value-type="float">
            <text:p>527.93</text:p>
          </table:table-cell>
          <table:table-cell office:value-type="float" office:value="173.694" calcext:value-type="float">
            <text:p>173.694</text:p>
          </table:table-cell>
          <table:table-cell office:value-type="float" office:value="527.93" calcext:value-type="float">
            <text:p>527.93</text:p>
          </table:table-cell>
          <table:table-cell office:value-type="float" office:value="173.694" calcext:value-type="float">
            <text:p>173.694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434" calcext:value-type="float">
            <text:p>0.434</text:p>
          </table:table-cell>
          <table:table-cell office:value-type="float" office:value="536.047" calcext:value-type="float">
            <text:p>536.047</text:p>
          </table:table-cell>
          <table:table-cell office:value-type="float" office:value="180.923" calcext:value-type="float">
            <text:p>180.923</text:p>
          </table:table-cell>
          <table:table-cell office:value-type="float" office:value="536.047" calcext:value-type="float">
            <text:p>536.047</text:p>
          </table:table-cell>
          <table:table-cell office:value-type="float" office:value="180.923" calcext:value-type="float">
            <text:p>180.923</text:p>
          </table:table-cell>
          <table:table-cell office:value-type="float" office:value="148" calcext:value-type="float">
            <text:p>148</text:p>
          </table:table-cell>
          <table:table-cell table:formula="of:=SQRT(([.E183]-[.E182])^2+([.F183]-[.F182])^2)" office:value-type="float" office:value="10.8694125876241" calcext:value-type="float">
            <text:p>10.8694125876241</text:p>
          </table:table-cell>
          <table:table-cell table:formula="of:=180*ATAN2([.E183]-[.E182];[.F183]-[.F182])/PI()" office:value-type="float" office:value="41.6882589015444" calcext:value-type="float">
            <text:p>41.6882589015444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448" calcext:value-type="float">
            <text:p>1.448</text:p>
          </table:table-cell>
          <table:table-cell office:value-type="float" office:value="550.798" calcext:value-type="float">
            <text:p>550.798</text:p>
          </table:table-cell>
          <table:table-cell office:value-type="float" office:value="177.194" calcext:value-type="float">
            <text:p>177.194</text:p>
          </table:table-cell>
          <table:table-cell office:value-type="float" office:value="550.798" calcext:value-type="float">
            <text:p>550.798</text:p>
          </table:table-cell>
          <table:table-cell office:value-type="float" office:value="177.194" calcext:value-type="float">
            <text:p>177.194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145" calcext:value-type="float">
            <text:p>0.145</text:p>
          </table:table-cell>
          <table:table-cell office:value-type="float" office:value="556.848" calcext:value-type="float">
            <text:p>556.848</text:p>
          </table:table-cell>
          <table:table-cell office:value-type="float" office:value="175.216" calcext:value-type="float">
            <text:p>175.216</text:p>
          </table:table-cell>
          <table:table-cell office:value-type="float" office:value="556.848" calcext:value-type="float">
            <text:p>556.848</text:p>
          </table:table-cell>
          <table:table-cell office:value-type="float" office:value="175.216" calcext:value-type="float">
            <text:p>175.216</text:p>
          </table:table-cell>
          <table:table-cell office:value-type="float" office:value="153" calcext:value-type="float">
            <text:p>153</text:p>
          </table:table-cell>
          <table:table-cell table:formula="of:=SQRT(([.E185]-[.E184])^2+([.F185]-[.F184])^2)" office:value-type="float" office:value="6.36513817603352" calcext:value-type="float">
            <text:p>6.36513817603352</text:p>
          </table:table-cell>
          <table:table-cell table:formula="of:=180*ATAN2([.E185]-[.E184];[.F185]-[.F184])/PI()" office:value-type="float" office:value="-18.1047502516502" calcext:value-type="float">
            <text:p>-18.104750251650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579" calcext:value-type="float">
            <text:p>0.579</text:p>
          </table:table-cell>
          <table:table-cell office:value-type="float" office:value="260.541" calcext:value-type="float">
            <text:p>260.541</text:p>
          </table:table-cell>
          <table:table-cell office:value-type="float" office:value="196.713" calcext:value-type="float">
            <text:p>196.713</text:p>
          </table:table-cell>
          <table:table-cell office:value-type="float" office:value="260.541" calcext:value-type="float">
            <text:p>260.541</text:p>
          </table:table-cell>
          <table:table-cell office:value-type="float" office:value="196.713" calcext:value-type="float">
            <text:p>196.713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0.29" calcext:value-type="float">
            <text:p>0.29</text:p>
          </table:table-cell>
          <table:table-cell office:value-type="float" office:value="259.114" calcext:value-type="float">
            <text:p>259.114</text:p>
          </table:table-cell>
          <table:table-cell office:value-type="float" office:value="198.616" calcext:value-type="float">
            <text:p>198.616</text:p>
          </table:table-cell>
          <table:table-cell office:value-type="float" office:value="259.114" calcext:value-type="float">
            <text:p>259.114</text:p>
          </table:table-cell>
          <table:table-cell office:value-type="float" office:value="198.616" calcext:value-type="float">
            <text:p>198.616</text:p>
          </table:table-cell>
          <table:table-cell office:value-type="float" office:value="158" calcext:value-type="float">
            <text:p>158</text:p>
          </table:table-cell>
          <table:table-cell table:formula="of:=SQRT(([.E187]-[.E186])^2+([.F187]-[.F186])^2)" office:value-type="float" office:value="2.37860000840834" calcext:value-type="float">
            <text:p>2.37860000840834</text:p>
          </table:table-cell>
          <table:table-cell table:formula="of:=180*ATAN2([.E187]-[.E186];[.F187]-[.F186])/PI()" office:value-type="float" office:value="126.865080040582" calcext:value-type="float">
            <text:p>126.865080040582</text:p>
          </table:table-cell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1.303" calcext:value-type="float">
            <text:p>1.303</text:p>
          </table:table-cell>
          <table:table-cell office:value-type="float" office:value="279.386" calcext:value-type="float">
            <text:p>279.386</text:p>
          </table:table-cell>
          <table:table-cell office:value-type="float" office:value="181.346" calcext:value-type="float">
            <text:p>181.346</text:p>
          </table:table-cell>
          <table:table-cell office:value-type="float" office:value="279.386" calcext:value-type="float">
            <text:p>279.386</text:p>
          </table:table-cell>
          <table:table-cell office:value-type="float" office:value="181.346" calcext:value-type="float">
            <text:p>181.346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</text:p>
          </table:table-cell>
          <table:table-cell office:value-type="float" office:value="2.895" calcext:value-type="float">
            <text:p>2.895</text:p>
          </table:table-cell>
          <table:table-cell office:value-type="float" office:value="271.156" calcext:value-type="float">
            <text:p>271.156</text:p>
          </table:table-cell>
          <table:table-cell office:value-type="float" office:value="189.389" calcext:value-type="float">
            <text:p>189.389</text:p>
          </table:table-cell>
          <table:table-cell office:value-type="float" office:value="271.156" calcext:value-type="float">
            <text:p>271.156</text:p>
          </table:table-cell>
          <table:table-cell office:value-type="float" office:value="189.389" calcext:value-type="float">
            <text:p>189.389</text:p>
          </table:table-cell>
          <table:table-cell office:value-type="float" office:value="164" calcext:value-type="float">
            <text:p>164</text:p>
          </table:table-cell>
          <table:table-cell table:formula="of:=SQRT(([.E189]-[.E188])^2+([.F189]-[.F188])^2)" office:value-type="float" office:value="11.5075083749698" calcext:value-type="float">
            <text:p>11.5075083749698</text:p>
          </table:table-cell>
          <table:table-cell table:formula="of:=180*ATAN2([.E189]-[.E188];[.F189]-[.F188])/PI()" office:value-type="float" office:value="135.658381317992" calcext:value-type="float">
            <text:p>135.65838131799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303" calcext:value-type="float">
            <text:p>1.303</text:p>
          </table:table-cell>
          <table:table-cell office:value-type="float" office:value="261.249" calcext:value-type="float">
            <text:p>261.249</text:p>
          </table:table-cell>
          <table:table-cell office:value-type="float" office:value="279.132" calcext:value-type="float">
            <text:p>279.132</text:p>
          </table:table-cell>
          <table:table-cell office:value-type="float" office:value="261.249" calcext:value-type="float">
            <text:p>261.249</text:p>
          </table:table-cell>
          <table:table-cell office:value-type="float" office:value="279.132" calcext:value-type="float">
            <text:p>279.132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724" calcext:value-type="float">
            <text:p>0.724</text:p>
          </table:table-cell>
          <table:table-cell office:value-type="float" office:value="262.805" calcext:value-type="float">
            <text:p>262.805</text:p>
          </table:table-cell>
          <table:table-cell office:value-type="float" office:value="282.134" calcext:value-type="float">
            <text:p>282.134</text:p>
          </table:table-cell>
          <table:table-cell office:value-type="float" office:value="262.805" calcext:value-type="float">
            <text:p>262.805</text:p>
          </table:table-cell>
          <table:table-cell office:value-type="float" office:value="282.134" calcext:value-type="float">
            <text:p>282.134</text:p>
          </table:table-cell>
          <table:table-cell office:value-type="float" office:value="97" calcext:value-type="float">
            <text:p>97</text:p>
          </table:table-cell>
          <table:table-cell table:formula="of:=SQRT(([.E191]-[.E190])^2+([.F191]-[.F190])^2)" office:value-type="float" office:value="3.38129265222636" calcext:value-type="float">
            <text:p>3.38129265222636</text:p>
          </table:table-cell>
          <table:table-cell table:formula="of:=180*ATAN2([.E191]-[.E190];[.F191]-[.F190])/PI()" office:value-type="float" office:value="62.6013388979801" calcext:value-type="float">
            <text:p>62.601338897980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67.675" calcext:value-type="float">
            <text:p>267.675</text:p>
          </table:table-cell>
          <table:table-cell office:value-type="float" office:value="270.909" calcext:value-type="float">
            <text:p>270.909</text:p>
          </table:table-cell>
          <table:table-cell office:value-type="float" office:value="267.675" calcext:value-type="float">
            <text:p>267.675</text:p>
          </table:table-cell>
          <table:table-cell office:value-type="float" office:value="270.909" calcext:value-type="float">
            <text:p>270.909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267.294" calcext:value-type="float">
            <text:p>267.294</text:p>
          </table:table-cell>
          <table:table-cell office:value-type="float" office:value="273.477" calcext:value-type="float">
            <text:p>273.477</text:p>
          </table:table-cell>
          <table:table-cell office:value-type="float" office:value="267.294" calcext:value-type="float">
            <text:p>267.294</text:p>
          </table:table-cell>
          <table:table-cell office:value-type="float" office:value="273.477" calcext:value-type="float">
            <text:p>273.477</text:p>
          </table:table-cell>
          <table:table-cell office:value-type="float" office:value="102" calcext:value-type="float">
            <text:p>102</text:p>
          </table:table-cell>
          <table:table-cell table:formula="of:=SQRT(([.E193]-[.E192])^2+([.F193]-[.F192])^2)" office:value-type="float" office:value="2.59610958936635" calcext:value-type="float">
            <text:p>2.59610958936635</text:p>
          </table:table-cell>
          <table:table-cell table:formula="of:=180*ATAN2([.E193]-[.E192];[.F193]-[.F192])/PI()" office:value-type="float" office:value="98.4390976791141" calcext:value-type="float">
            <text:p>98.439097679114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14.406" calcext:value-type="float">
            <text:p>214.406</text:p>
          </table:table-cell>
          <table:table-cell office:value-type="float" office:value="324.939" calcext:value-type="float">
            <text:p>324.939</text:p>
          </table:table-cell>
          <table:table-cell office:value-type="float" office:value="214.406" calcext:value-type="float">
            <text:p>214.406</text:p>
          </table:table-cell>
          <table:table-cell office:value-type="float" office:value="324.939" calcext:value-type="float">
            <text:p>324.939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213.075" calcext:value-type="float">
            <text:p>213.075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213.075" calcext:value-type="float">
            <text:p>213.075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107" calcext:value-type="float">
            <text:p>107</text:p>
          </table:table-cell>
          <table:table-cell table:formula="of:=SQRT(([.E195]-[.E194])^2+([.F195]-[.F194])^2)" office:value-type="float" office:value="2.02189144120055" calcext:value-type="float">
            <text:p>2.02189144120055</text:p>
          </table:table-cell>
          <table:table-cell table:formula="of:=180*ATAN2([.E195]-[.E194];[.F195]-[.F194])/PI()" office:value-type="float" office:value="131.169930438676" calcext:value-type="float">
            <text:p>131.16993043867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334.831" calcext:value-type="float">
            <text:p>334.831</text:p>
          </table:table-cell>
          <table:table-cell office:value-type="float" office:value="269.007" calcext:value-type="float">
            <text:p>269.007</text:p>
          </table:table-cell>
          <table:table-cell office:value-type="float" office:value="334.831" calcext:value-type="float">
            <text:p>334.831</text:p>
          </table:table-cell>
          <table:table-cell office:value-type="float" office:value="269.007" calcext:value-type="float">
            <text:p>269.007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38.636" calcext:value-type="float">
            <text:p>338.636</text:p>
          </table:table-cell>
          <table:table-cell office:value-type="float" office:value="269.577" calcext:value-type="float">
            <text:p>269.577</text:p>
          </table:table-cell>
          <table:table-cell office:value-type="float" office:value="338.636" calcext:value-type="float">
            <text:p>338.636</text:p>
          </table:table-cell>
          <table:table-cell office:value-type="float" office:value="269.577" calcext:value-type="float">
            <text:p>269.577</text:p>
          </table:table-cell>
          <table:table-cell office:value-type="float" office:value="112" calcext:value-type="float">
            <text:p>112</text:p>
          </table:table-cell>
          <table:table-cell table:formula="of:=SQRT(([.E197]-[.E196])^2+([.F197]-[.F196])^2)" office:value-type="float" office:value="3.84745695232579" calcext:value-type="float">
            <text:p>3.84745695232579</text:p>
          </table:table-cell>
          <table:table-cell table:formula="of:=180*ATAN2([.E197]-[.E196];[.F197]-[.F196])/PI()" office:value-type="float" office:value="8.51972028567029" calcext:value-type="float">
            <text:p>8.5197202856702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27.1" calcext:value-type="float">
            <text:p>427.1</text:p>
          </table:table-cell>
          <table:table-cell office:value-type="float" office:value="258.924" calcext:value-type="float">
            <text:p>258.924</text:p>
          </table:table-cell>
          <table:table-cell office:value-type="float" office:value="427.1" calcext:value-type="float">
            <text:p>427.1</text:p>
          </table:table-cell>
          <table:table-cell office:value-type="float" office:value="258.924" calcext:value-type="float">
            <text:p>258.924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26.72" calcext:value-type="float">
            <text:p>426.72</text:p>
          </table:table-cell>
          <table:table-cell office:value-type="float" office:value="258.163" calcext:value-type="float">
            <text:p>258.163</text:p>
          </table:table-cell>
          <table:table-cell office:value-type="float" office:value="426.72" calcext:value-type="float">
            <text:p>426.72</text:p>
          </table:table-cell>
          <table:table-cell office:value-type="float" office:value="258.163" calcext:value-type="float">
            <text:p>258.163</text:p>
          </table:table-cell>
          <table:table-cell office:value-type="float" office:value="117" calcext:value-type="float">
            <text:p>117</text:p>
          </table:table-cell>
          <table:table-cell table:formula="of:=SQRT(([.E199]-[.E198])^2+([.F199]-[.F198])^2)" office:value-type="float" office:value="0.850600376204917" calcext:value-type="float">
            <text:p>0.850600376204917</text:p>
          </table:table-cell>
          <table:table-cell table:formula="of:=180*ATAN2([.E199]-[.E198];[.F199]-[.F198])/PI()" office:value-type="float" office:value="-116.534927215862" calcext:value-type="float">
            <text:p>-116.53492721586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64.262" calcext:value-type="float">
            <text:p>464.262</text:p>
          </table:table-cell>
          <table:table-cell office:value-type="float" office:value="273.763" calcext:value-type="float">
            <text:p>273.763</text:p>
          </table:table-cell>
          <table:table-cell office:value-type="float" office:value="464.262" calcext:value-type="float">
            <text:p>464.262</text:p>
          </table:table-cell>
          <table:table-cell office:value-type="float" office:value="273.763" calcext:value-type="float">
            <text:p>273.763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60.964" calcext:value-type="float">
            <text:p>460.964</text:p>
          </table:table-cell>
          <table:table-cell office:value-type="float" office:value="276.236" calcext:value-type="float">
            <text:p>276.236</text:p>
          </table:table-cell>
          <table:table-cell office:value-type="float" office:value="460.964" calcext:value-type="float">
            <text:p>460.964</text:p>
          </table:table-cell>
          <table:table-cell office:value-type="float" office:value="276.236" calcext:value-type="float">
            <text:p>276.236</text:p>
          </table:table-cell>
          <table:table-cell office:value-type="float" office:value="122" calcext:value-type="float">
            <text:p>122</text:p>
          </table:table-cell>
          <table:table-cell table:formula="of:=SQRT(([.E201]-[.E200])^2+([.F201]-[.F200])^2)" office:value-type="float" office:value="4.12220001940712" calcext:value-type="float">
            <text:p>4.12220001940712</text:p>
          </table:table-cell>
          <table:table-cell table:formula="of:=180*ATAN2([.E201]-[.E200];[.F201]-[.F200])/PI()" office:value-type="float" office:value="143.135662082392" calcext:value-type="float">
            <text:p>143.13566208239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94.637" calcext:value-type="float">
            <text:p>494.637</text:p>
          </table:table-cell>
          <table:table-cell office:value-type="float" office:value="265.392" calcext:value-type="float">
            <text:p>265.392</text:p>
          </table:table-cell>
          <table:table-cell office:value-type="float" office:value="494.637" calcext:value-type="float">
            <text:p>494.637</text:p>
          </table:table-cell>
          <table:table-cell office:value-type="float" office:value="265.392" calcext:value-type="float">
            <text:p>265.39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94.067" calcext:value-type="float">
            <text:p>494.067</text:p>
          </table:table-cell>
          <table:table-cell office:value-type="float" office:value="264.251" calcext:value-type="float">
            <text:p>264.251</text:p>
          </table:table-cell>
          <table:table-cell office:value-type="float" office:value="494.067" calcext:value-type="float">
            <text:p>494.067</text:p>
          </table:table-cell>
          <table:table-cell office:value-type="float" office:value="264.251" calcext:value-type="float">
            <text:p>264.251</text:p>
          </table:table-cell>
          <table:table-cell office:value-type="float" office:value="127" calcext:value-type="float">
            <text:p>127</text:p>
          </table:table-cell>
          <table:table-cell table:formula="of:=SQRT(([.E203]-[.E202])^2+([.F203]-[.F202])^2)" office:value-type="float" office:value="1.2754532527694" calcext:value-type="float">
            <text:p>1.2754532527694</text:p>
          </table:table-cell>
          <table:table-cell table:formula="of:=180*ATAN2([.E203]-[.E202];[.F203]-[.F202])/PI()" office:value-type="float" office:value="-116.544961493639" calcext:value-type="float">
            <text:p>-116.54496149363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158" calcext:value-type="float">
            <text:p>1.158</text:p>
          </table:table-cell>
          <table:table-cell office:value-type="float" office:value="510.808" calcext:value-type="float">
            <text:p>510.808</text:p>
          </table:table-cell>
          <table:table-cell office:value-type="float" office:value="278.281" calcext:value-type="float">
            <text:p>278.281</text:p>
          </table:table-cell>
          <table:table-cell office:value-type="float" office:value="510.808" calcext:value-type="float">
            <text:p>510.808</text:p>
          </table:table-cell>
          <table:table-cell office:value-type="float" office:value="278.281" calcext:value-type="float">
            <text:p>278.281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724" calcext:value-type="float">
            <text:p>0.724</text:p>
          </table:table-cell>
          <table:table-cell office:value-type="float" office:value="512.635" calcext:value-type="float">
            <text:p>512.635</text:p>
          </table:table-cell>
          <table:table-cell office:value-type="float" office:value="277.263" calcext:value-type="float">
            <text:p>277.263</text:p>
          </table:table-cell>
          <table:table-cell office:value-type="float" office:value="512.635" calcext:value-type="float">
            <text:p>512.635</text:p>
          </table:table-cell>
          <table:table-cell office:value-type="float" office:value="277.263" calcext:value-type="float">
            <text:p>277.263</text:p>
          </table:table-cell>
          <table:table-cell office:value-type="float" office:value="132" calcext:value-type="float">
            <text:p>132</text:p>
          </table:table-cell>
          <table:table-cell table:formula="of:=SQRT(([.E205]-[.E204])^2+([.F205]-[.F204])^2)" office:value-type="float" office:value="2.09147149155805" calcext:value-type="float">
            <text:p>2.09147149155805</text:p>
          </table:table-cell>
          <table:table-cell table:formula="of:=180*ATAN2([.E205]-[.E204];[.F205]-[.F204])/PI()" office:value-type="float" office:value="-29.126446630825" calcext:value-type="float">
            <text:p>-29.12644663082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93.617" calcext:value-type="float">
            <text:p>393.617</text:p>
          </table:table-cell>
          <table:table-cell office:value-type="float" office:value="256.641" calcext:value-type="float">
            <text:p>256.641</text:p>
          </table:table-cell>
          <table:table-cell office:value-type="float" office:value="393.617" calcext:value-type="float">
            <text:p>393.617</text:p>
          </table:table-cell>
          <table:table-cell office:value-type="float" office:value="256.641" calcext:value-type="float">
            <text:p>256.641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392.476" calcext:value-type="float">
            <text:p>392.476</text:p>
          </table:table-cell>
          <table:table-cell office:value-type="float" office:value="255.024" calcext:value-type="float">
            <text:p>255.024</text:p>
          </table:table-cell>
          <table:table-cell office:value-type="float" office:value="392.476" calcext:value-type="float">
            <text:p>392.476</text:p>
          </table:table-cell>
          <table:table-cell office:value-type="float" office:value="255.024" calcext:value-type="float">
            <text:p>255.024</text:p>
          </table:table-cell>
          <table:table-cell office:value-type="float" office:value="137" calcext:value-type="float">
            <text:p>137</text:p>
          </table:table-cell>
          <table:table-cell table:formula="of:=SQRT(([.E207]-[.E206])^2+([.F207]-[.F206])^2)" office:value-type="float" office:value="1.97903259194994" calcext:value-type="float">
            <text:p>1.97903259194994</text:p>
          </table:table-cell>
          <table:table-cell table:formula="of:=180*ATAN2([.E207]-[.E206];[.F207]-[.F206])/PI()" office:value-type="float" office:value="-125.207853757083" calcext:value-type="float">
            <text:p>-125.20785375708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77.637" calcext:value-type="float">
            <text:p>377.637</text:p>
          </table:table-cell>
          <table:table-cell office:value-type="float" office:value="248.27" calcext:value-type="float">
            <text:p>248.27</text:p>
          </table:table-cell>
          <table:table-cell office:value-type="float" office:value="377.637" calcext:value-type="float">
            <text:p>377.637</text:p>
          </table:table-cell>
          <table:table-cell office:value-type="float" office:value="248.27" calcext:value-type="float">
            <text:p>248.27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77.827" calcext:value-type="float">
            <text:p>377.827</text:p>
          </table:table-cell>
          <table:table-cell office:value-type="float" office:value="251.504" calcext:value-type="float">
            <text:p>251.504</text:p>
          </table:table-cell>
          <table:table-cell office:value-type="float" office:value="377.827" calcext:value-type="float">
            <text:p>377.827</text:p>
          </table:table-cell>
          <table:table-cell office:value-type="float" office:value="251.504" calcext:value-type="float">
            <text:p>251.504</text:p>
          </table:table-cell>
          <table:table-cell office:value-type="float" office:value="143" calcext:value-type="float">
            <text:p>143</text:p>
          </table:table-cell>
          <table:table-cell table:formula="of:=SQRT(([.E209]-[.E208])^2+([.F209]-[.F208])^2)" office:value-type="float" office:value="3.23957651553407" calcext:value-type="float">
            <text:p>3.23957651553407</text:p>
          </table:table-cell>
          <table:table-cell table:formula="of:=180*ATAN2([.E209]-[.E208];[.F209]-[.F208])/PI()" office:value-type="float" office:value="86.6376936129197" calcext:value-type="float">
            <text:p>86.637693612919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558.75" calcext:value-type="float">
            <text:p>558.75</text:p>
          </table:table-cell>
          <table:table-cell office:value-type="float" office:value="295.578" calcext:value-type="float">
            <text:p>295.578</text:p>
          </table:table-cell>
          <table:table-cell office:value-type="float" office:value="558.75" calcext:value-type="float">
            <text:p>558.75</text:p>
          </table:table-cell>
          <table:table-cell office:value-type="float" office:value="295.578" calcext:value-type="float">
            <text:p>295.57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556.467" calcext:value-type="float">
            <text:p>556.467</text:p>
          </table:table-cell>
          <table:table-cell office:value-type="float" office:value="292.597" calcext:value-type="float">
            <text:p>292.597</text:p>
          </table:table-cell>
          <table:table-cell office:value-type="float" office:value="556.467" calcext:value-type="float">
            <text:p>556.467</text:p>
          </table:table-cell>
          <table:table-cell office:value-type="float" office:value="292.597" calcext:value-type="float">
            <text:p>292.597</text:p>
          </table:table-cell>
          <table:table-cell office:value-type="float" office:value="73" calcext:value-type="float">
            <text:p>73</text:p>
          </table:table-cell>
          <table:table-cell table:formula="of:=SQRT(([.E211]-[.E210])^2+([.F211]-[.F210])^2)" office:value-type="float" office:value="3.7547902737703" calcext:value-type="float">
            <text:p>3.7547902737703</text:p>
          </table:table-cell>
          <table:table-cell table:formula="of:=180*ATAN2([.E211]-[.E210];[.F211]-[.F210])/PI()" office:value-type="float" office:value="-127.446712032806" calcext:value-type="float">
            <text:p>-127.44671203280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38.204" calcext:value-type="float">
            <text:p>538.204</text:p>
          </table:table-cell>
          <table:table-cell office:value-type="float" office:value="310.67" calcext:value-type="float">
            <text:p>310.67</text:p>
          </table:table-cell>
          <table:table-cell office:value-type="float" office:value="538.204" calcext:value-type="float">
            <text:p>538.204</text:p>
          </table:table-cell>
          <table:table-cell office:value-type="float" office:value="310.67" calcext:value-type="float">
            <text:p>310.6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530.213" calcext:value-type="float">
            <text:p>530.213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530.213" calcext:value-type="float">
            <text:p>530.213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78" calcext:value-type="float">
            <text:p>78</text:p>
          </table:table-cell>
          <table:table-cell table:formula="of:=SQRT(([.E213]-[.E212])^2+([.F213]-[.F212])^2)" office:value-type="float" office:value="8.55114126885994" calcext:value-type="float">
            <text:p>8.55114126885994</text:p>
          </table:table-cell>
          <table:table-cell table:formula="of:=180*ATAN2([.E213]-[.E212];[.F213]-[.F212])/PI()" office:value-type="float" office:value="159.146734609985" calcext:value-type="float">
            <text:p>159.14673460998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565.218" calcext:value-type="float">
            <text:p>565.218</text:p>
          </table:table-cell>
          <table:table-cell office:value-type="float" office:value="325.89" calcext:value-type="float">
            <text:p>325.89</text:p>
          </table:table-cell>
          <table:table-cell office:value-type="float" office:value="565.218" calcext:value-type="float">
            <text:p>565.218</text:p>
          </table:table-cell>
          <table:table-cell office:value-type="float" office:value="325.89" calcext:value-type="float">
            <text:p>325.8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563.506" calcext:value-type="float">
            <text:p>563.506</text:p>
          </table:table-cell>
          <table:table-cell office:value-type="float" office:value="327.412" calcext:value-type="float">
            <text:p>327.412</text:p>
          </table:table-cell>
          <table:table-cell office:value-type="float" office:value="563.506" calcext:value-type="float">
            <text:p>563.506</text:p>
          </table:table-cell>
          <table:table-cell office:value-type="float" office:value="327.412" calcext:value-type="float">
            <text:p>327.412</text:p>
          </table:table-cell>
          <table:table-cell office:value-type="float" office:value="83" calcext:value-type="float">
            <text:p>83</text:p>
          </table:table-cell>
          <table:table-cell table:formula="of:=SQRT(([.E215]-[.E214])^2+([.F215]-[.F214])^2)" office:value-type="float" office:value="2.29072652230683" calcext:value-type="float">
            <text:p>2.29072652230683</text:p>
          </table:table-cell>
          <table:table-cell table:formula="of:=180*ATAN2([.E215]-[.E214];[.F215]-[.F214])/PI()" office:value-type="float" office:value="138.36230638708" calcext:value-type="float">
            <text:p>138.3623063870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73.209" calcext:value-type="float">
            <text:p>573.209</text:p>
          </table:table-cell>
          <table:table-cell office:value-type="float" office:value="318.28" calcext:value-type="float">
            <text:p>318.28</text:p>
          </table:table-cell>
          <table:table-cell office:value-type="float" office:value="573.209" calcext:value-type="float">
            <text:p>573.209</text:p>
          </table:table-cell>
          <table:table-cell office:value-type="float" office:value="318.28" calcext:value-type="float">
            <text:p>318.2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70.165" calcext:value-type="float">
            <text:p>570.165</text:p>
          </table:table-cell>
          <table:table-cell office:value-type="float" office:value="317.9" calcext:value-type="float">
            <text:p>317.9</text:p>
          </table:table-cell>
          <table:table-cell office:value-type="float" office:value="570.165" calcext:value-type="float">
            <text:p>570.165</text:p>
          </table:table-cell>
          <table:table-cell office:value-type="float" office:value="317.9" calcext:value-type="float">
            <text:p>317.9</text:p>
          </table:table-cell>
          <table:table-cell office:value-type="float" office:value="88" calcext:value-type="float">
            <text:p>88</text:p>
          </table:table-cell>
          <table:table-cell table:formula="of:=SQRT(([.E217]-[.E216])^2+([.F217]-[.F216])^2)" office:value-type="float" office:value="3.0676270959815" calcext:value-type="float">
            <text:p>3.0676270959815</text:p>
          </table:table-cell>
          <table:table-cell table:formula="of:=180*ATAN2([.E217]-[.E216];[.F217]-[.F216])/PI()" office:value-type="float" office:value="-172.884250314371" calcext:value-type="float">
            <text:p>-172.88425031437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02.818" calcext:value-type="float">
            <text:p>502.818</text:p>
          </table:table-cell>
          <table:table-cell office:value-type="float" office:value="280.992" calcext:value-type="float">
            <text:p>280.992</text:p>
          </table:table-cell>
          <table:table-cell office:value-type="float" office:value="502.818" calcext:value-type="float">
            <text:p>502.818</text:p>
          </table:table-cell>
          <table:table-cell office:value-type="float" office:value="280.992" calcext:value-type="float">
            <text:p>280.992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506.369" calcext:value-type="float">
            <text:p>506.369</text:p>
          </table:table-cell>
          <table:table-cell office:value-type="float" office:value="285.685" calcext:value-type="float">
            <text:p>285.685</text:p>
          </table:table-cell>
          <table:table-cell office:value-type="float" office:value="506.369" calcext:value-type="float">
            <text:p>506.369</text:p>
          </table:table-cell>
          <table:table-cell office:value-type="float" office:value="285.685" calcext:value-type="float">
            <text:p>285.685</text:p>
          </table:table-cell>
          <table:table-cell office:value-type="float" office:value="93" calcext:value-type="float">
            <text:p>93</text:p>
          </table:table-cell>
          <table:table-cell table:formula="of:=SQRT(([.E219]-[.E218])^2+([.F219]-[.F218])^2)" office:value-type="float" office:value="5.88505310086495" calcext:value-type="float">
            <text:p>5.88505310086495</text:p>
          </table:table-cell>
          <table:table-cell table:formula="of:=180*ATAN2([.E219]-[.E218];[.F219]-[.F218])/PI()" office:value-type="float" office:value="52.8867062842374" calcext:value-type="float">
            <text:p>52.886706284237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14.994" calcext:value-type="float">
            <text:p>514.994</text:p>
          </table:table-cell>
          <table:table-cell office:value-type="float" office:value="275.285" calcext:value-type="float">
            <text:p>275.285</text:p>
          </table:table-cell>
          <table:table-cell office:value-type="float" office:value="514.994" calcext:value-type="float">
            <text:p>514.994</text:p>
          </table:table-cell>
          <table:table-cell office:value-type="float" office:value="275.285" calcext:value-type="float">
            <text:p>275.285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14.613" calcext:value-type="float">
            <text:p>514.613</text:p>
          </table:table-cell>
          <table:table-cell office:value-type="float" office:value="274.143" calcext:value-type="float">
            <text:p>274.143</text:p>
          </table:table-cell>
          <table:table-cell office:value-type="float" office:value="514.613" calcext:value-type="float">
            <text:p>514.613</text:p>
          </table:table-cell>
          <table:table-cell office:value-type="float" office:value="274.143" calcext:value-type="float">
            <text:p>274.143</text:p>
          </table:table-cell>
          <table:table-cell office:value-type="float" office:value="98" calcext:value-type="float">
            <text:p>98</text:p>
          </table:table-cell>
          <table:table-cell table:formula="of:=SQRT(([.E221]-[.E220])^2+([.F221]-[.F220])^2)" office:value-type="float" office:value="1.20387914675855" calcext:value-type="float">
            <text:p>1.20387914675855</text:p>
          </table:table-cell>
          <table:table-cell table:formula="of:=180*ATAN2([.E221]-[.E220];[.F221]-[.F220])/PI()" office:value-type="float" office:value="-108.449998935396" calcext:value-type="float">
            <text:p>-108.44999893539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77.706" calcext:value-type="float">
            <text:p>477.706</text:p>
          </table:table-cell>
          <table:table-cell office:value-type="float" office:value="281.626" calcext:value-type="float">
            <text:p>281.626</text:p>
          </table:table-cell>
          <table:table-cell office:value-type="float" office:value="477.706" calcext:value-type="float">
            <text:p>477.706</text:p>
          </table:table-cell>
          <table:table-cell office:value-type="float" office:value="281.626" calcext:value-type="float">
            <text:p>281.626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77.706" calcext:value-type="float">
            <text:p>477.706</text:p>
          </table:table-cell>
          <table:table-cell office:value-type="float" office:value="281.626" calcext:value-type="float">
            <text:p>281.626</text:p>
          </table:table-cell>
          <table:table-cell office:value-type="float" office:value="477.707" calcext:value-type="float">
            <text:p>477.707</text:p>
          </table:table-cell>
          <table:table-cell office:value-type="float" office:value="281.628" calcext:value-type="float">
            <text:p>281.628</text:p>
          </table:table-cell>
          <table:table-cell office:value-type="float" office:value="103" calcext:value-type="float">
            <text:p>103</text:p>
          </table:table-cell>
          <table:table-cell table:formula="of:=SQRT(([.E223]-[.E222])^2+([.F223]-[.F222])^2)" office:value-type="float" office:value="0.00223606797749776" calcext:value-type="float">
            <text:p>0.002236067977498</text:p>
          </table:table-cell>
          <table:table-cell table:formula="of:=180*ATAN2([.E223]-[.E222];[.F223]-[.F222])/PI()" office:value-type="float" office:value="63.4349488235734" calcext:value-type="float">
            <text:p>63.434948823573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593" calcext:value-type="float">
            <text:p>1.593</text:p>
          </table:table-cell>
          <table:table-cell office:value-type="float" office:value="278.052" calcext:value-type="float">
            <text:p>278.052</text:p>
          </table:table-cell>
          <table:table-cell office:value-type="float" office:value="212.677" calcext:value-type="float">
            <text:p>212.677</text:p>
          </table:table-cell>
          <table:table-cell office:value-type="float" office:value="278.052" calcext:value-type="float">
            <text:p>278.052</text:p>
          </table:table-cell>
          <table:table-cell office:value-type="float" office:value="212.677" calcext:value-type="float">
            <text:p>212.67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158" calcext:value-type="float">
            <text:p>1.158</text:p>
          </table:table-cell>
          <table:table-cell office:value-type="float" office:value="279.803" calcext:value-type="float">
            <text:p>279.803</text:p>
          </table:table-cell>
          <table:table-cell office:value-type="float" office:value="213.503" calcext:value-type="float">
            <text:p>213.503</text:p>
          </table:table-cell>
          <table:table-cell office:value-type="float" office:value="279.803" calcext:value-type="float">
            <text:p>279.803</text:p>
          </table:table-cell>
          <table:table-cell office:value-type="float" office:value="213.503" calcext:value-type="float">
            <text:p>213.503</text:p>
          </table:table-cell>
          <table:table-cell office:value-type="float" office:value="88" calcext:value-type="float">
            <text:p>88</text:p>
          </table:table-cell>
          <table:table-cell table:formula="of:=SQRT(([.E225]-[.E224])^2+([.F225]-[.F224])^2)" office:value-type="float" office:value="1.9360467453034" calcext:value-type="float">
            <text:p>1.9360467453034</text:p>
          </table:table-cell>
          <table:table-cell table:formula="of:=180*ATAN2([.E225]-[.E224];[.F225]-[.F224])/PI()" office:value-type="float" office:value="25.2546784478427" calcext:value-type="float">
            <text:p>25.254678447842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76.807" calcext:value-type="float">
            <text:p>276.807</text:p>
          </table:table-cell>
          <table:table-cell office:value-type="float" office:value="190.816" calcext:value-type="float">
            <text:p>190.816</text:p>
          </table:table-cell>
          <table:table-cell office:value-type="float" office:value="276.807" calcext:value-type="float">
            <text:p>276.807</text:p>
          </table:table-cell>
          <table:table-cell office:value-type="float" office:value="190.816" calcext:value-type="float">
            <text:p>190.816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74.524" calcext:value-type="float">
            <text:p>274.524</text:p>
          </table:table-cell>
          <table:table-cell office:value-type="float" office:value="197.284" calcext:value-type="float">
            <text:p>197.284</text:p>
          </table:table-cell>
          <table:table-cell office:value-type="float" office:value="274.524" calcext:value-type="float">
            <text:p>274.524</text:p>
          </table:table-cell>
          <table:table-cell office:value-type="float" office:value="197.284" calcext:value-type="float">
            <text:p>197.284</text:p>
          </table:table-cell>
          <table:table-cell office:value-type="float" office:value="93" calcext:value-type="float">
            <text:p>93</text:p>
          </table:table-cell>
          <table:table-cell table:formula="of:=SQRT(([.E227]-[.E226])^2+([.F227]-[.F226])^2)" office:value-type="float" office:value="6.8590898084221" calcext:value-type="float">
            <text:p>6.8590898084221</text:p>
          </table:table-cell>
          <table:table-cell table:formula="of:=180*ATAN2([.E227]-[.E226];[.F227]-[.F226])/PI()" office:value-type="float" office:value="109.441424895125" calcext:value-type="float">
            <text:p>109.44142489512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.316" calcext:value-type="float">
            <text:p>2.316</text:p>
          </table:table-cell>
          <table:table-cell office:value-type="float" office:value="324.273" calcext:value-type="float">
            <text:p>324.273</text:p>
          </table:table-cell>
          <table:table-cell office:value-type="float" office:value="182.041" calcext:value-type="float">
            <text:p>182.041</text:p>
          </table:table-cell>
          <table:table-cell office:value-type="float" office:value="324.273" calcext:value-type="float">
            <text:p>324.273</text:p>
          </table:table-cell>
          <table:table-cell office:value-type="float" office:value="182.041" calcext:value-type="float">
            <text:p>182.041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324.622" calcext:value-type="float">
            <text:p>324.622</text:p>
          </table:table-cell>
          <table:table-cell office:value-type="float" office:value="188.406" calcext:value-type="float">
            <text:p>188.406</text:p>
          </table:table-cell>
          <table:table-cell office:value-type="float" office:value="324.622" calcext:value-type="float">
            <text:p>324.622</text:p>
          </table:table-cell>
          <table:table-cell office:value-type="float" office:value="188.406" calcext:value-type="float">
            <text:p>188.406</text:p>
          </table:table-cell>
          <table:table-cell office:value-type="float" office:value="98" calcext:value-type="float">
            <text:p>98</text:p>
          </table:table-cell>
          <table:table-cell table:formula="of:=SQRT(([.E229]-[.E228])^2+([.F229]-[.F228])^2)" office:value-type="float" office:value="6.37456084761924" calcext:value-type="float">
            <text:p>6.37456084761924</text:p>
          </table:table-cell>
          <table:table-cell table:formula="of:=180*ATAN2([.E229]-[.E228];[.F229]-[.F228])/PI()" office:value-type="float" office:value="86.8615516261717" calcext:value-type="float">
            <text:p>86.861551626171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30.075" calcext:value-type="float">
            <text:p>330.075</text:p>
          </table:table-cell>
          <table:table-cell office:value-type="float" office:value="171.411" calcext:value-type="float">
            <text:p>171.411</text:p>
          </table:table-cell>
          <table:table-cell office:value-type="float" office:value="330.075" calcext:value-type="float">
            <text:p>330.075</text:p>
          </table:table-cell>
          <table:table-cell office:value-type="float" office:value="171.411" calcext:value-type="float">
            <text:p>171.411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31.217" calcext:value-type="float">
            <text:p>331.217</text:p>
          </table:table-cell>
          <table:table-cell office:value-type="float" office:value="175.026" calcext:value-type="float">
            <text:p>175.026</text:p>
          </table:table-cell>
          <table:table-cell office:value-type="float" office:value="331.217" calcext:value-type="float">
            <text:p>331.217</text:p>
          </table:table-cell>
          <table:table-cell office:value-type="float" office:value="175.026" calcext:value-type="float">
            <text:p>175.026</text:p>
          </table:table-cell>
          <table:table-cell office:value-type="float" office:value="103" calcext:value-type="float">
            <text:p>103</text:p>
          </table:table-cell>
          <table:table-cell table:formula="of:=SQRT(([.E231]-[.E230])^2+([.F231]-[.F230])^2)" office:value-type="float" office:value="3.79109337790565" calcext:value-type="float">
            <text:p>3.79109337790565</text:p>
          </table:table-cell>
          <table:table-cell table:formula="of:=180*ATAN2([.E231]-[.E230];[.F231]-[.F230])/PI()" office:value-type="float" office:value="72.468363524097" calcext:value-type="float">
            <text:p>72.46836352409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369.646" calcext:value-type="float">
            <text:p>369.646</text:p>
          </table:table-cell>
          <table:table-cell office:value-type="float" office:value="188.66" calcext:value-type="float">
            <text:p>188.66</text:p>
          </table:table-cell>
          <table:table-cell office:value-type="float" office:value="369.646" calcext:value-type="float">
            <text:p>369.646</text:p>
          </table:table-cell>
          <table:table-cell office:value-type="float" office:value="188.66" calcext:value-type="float">
            <text:p>188.66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71.739" calcext:value-type="float">
            <text:p>371.739</text:p>
          </table:table-cell>
          <table:table-cell office:value-type="float" office:value="193.099" calcext:value-type="float">
            <text:p>193.099</text:p>
          </table:table-cell>
          <table:table-cell office:value-type="float" office:value="371.739" calcext:value-type="float">
            <text:p>371.739</text:p>
          </table:table-cell>
          <table:table-cell office:value-type="float" office:value="193.099" calcext:value-type="float">
            <text:p>193.099</text:p>
          </table:table-cell>
          <table:table-cell office:value-type="float" office:value="113" calcext:value-type="float">
            <text:p>113</text:p>
          </table:table-cell>
          <table:table-cell table:formula="of:=SQRT(([.E233]-[.E232])^2+([.F233]-[.F232])^2)" office:value-type="float" office:value="4.90768479020401" calcext:value-type="float">
            <text:p>4.90768479020401</text:p>
          </table:table-cell>
          <table:table-cell table:formula="of:=180*ATAN2([.E233]-[.E232];[.F233]-[.F232])/PI()" office:value-type="float" office:value="64.756000997465" calcext:value-type="float">
            <text:p>64.75600099746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229.055" calcext:value-type="float">
            <text:p>229.055</text:p>
          </table:table-cell>
          <table:table-cell office:value-type="float" office:value="231.338" calcext:value-type="float">
            <text:p>231.338</text:p>
          </table:table-cell>
          <table:table-cell office:value-type="float" office:value="229.055" calcext:value-type="float">
            <text:p>229.055</text:p>
          </table:table-cell>
          <table:table-cell office:value-type="float" office:value="231.338" calcext:value-type="float">
            <text:p>231.338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28.104" calcext:value-type="float">
            <text:p>228.104</text:p>
          </table:table-cell>
          <table:table-cell office:value-type="float" office:value="235.523" calcext:value-type="float">
            <text:p>235.523</text:p>
          </table:table-cell>
          <table:table-cell office:value-type="float" office:value="228.104" calcext:value-type="float">
            <text:p>228.104</text:p>
          </table:table-cell>
          <table:table-cell office:value-type="float" office:value="235.523" calcext:value-type="float">
            <text:p>235.523</text:p>
          </table:table-cell>
          <table:table-cell office:value-type="float" office:value="118" calcext:value-type="float">
            <text:p>118</text:p>
          </table:table-cell>
          <table:table-cell table:formula="of:=SQRT(([.E235]-[.E234])^2+([.F235]-[.F234])^2)" office:value-type="float" office:value="4.29169267306036" calcext:value-type="float">
            <text:p>4.29169267306036</text:p>
          </table:table-cell>
          <table:table-cell table:formula="of:=180*ATAN2([.E235]-[.E234];[.F235]-[.F234])/PI()" office:value-type="float" office:value="102.802490828122" calcext:value-type="float">
            <text:p>102.80249082812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14.544" calcext:value-type="float">
            <text:p>414.544</text:p>
          </table:table-cell>
          <table:table-cell office:value-type="float" office:value="195.953" calcext:value-type="float">
            <text:p>195.953</text:p>
          </table:table-cell>
          <table:table-cell office:value-type="float" office:value="414.544" calcext:value-type="float">
            <text:p>414.544</text:p>
          </table:table-cell>
          <table:table-cell office:value-type="float" office:value="195.953" calcext:value-type="float">
            <text:p>195.953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17.398" calcext:value-type="float">
            <text:p>417.398</text:p>
          </table:table-cell>
          <table:table-cell office:value-type="float" office:value="197.665" calcext:value-type="float">
            <text:p>197.665</text:p>
          </table:table-cell>
          <table:table-cell office:value-type="float" office:value="417.398" calcext:value-type="float">
            <text:p>417.398</text:p>
          </table:table-cell>
          <table:table-cell office:value-type="float" office:value="197.665" calcext:value-type="float">
            <text:p>197.665</text:p>
          </table:table-cell>
          <table:table-cell office:value-type="float" office:value="123" calcext:value-type="float">
            <text:p>123</text:p>
          </table:table-cell>
          <table:table-cell table:formula="of:=SQRT(([.E237]-[.E236])^2+([.F237]-[.F236])^2)" office:value-type="float" office:value="3.32810156095036" calcext:value-type="float">
            <text:p>3.32810156095036</text:p>
          </table:table-cell>
          <table:table-cell table:formula="of:=180*ATAN2([.E237]-[.E236];[.F237]-[.F236])/PI()" office:value-type="float" office:value="30.9578515769756" calcext:value-type="float">
            <text:p>30.957851576975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511.379" calcext:value-type="float">
            <text:p>511.379</text:p>
          </table:table-cell>
          <table:table-cell office:value-type="float" office:value="203.087" calcext:value-type="float">
            <text:p>203.087</text:p>
          </table:table-cell>
          <table:table-cell office:value-type="float" office:value="511.379" calcext:value-type="float">
            <text:p>511.379</text:p>
          </table:table-cell>
          <table:table-cell office:value-type="float" office:value="203.087" calcext:value-type="float">
            <text:p>203.087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4.343" calcext:value-type="float">
            <text:p>4.343</text:p>
          </table:table-cell>
          <table:table-cell office:value-type="float" office:value="509.743" calcext:value-type="float">
            <text:p>509.743</text:p>
          </table:table-cell>
          <table:table-cell office:value-type="float" office:value="205.287" calcext:value-type="float">
            <text:p>205.287</text:p>
          </table:table-cell>
          <table:table-cell office:value-type="float" office:value="509.742" calcext:value-type="float">
            <text:p>509.742</text:p>
          </table:table-cell>
          <table:table-cell office:value-type="float" office:value="205.288" calcext:value-type="float">
            <text:p>205.288</text:p>
          </table:table-cell>
          <table:table-cell office:value-type="float" office:value="128" calcext:value-type="float">
            <text:p>128</text:p>
          </table:table-cell>
          <table:table-cell table:formula="of:=SQRT(([.E239]-[.E238])^2+([.F239]-[.F238])^2)" office:value-type="float" office:value="2.74302205605425" calcext:value-type="float">
            <text:p>2.74302205605425</text:p>
          </table:table-cell>
          <table:table-cell table:formula="of:=180*ATAN2([.E239]-[.E238];[.F239]-[.F238])/PI()" office:value-type="float" office:value="126.640130895517" calcext:value-type="float">
            <text:p>126.64013089551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520.067" calcext:value-type="float">
            <text:p>520.067</text:p>
          </table:table-cell>
          <table:table-cell office:value-type="float" office:value="202.992" calcext:value-type="float">
            <text:p>202.992</text:p>
          </table:table-cell>
          <table:table-cell office:value-type="float" office:value="520.067" calcext:value-type="float">
            <text:p>520.067</text:p>
          </table:table-cell>
          <table:table-cell office:value-type="float" office:value="202.992" calcext:value-type="float">
            <text:p>202.992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22.603" calcext:value-type="float">
            <text:p>522.603</text:p>
          </table:table-cell>
          <table:table-cell office:value-type="float" office:value="203.372" calcext:value-type="float">
            <text:p>203.372</text:p>
          </table:table-cell>
          <table:table-cell office:value-type="float" office:value="522.603" calcext:value-type="float">
            <text:p>522.603</text:p>
          </table:table-cell>
          <table:table-cell office:value-type="float" office:value="203.372" calcext:value-type="float">
            <text:p>203.372</text:p>
          </table:table-cell>
          <table:table-cell office:value-type="float" office:value="133" calcext:value-type="float">
            <text:p>133</text:p>
          </table:table-cell>
          <table:table-cell table:formula="of:=SQRT(([.E241]-[.E240])^2+([.F241]-[.F240])^2)" office:value-type="float" office:value="2.5643119934984" calcext:value-type="float">
            <text:p>2.5643119934984</text:p>
          </table:table-cell>
          <table:table-cell table:formula="of:=180*ATAN2([.E241]-[.E240];[.F241]-[.F240])/PI()" office:value-type="float" office:value="8.52192707866329" calcext:value-type="float">
            <text:p>8.5219270786632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47.335" calcext:value-type="float">
            <text:p>547.335</text:p>
          </table:table-cell>
          <table:table-cell office:value-type="float" office:value="221.065" calcext:value-type="float">
            <text:p>221.065</text:p>
          </table:table-cell>
          <table:table-cell office:value-type="float" office:value="547.335" calcext:value-type="float">
            <text:p>547.335</text:p>
          </table:table-cell>
          <table:table-cell office:value-type="float" office:value="221.065" calcext:value-type="float">
            <text:p>221.065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48.667" calcext:value-type="float">
            <text:p>548.667</text:p>
          </table:table-cell>
          <table:table-cell office:value-type="float" office:value="223.538" calcext:value-type="float">
            <text:p>223.538</text:p>
          </table:table-cell>
          <table:table-cell office:value-type="float" office:value="548.667" calcext:value-type="float">
            <text:p>548.667</text:p>
          </table:table-cell>
          <table:table-cell office:value-type="float" office:value="223.538" calcext:value-type="float">
            <text:p>223.538</text:p>
          </table:table-cell>
          <table:table-cell office:value-type="float" office:value="138" calcext:value-type="float">
            <text:p>138</text:p>
          </table:table-cell>
          <table:table-cell table:formula="of:=SQRT(([.E243]-[.E242])^2+([.F243]-[.F242])^2)" office:value-type="float" office:value="2.80890601480364" calcext:value-type="float">
            <text:p>2.80890601480364</text:p>
          </table:table-cell>
          <table:table-cell table:formula="of:=180*ATAN2([.E243]-[.E242];[.F243]-[.F242])/PI()" office:value-type="float" office:value="61.6923366339607" calcext:value-type="float">
            <text:p>61.692336633960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10.739" calcext:value-type="float">
            <text:p>410.739</text:p>
          </table:table-cell>
          <table:table-cell office:value-type="float" office:value="210.221" calcext:value-type="float">
            <text:p>210.221</text:p>
          </table:table-cell>
          <table:table-cell office:value-type="float" office:value="410.739" calcext:value-type="float">
            <text:p>410.739</text:p>
          </table:table-cell>
          <table:table-cell office:value-type="float" office:value="210.221" calcext:value-type="float">
            <text:p>210.221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08.076" calcext:value-type="float">
            <text:p>408.076</text:p>
          </table:table-cell>
          <table:table-cell office:value-type="float" office:value="209.84" calcext:value-type="float">
            <text:p>209.84</text:p>
          </table:table-cell>
          <table:table-cell office:value-type="float" office:value="408.076" calcext:value-type="float">
            <text:p>408.076</text:p>
          </table:table-cell>
          <table:table-cell office:value-type="float" office:value="209.84" calcext:value-type="float">
            <text:p>209.84</text:p>
          </table:table-cell>
          <table:table-cell office:value-type="float" office:value="143" calcext:value-type="float">
            <text:p>143</text:p>
          </table:table-cell>
          <table:table-cell table:formula="of:=SQRT(([.E245]-[.E244])^2+([.F245]-[.F244])^2)" office:value-type="float" office:value="2.69011709782302" calcext:value-type="float">
            <text:p>2.69011709782302</text:p>
          </table:table-cell>
          <table:table-cell table:formula="of:=180*ATAN2([.E245]-[.E244];[.F245]-[.F244])/PI()" office:value-type="float" office:value="-171.857849327335" calcext:value-type="float">
            <text:p>-171.85784932733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91.403" calcext:value-type="float">
            <text:p>491.403</text:p>
          </table:table-cell>
          <table:table-cell office:value-type="float" office:value="185.87" calcext:value-type="float">
            <text:p>185.87</text:p>
          </table:table-cell>
          <table:table-cell office:value-type="float" office:value="491.403" calcext:value-type="float">
            <text:p>491.403</text:p>
          </table:table-cell>
          <table:table-cell office:value-type="float" office:value="185.87" calcext:value-type="float">
            <text:p>185.8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448" calcext:value-type="float">
            <text:p>1.448</text:p>
          </table:table-cell>
          <table:table-cell office:value-type="float" office:value="489.919" calcext:value-type="float">
            <text:p>489.919</text:p>
          </table:table-cell>
          <table:table-cell office:value-type="float" office:value="188.875" calcext:value-type="float">
            <text:p>188.875</text:p>
          </table:table-cell>
          <table:table-cell office:value-type="float" office:value="489.919" calcext:value-type="float">
            <text:p>489.919</text:p>
          </table:table-cell>
          <table:table-cell office:value-type="float" office:value="188.875" calcext:value-type="float">
            <text:p>188.875</text:p>
          </table:table-cell>
          <table:table-cell office:value-type="float" office:value="102" calcext:value-type="float">
            <text:p>102</text:p>
          </table:table-cell>
          <table:table-cell table:formula="of:=SQRT(([.E247]-[.E246])^2+([.F247]-[.F246])^2)" office:value-type="float" office:value="3.35145953280061" calcext:value-type="float">
            <text:p>3.35145953280061</text:p>
          </table:table-cell>
          <table:table-cell table:formula="of:=180*ATAN2([.E247]-[.E246];[.F247]-[.F246])/PI()" office:value-type="float" office:value="116.282167988335" calcext:value-type="float">
            <text:p>116.28216798833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97.042" calcext:value-type="float">
            <text:p>397.042</text:p>
          </table:table-cell>
          <table:table-cell office:value-type="float" office:value="188.152" calcext:value-type="float">
            <text:p>188.152</text:p>
          </table:table-cell>
          <table:table-cell office:value-type="float" office:value="397.042" calcext:value-type="float">
            <text:p>397.042</text:p>
          </table:table-cell>
          <table:table-cell office:value-type="float" office:value="188.152" calcext:value-type="float">
            <text:p>188.15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395.012" calcext:value-type="float">
            <text:p>395.012</text:p>
          </table:table-cell>
          <table:table-cell office:value-type="float" office:value="191.577" calcext:value-type="float">
            <text:p>191.577</text:p>
          </table:table-cell>
          <table:table-cell office:value-type="float" office:value="395.012" calcext:value-type="float">
            <text:p>395.012</text:p>
          </table:table-cell>
          <table:table-cell office:value-type="float" office:value="191.577" calcext:value-type="float">
            <text:p>191.577</text:p>
          </table:table-cell>
          <table:table-cell office:value-type="float" office:value="107" calcext:value-type="float">
            <text:p>107</text:p>
          </table:table-cell>
          <table:table-cell table:formula="of:=SQRT(([.E249]-[.E248])^2+([.F249]-[.F248])^2)" office:value-type="float" office:value="3.98139736775921" calcext:value-type="float">
            <text:p>3.98139736775921</text:p>
          </table:table-cell>
          <table:table-cell table:formula="of:=180*ATAN2([.E249]-[.E248];[.F249]-[.F248])/PI()" office:value-type="float" office:value="120.655253270116" calcext:value-type="float">
            <text:p>120.65525327011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.751" calcext:value-type="float">
            <text:p>2.751</text:p>
          </table:table-cell>
          <table:table-cell office:value-type="float" office:value="581.319" calcext:value-type="float">
            <text:p>581.319</text:p>
          </table:table-cell>
          <table:table-cell office:value-type="float" office:value="227.083" calcext:value-type="float">
            <text:p>227.083</text:p>
          </table:table-cell>
          <table:table-cell office:value-type="float" office:value="581.319" calcext:value-type="float">
            <text:p>581.319</text:p>
          </table:table-cell>
          <table:table-cell office:value-type="float" office:value="227.083" calcext:value-type="float">
            <text:p>227.083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78.155" calcext:value-type="float">
            <text:p>578.155</text:p>
          </table:table-cell>
          <table:table-cell office:value-type="float" office:value="233.05" calcext:value-type="float">
            <text:p>233.05</text:p>
          </table:table-cell>
          <table:table-cell office:value-type="float" office:value="578.155" calcext:value-type="float">
            <text:p>578.155</text:p>
          </table:table-cell>
          <table:table-cell office:value-type="float" office:value="233.05" calcext:value-type="float">
            <text:p>233.05</text:p>
          </table:table-cell>
          <table:table-cell office:value-type="float" office:value="112" calcext:value-type="float">
            <text:p>112</text:p>
          </table:table-cell>
          <table:table-cell table:formula="of:=SQRT(([.E251]-[.E250])^2+([.F251]-[.F250])^2)" office:value-type="float" office:value="6.75396068984711" calcext:value-type="float">
            <text:p>6.75396068984711</text:p>
          </table:table-cell>
          <table:table-cell table:formula="of:=180*ATAN2([.E251]-[.E250];[.F251]-[.F250])/PI()" office:value-type="float" office:value="117.934758161484" calcext:value-type="float">
            <text:p>117.93475816148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593" calcext:value-type="float">
            <text:p>1.593</text:p>
          </table:table-cell>
          <table:table-cell office:value-type="float" office:value="619.248" calcext:value-type="float">
            <text:p>619.248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619.248" calcext:value-type="float">
            <text:p>619.248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724" calcext:value-type="float">
            <text:p>0.724</text:p>
          </table:table-cell>
          <table:table-cell office:value-type="float" office:value="619.248" calcext:value-type="float">
            <text:p>619.248</text:p>
          </table:table-cell>
          <table:table-cell office:value-type="float" office:value="240.432" calcext:value-type="float">
            <text:p>240.432</text:p>
          </table:table-cell>
          <table:table-cell office:value-type="float" office:value="619.248" calcext:value-type="float">
            <text:p>619.248</text:p>
          </table:table-cell>
          <table:table-cell office:value-type="float" office:value="240.432" calcext:value-type="float">
            <text:p>240.432</text:p>
          </table:table-cell>
          <table:table-cell office:value-type="float" office:value="117" calcext:value-type="float">
            <text:p>117</text:p>
          </table:table-cell>
          <table:table-cell table:formula="of:=SQRT(([.E253]-[.E252])^2+([.F253]-[.F252])^2)" office:value-type="float" office:value="2.74699999999999" calcext:value-type="float">
            <text:p>2.74699999999999</text:p>
          </table:table-cell>
          <table:table-cell table:formula="of:=180*ATAN2([.E253]-[.E252];[.F253]-[.F252])/PI(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95.139" calcext:value-type="float">
            <text:p>395.139</text:p>
          </table:table-cell>
          <table:table-cell office:value-type="float" office:value="245.987" calcext:value-type="float">
            <text:p>245.987</text:p>
          </table:table-cell>
          <table:table-cell office:value-type="float" office:value="395.139" calcext:value-type="float">
            <text:p>395.139</text:p>
          </table:table-cell>
          <table:table-cell office:value-type="float" office:value="245.987" calcext:value-type="float">
            <text:p>245.987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93.998" calcext:value-type="float">
            <text:p>393.998</text:p>
          </table:table-cell>
          <table:table-cell office:value-type="float" office:value="244.085" calcext:value-type="float">
            <text:p>244.085</text:p>
          </table:table-cell>
          <table:table-cell office:value-type="float" office:value="393.998" calcext:value-type="float">
            <text:p>393.998</text:p>
          </table:table-cell>
          <table:table-cell office:value-type="float" office:value="244.085" calcext:value-type="float">
            <text:p>244.085</text:p>
          </table:table-cell>
          <table:table-cell office:value-type="float" office:value="22" calcext:value-type="float">
            <text:p>22</text:p>
          </table:table-cell>
          <table:table-cell table:formula="of:=SQRT(([.E255]-[.E254])^2+([.F255]-[.F254])^2)" office:value-type="float" office:value="2.21799120827834" calcext:value-type="float">
            <text:p>2.21799120827834</text:p>
          </table:table-cell>
          <table:table-cell table:formula="of:=180*ATAN2([.E255]-[.E254];[.F255]-[.F254])/PI()" office:value-type="float" office:value="-120.959326331858" calcext:value-type="float">
            <text:p>-120.95932633185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158" calcext:value-type="float">
            <text:p>1.158</text:p>
          </table:table-cell>
          <table:table-cell office:value-type="float" office:value="401.084" calcext:value-type="float">
            <text:p>401.084</text:p>
          </table:table-cell>
          <table:table-cell office:value-type="float" office:value="241.278" calcext:value-type="float">
            <text:p>241.278</text:p>
          </table:table-cell>
          <table:table-cell office:value-type="float" office:value="401.084" calcext:value-type="float">
            <text:p>401.084</text:p>
          </table:table-cell>
          <table:table-cell office:value-type="float" office:value="241.278" calcext:value-type="float">
            <text:p>241.278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03.7" calcext:value-type="float">
            <text:p>403.7</text:p>
          </table:table-cell>
          <table:table-cell office:value-type="float" office:value="241.041" calcext:value-type="float">
            <text:p>241.041</text:p>
          </table:table-cell>
          <table:table-cell office:value-type="float" office:value="403.7" calcext:value-type="float">
            <text:p>403.7</text:p>
          </table:table-cell>
          <table:table-cell office:value-type="float" office:value="241.041" calcext:value-type="float">
            <text:p>241.041</text:p>
          </table:table-cell>
          <table:table-cell office:value-type="float" office:value="27" calcext:value-type="float">
            <text:p>27</text:p>
          </table:table-cell>
          <table:table-cell table:formula="of:=SQRT(([.E257]-[.E256])^2+([.F257]-[.F256])^2)" office:value-type="float" office:value="2.62671372631277" calcext:value-type="float">
            <text:p>2.62671372631277</text:p>
          </table:table-cell>
          <table:table-cell table:formula="of:=180*ATAN2([.E257]-[.E256];[.F257]-[.F256])/PI()" office:value-type="float" office:value="-5.17665542691311" calcext:value-type="float">
            <text:p>-5.1766554269131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16.827" calcext:value-type="float">
            <text:p>416.827</text:p>
          </table:table-cell>
          <table:table-cell office:value-type="float" office:value="241.802" calcext:value-type="float">
            <text:p>241.802</text:p>
          </table:table-cell>
          <table:table-cell office:value-type="float" office:value="416.827" calcext:value-type="float">
            <text:p>416.827</text:p>
          </table:table-cell>
          <table:table-cell office:value-type="float" office:value="241.802" calcext:value-type="float">
            <text:p>241.80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15.876" calcext:value-type="float">
            <text:p>415.876</text:p>
          </table:table-cell>
          <table:table-cell office:value-type="float" office:value="246.938" calcext:value-type="float">
            <text:p>246.938</text:p>
          </table:table-cell>
          <table:table-cell office:value-type="float" office:value="415.876" calcext:value-type="float">
            <text:p>415.876</text:p>
          </table:table-cell>
          <table:table-cell office:value-type="float" office:value="246.938" calcext:value-type="float">
            <text:p>246.938</text:p>
          </table:table-cell>
          <table:table-cell office:value-type="float" office:value="32" calcext:value-type="float">
            <text:p>32</text:p>
          </table:table-cell>
          <table:table-cell table:formula="of:=SQRT(([.E259]-[.E258])^2+([.F259]-[.F258])^2)" office:value-type="float" office:value="5.22330326517617" calcext:value-type="float">
            <text:p>5.22330326517617</text:p>
          </table:table-cell>
          <table:table-cell table:formula="of:=180*ATAN2([.E259]-[.E258];[.F259]-[.F258])/PI()" office:value-type="float" office:value="100.490278581503" calcext:value-type="float">
            <text:p>100.49027858150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26.72" calcext:value-type="float">
            <text:p>426.72</text:p>
          </table:table-cell>
          <table:table-cell office:value-type="float" office:value="251.694" calcext:value-type="float">
            <text:p>251.694</text:p>
          </table:table-cell>
          <table:table-cell office:value-type="float" office:value="426.72" calcext:value-type="float">
            <text:p>426.72</text:p>
          </table:table-cell>
          <table:table-cell office:value-type="float" office:value="251.694" calcext:value-type="float">
            <text:p>251.69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24.627" calcext:value-type="float">
            <text:p>424.627</text:p>
          </table:table-cell>
          <table:table-cell office:value-type="float" office:value="252.836" calcext:value-type="float">
            <text:p>252.836</text:p>
          </table:table-cell>
          <table:table-cell office:value-type="float" office:value="424.627" calcext:value-type="float">
            <text:p>424.627</text:p>
          </table:table-cell>
          <table:table-cell office:value-type="float" office:value="252.836" calcext:value-type="float">
            <text:p>252.836</text:p>
          </table:table-cell>
          <table:table-cell office:value-type="float" office:value="37" calcext:value-type="float">
            <text:p>37</text:p>
          </table:table-cell>
          <table:table-cell table:formula="of:=SQRT(([.E261]-[.E260])^2+([.F261]-[.F260])^2)" office:value-type="float" office:value="2.38428458871841" calcext:value-type="float">
            <text:p>2.38428458871841</text:p>
          </table:table-cell>
          <table:table-cell table:formula="of:=180*ATAN2([.E261]-[.E260];[.F261]-[.F260])/PI()" office:value-type="float" office:value="151.381868932639" calcext:value-type="float">
            <text:p>151.38186893263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36.613" calcext:value-type="float">
            <text:p>436.613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436.613" calcext:value-type="float">
            <text:p>436.613</text:p>
          </table:table-cell>
          <table:table-cell office:value-type="float" office:value="270.338" calcext:value-type="float">
            <text:p>270.33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35.852" calcext:value-type="float">
            <text:p>435.852</text:p>
          </table:table-cell>
          <table:table-cell office:value-type="float" office:value="271.099" calcext:value-type="float">
            <text:p>271.099</text:p>
          </table:table-cell>
          <table:table-cell office:value-type="float" office:value="435.852" calcext:value-type="float">
            <text:p>435.852</text:p>
          </table:table-cell>
          <table:table-cell office:value-type="float" office:value="271.099" calcext:value-type="float">
            <text:p>271.099</text:p>
          </table:table-cell>
          <table:table-cell office:value-type="float" office:value="42" calcext:value-type="float">
            <text:p>42</text:p>
          </table:table-cell>
          <table:table-cell table:formula="of:=SQRT(([.E263]-[.E262])^2+([.F263]-[.F262])^2)" office:value-type="float" office:value="1.07621652096592" calcext:value-type="float">
            <text:p>1.07621652096592</text:p>
          </table:table-cell>
          <table:table-cell table:formula="of:=180*ATAN2([.E263]-[.E262];[.F263]-[.F262])/PI()" office:value-type="float" office:value="135.000000000002" calcext:value-type="float">
            <text:p>135.00000000000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20.304" calcext:value-type="float">
            <text:p>220.304</text:p>
          </table:table-cell>
          <table:table-cell office:value-type="float" office:value="263.87" calcext:value-type="float">
            <text:p>263.87</text:p>
          </table:table-cell>
          <table:table-cell office:value-type="float" office:value="220.304" calcext:value-type="float">
            <text:p>220.304</text:p>
          </table:table-cell>
          <table:table-cell office:value-type="float" office:value="263.87" calcext:value-type="float">
            <text:p>263.8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013" calcext:value-type="float">
            <text:p>1.013</text:p>
          </table:table-cell>
          <table:table-cell office:value-type="float" office:value="219.733" calcext:value-type="float">
            <text:p>219.733</text:p>
          </table:table-cell>
          <table:table-cell office:value-type="float" office:value="265.392" calcext:value-type="float">
            <text:p>265.392</text:p>
          </table:table-cell>
          <table:table-cell office:value-type="float" office:value="219.733" calcext:value-type="float">
            <text:p>219.733</text:p>
          </table:table-cell>
          <table:table-cell office:value-type="float" office:value="265.392" calcext:value-type="float">
            <text:p>265.392</text:p>
          </table:table-cell>
          <table:table-cell office:value-type="float" office:value="47" calcext:value-type="float">
            <text:p>47</text:p>
          </table:table-cell>
          <table:table-cell table:formula="of:=SQRT(([.E265]-[.E264])^2+([.F265]-[.F264])^2)" office:value-type="float" office:value="1.62558451026084" calcext:value-type="float">
            <text:p>1.62558451026084</text:p>
          </table:table-cell>
          <table:table-cell table:formula="of:=180*ATAN2([.E265]-[.E264];[.F265]-[.F264])/PI()" office:value-type="float" office:value="110.564295745772" calcext:value-type="float">
            <text:p>110.56429574577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236.475" calcext:value-type="float">
            <text:p>236.475</text:p>
          </table:table-cell>
          <table:table-cell office:value-type="float" office:value="251.187" calcext:value-type="float">
            <text:p>251.187</text:p>
          </table:table-cell>
          <table:table-cell office:value-type="float" office:value="236.475" calcext:value-type="float">
            <text:p>236.475</text:p>
          </table:table-cell>
          <table:table-cell office:value-type="float" office:value="251.187" calcext:value-type="float">
            <text:p>251.18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236.475" calcext:value-type="float">
            <text:p>236.475</text:p>
          </table:table-cell>
          <table:table-cell office:value-type="float" office:value="251.187" calcext:value-type="float">
            <text:p>251.187</text:p>
          </table:table-cell>
          <table:table-cell office:value-type="float" office:value="236.475" calcext:value-type="float">
            <text:p>236.475</text:p>
          </table:table-cell>
          <table:table-cell office:value-type="float" office:value="251.187" calcext:value-type="float">
            <text:p>251.187</text:p>
          </table:table-cell>
          <table:table-cell office:value-type="float" office:value="52" calcext:value-type="float">
            <text:p>52</text:p>
          </table:table-cell>
          <table:table-cell table:formula="of:=SQRT(([.E267]-[.E266])^2+([.F267]-[.F266])^2)" office:value-type="float" office:value="0" calcext:value-type="float">
            <text:p>0</text:p>
          </table:table-cell>
          <table:table-cell table:formula="of:=180*ATAN2([.E267]-[.E266];[.F267]-[.F266])/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252.931" calcext:value-type="float">
            <text:p>252.931</text:p>
          </table:table-cell>
          <table:table-cell office:value-type="float" office:value="239.994" calcext:value-type="float">
            <text:p>239.994</text:p>
          </table:table-cell>
          <table:table-cell office:value-type="float" office:value="252.931" calcext:value-type="float">
            <text:p>252.931</text:p>
          </table:table-cell>
          <table:table-cell office:value-type="float" office:value="239.994" calcext:value-type="float">
            <text:p>239.99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.751" calcext:value-type="float">
            <text:p>2.751</text:p>
          </table:table-cell>
          <table:table-cell office:value-type="float" office:value="253.036" calcext:value-type="float">
            <text:p>253.036</text:p>
          </table:table-cell>
          <table:table-cell office:value-type="float" office:value="240.48" calcext:value-type="float">
            <text:p>240.48</text:p>
          </table:table-cell>
          <table:table-cell office:value-type="float" office:value="253.036" calcext:value-type="float">
            <text:p>253.036</text:p>
          </table:table-cell>
          <table:table-cell office:value-type="float" office:value="240.48" calcext:value-type="float">
            <text:p>240.48</text:p>
          </table:table-cell>
          <table:table-cell office:value-type="float" office:value="57" calcext:value-type="float">
            <text:p>57</text:p>
          </table:table-cell>
          <table:table-cell table:formula="of:=SQRT(([.E269]-[.E268])^2+([.F269]-[.F268])^2)" office:value-type="float" office:value="0.497213233934886" calcext:value-type="float">
            <text:p>0.497213233934886</text:p>
          </table:table-cell>
          <table:table-cell table:formula="of:=180*ATAN2([.E269]-[.E268];[.F269]-[.F268])/PI()" office:value-type="float" office:value="77.8086635293986" calcext:value-type="float">
            <text:p>77.808663529398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013" calcext:value-type="float">
            <text:p>1.013</text:p>
          </table:table-cell>
          <table:table-cell office:value-type="float" office:value="301.104" calcext:value-type="float">
            <text:p>301.104</text:p>
          </table:table-cell>
          <table:table-cell office:value-type="float" office:value="245.172" calcext:value-type="float">
            <text:p>245.172</text:p>
          </table:table-cell>
          <table:table-cell office:value-type="float" office:value="301.104" calcext:value-type="float">
            <text:p>301.104</text:p>
          </table:table-cell>
          <table:table-cell office:value-type="float" office:value="245.172" calcext:value-type="float">
            <text:p>245.17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01.158" calcext:value-type="float">
            <text:p>301.158</text:p>
          </table:table-cell>
          <table:table-cell office:value-type="float" office:value="245.606" calcext:value-type="float">
            <text:p>245.606</text:p>
          </table:table-cell>
          <table:table-cell office:value-type="float" office:value="301.158" calcext:value-type="float">
            <text:p>301.158</text:p>
          </table:table-cell>
          <table:table-cell office:value-type="float" office:value="245.606" calcext:value-type="float">
            <text:p>245.606</text:p>
          </table:table-cell>
          <table:table-cell office:value-type="float" office:value="62" calcext:value-type="float">
            <text:p>62</text:p>
          </table:table-cell>
          <table:table-cell table:formula="of:=SQRT(([.E271]-[.E270])^2+([.F271]-[.F270])^2)" office:value-type="float" office:value="0.437346544515903" calcext:value-type="float">
            <text:p>0.437346544515903</text:p>
          </table:table-cell>
          <table:table-cell table:formula="of:=180*ATAN2([.E271]-[.E270];[.F271]-[.F270])/PI()" office:value-type="float" office:value="82.9074826717229" calcext:value-type="float">
            <text:p>82.907482671722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99.256" calcext:value-type="float">
            <text:p>299.256</text:p>
          </table:table-cell>
          <table:table-cell office:value-type="float" office:value="240.66" calcext:value-type="float">
            <text:p>240.66</text:p>
          </table:table-cell>
          <table:table-cell office:value-type="float" office:value="299.256" calcext:value-type="float">
            <text:p>299.256</text:p>
          </table:table-cell>
          <table:table-cell office:value-type="float" office:value="240.66" calcext:value-type="float">
            <text:p>240.6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01.729" calcext:value-type="float">
            <text:p>301.729</text:p>
          </table:table-cell>
          <table:table-cell office:value-type="float" office:value="240.089" calcext:value-type="float">
            <text:p>240.089</text:p>
          </table:table-cell>
          <table:table-cell office:value-type="float" office:value="301.729" calcext:value-type="float">
            <text:p>301.729</text:p>
          </table:table-cell>
          <table:table-cell office:value-type="float" office:value="240.089" calcext:value-type="float">
            <text:p>240.089</text:p>
          </table:table-cell>
          <table:table-cell office:value-type="float" office:value="67" calcext:value-type="float">
            <text:p>67</text:p>
          </table:table-cell>
          <table:table-cell table:formula="of:=SQRT(([.E273]-[.E272])^2+([.F273]-[.F272])^2)" office:value-type="float" office:value="2.53806422298571" calcext:value-type="float">
            <text:p>2.53806422298571</text:p>
          </table:table-cell>
          <table:table-cell table:formula="of:=180*ATAN2([.E273]-[.E272];[.F273]-[.F272])/PI()" office:value-type="float" office:value="-13.0013849425568" calcext:value-type="float">
            <text:p>-13.001384942556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77.879" calcext:value-type="float">
            <text:p>177.879</text:p>
          </table:table-cell>
          <table:table-cell office:value-type="float" office:value="301.919" calcext:value-type="float">
            <text:p>301.919</text:p>
          </table:table-cell>
          <table:table-cell office:value-type="float" office:value="177.879" calcext:value-type="float">
            <text:p>177.879</text:p>
          </table:table-cell>
          <table:table-cell office:value-type="float" office:value="301.919" calcext:value-type="float">
            <text:p>301.91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79.021" calcext:value-type="float">
            <text:p>179.021</text:p>
          </table:table-cell>
          <table:table-cell office:value-type="float" office:value="302.68" calcext:value-type="float">
            <text:p>302.68</text:p>
          </table:table-cell>
          <table:table-cell office:value-type="float" office:value="179.021" calcext:value-type="float">
            <text:p>179.021</text:p>
          </table:table-cell>
          <table:table-cell office:value-type="float" office:value="302.68" calcext:value-type="float">
            <text:p>302.68</text:p>
          </table:table-cell>
          <table:table-cell office:value-type="float" office:value="72" calcext:value-type="float">
            <text:p>72</text:p>
          </table:table-cell>
          <table:table-cell table:formula="of:=SQRT(([.E275]-[.E274])^2+([.F275]-[.F274])^2)" office:value-type="float" office:value="1.37232831348771" calcext:value-type="float">
            <text:p>1.37232831348771</text:p>
          </table:table-cell>
          <table:table-cell table:formula="of:=180*ATAN2([.E275]-[.E274];[.F275]-[.F274])/PI()" office:value-type="float" office:value="33.6784879425666" calcext:value-type="float">
            <text:p>33.678487942566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013" calcext:value-type="float">
            <text:p>1.013</text:p>
          </table:table-cell>
          <table:table-cell office:value-type="float" office:value="152.549" calcext:value-type="float">
            <text:p>152.549</text:p>
          </table:table-cell>
          <table:table-cell office:value-type="float" office:value="290.667" calcext:value-type="float">
            <text:p>290.667</text:p>
          </table:table-cell>
          <table:table-cell office:value-type="float" office:value="152.549" calcext:value-type="float">
            <text:p>152.549</text:p>
          </table:table-cell>
          <table:table-cell office:value-type="float" office:value="290.667" calcext:value-type="float">
            <text:p>290.66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152.767" calcext:value-type="float">
            <text:p>152.767</text:p>
          </table:table-cell>
          <table:table-cell office:value-type="float" office:value="291.931" calcext:value-type="float">
            <text:p>291.931</text:p>
          </table:table-cell>
          <table:table-cell office:value-type="float" office:value="152.767" calcext:value-type="float">
            <text:p>152.767</text:p>
          </table:table-cell>
          <table:table-cell office:value-type="float" office:value="291.931" calcext:value-type="float">
            <text:p>291.931</text:p>
          </table:table-cell>
          <table:table-cell office:value-type="float" office:value="77" calcext:value-type="float">
            <text:p>77</text:p>
          </table:table-cell>
          <table:table-cell table:formula="of:=SQRT(([.E277]-[.E276])^2+([.F277]-[.F276])^2)" office:value-type="float" office:value="1.28266129590006" calcext:value-type="float">
            <text:p>1.28266129590006</text:p>
          </table:table-cell>
          <table:table-cell table:formula="of:=180*ATAN2([.E277]-[.E276];[.F277]-[.F276])/PI()" office:value-type="float" office:value="80.2145571085282" calcext:value-type="float">
            <text:p>80.214557108528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29.833" calcext:value-type="float">
            <text:p>529.833</text:p>
          </table:table-cell>
          <table:table-cell office:value-type="float" office:value="349.48" calcext:value-type="float">
            <text:p>349.48</text:p>
          </table:table-cell>
          <table:table-cell office:value-type="float" office:value="529.833" calcext:value-type="float">
            <text:p>529.833</text:p>
          </table:table-cell>
          <table:table-cell office:value-type="float" office:value="349.48" calcext:value-type="float">
            <text:p>349.48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26.789" calcext:value-type="float">
            <text:p>526.789</text:p>
          </table:table-cell>
          <table:table-cell office:value-type="float" office:value="354.046" calcext:value-type="float">
            <text:p>354.046</text:p>
          </table:table-cell>
          <table:table-cell office:value-type="float" office:value="526.789" calcext:value-type="float">
            <text:p>526.789</text:p>
          </table:table-cell>
          <table:table-cell office:value-type="float" office:value="354.046" calcext:value-type="float">
            <text:p>354.046</text:p>
          </table:table-cell>
          <table:table-cell office:value-type="float" office:value="87" calcext:value-type="float">
            <text:p>87</text:p>
          </table:table-cell>
          <table:table-cell table:formula="of:=SQRT(([.E279]-[.E278])^2+([.F279]-[.F278])^2)" office:value-type="float" office:value="5.48764904125616" calcext:value-type="float">
            <text:p>5.48764904125616</text:p>
          </table:table-cell>
          <table:table-cell table:formula="of:=180*ATAN2([.E279]-[.E278];[.F279]-[.F278])/PI()" office:value-type="float" office:value="123.69006752598" calcext:value-type="float">
            <text:p>123.6900675259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534.399" calcext:value-type="float">
            <text:p>534.399</text:p>
          </table:table-cell>
          <table:table-cell office:value-type="float" office:value="373.832" calcext:value-type="float">
            <text:p>373.832</text:p>
          </table:table-cell>
          <table:table-cell office:value-type="float" office:value="534.399" calcext:value-type="float">
            <text:p>534.399</text:p>
          </table:table-cell>
          <table:table-cell office:value-type="float" office:value="373.832" calcext:value-type="float">
            <text:p>373.832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536.491" calcext:value-type="float">
            <text:p>536.491</text:p>
          </table:table-cell>
          <table:table-cell office:value-type="float" office:value="376.4" calcext:value-type="float">
            <text:p>376.4</text:p>
          </table:table-cell>
          <table:table-cell office:value-type="float" office:value="536.491" calcext:value-type="float">
            <text:p>536.491</text:p>
          </table:table-cell>
          <table:table-cell office:value-type="float" office:value="376.4" calcext:value-type="float">
            <text:p>376.4</text:p>
          </table:table-cell>
          <table:table-cell office:value-type="float" office:value="92" calcext:value-type="float">
            <text:p>92</text:p>
          </table:table-cell>
          <table:table-cell table:formula="of:=SQRT(([.E281]-[.E280])^2+([.F281]-[.F280])^2)" office:value-type="float" office:value="3.31226327456014" calcext:value-type="float">
            <text:p>3.31226327456014</text:p>
          </table:table-cell>
          <table:table-cell table:formula="of:=180*ATAN2([.E281]-[.E280];[.F281]-[.F280])/PI()" office:value-type="float" office:value="50.8323020620773" calcext:value-type="float">
            <text:p>50.832302062077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70.027" calcext:value-type="float">
            <text:p>370.027</text:p>
          </table:table-cell>
          <table:table-cell office:value-type="float" office:value="278.709" calcext:value-type="float">
            <text:p>278.709</text:p>
          </table:table-cell>
          <table:table-cell office:value-type="float" office:value="370.027" calcext:value-type="float">
            <text:p>370.027</text:p>
          </table:table-cell>
          <table:table-cell office:value-type="float" office:value="278.709" calcext:value-type="float">
            <text:p>278.709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68.885" calcext:value-type="float">
            <text:p>368.885</text:p>
          </table:table-cell>
          <table:table-cell office:value-type="float" office:value="277.948" calcext:value-type="float">
            <text:p>277.948</text:p>
          </table:table-cell>
          <table:table-cell office:value-type="float" office:value="368.885" calcext:value-type="float">
            <text:p>368.885</text:p>
          </table:table-cell>
          <table:table-cell office:value-type="float" office:value="277.948" calcext:value-type="float">
            <text:p>277.948</text:p>
          </table:table-cell>
          <table:table-cell office:value-type="float" office:value="97" calcext:value-type="float">
            <text:p>97</text:p>
          </table:table-cell>
          <table:table-cell table:formula="of:=SQRT(([.E283]-[.E282])^2+([.F283]-[.F282])^2)" office:value-type="float" office:value="1.37232831348771" calcext:value-type="float">
            <text:p>1.37232831348771</text:p>
          </table:table-cell>
          <table:table-cell table:formula="of:=180*ATAN2([.E283]-[.E282];[.F283]-[.F282])/PI()" office:value-type="float" office:value="-146.321512057433" calcext:value-type="float">
            <text:p>-146.32151205743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15.236" calcext:value-type="float">
            <text:p>315.236</text:p>
          </table:table-cell>
          <table:table-cell office:value-type="float" office:value="269.197" calcext:value-type="float">
            <text:p>269.197</text:p>
          </table:table-cell>
          <table:table-cell office:value-type="float" office:value="315.236" calcext:value-type="float">
            <text:p>315.236</text:p>
          </table:table-cell>
          <table:table-cell office:value-type="float" office:value="269.197" calcext:value-type="float">
            <text:p>269.197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18.661" calcext:value-type="float">
            <text:p>318.661</text:p>
          </table:table-cell>
          <table:table-cell office:value-type="float" office:value="268.436" calcext:value-type="float">
            <text:p>268.436</text:p>
          </table:table-cell>
          <table:table-cell office:value-type="float" office:value="318.661" calcext:value-type="float">
            <text:p>318.661</text:p>
          </table:table-cell>
          <table:table-cell office:value-type="float" office:value="268.436" calcext:value-type="float">
            <text:p>268.436</text:p>
          </table:table-cell>
          <table:table-cell office:value-type="float" office:value="102" calcext:value-type="float">
            <text:p>102</text:p>
          </table:table-cell>
          <table:table-cell table:formula="of:=SQRT(([.E285]-[.E284])^2+([.F285]-[.F284])^2)" office:value-type="float" office:value="3.50852476120664" calcext:value-type="float">
            <text:p>3.50852476120664</text:p>
          </table:table-cell>
          <table:table-cell table:formula="of:=180*ATAN2([.E285]-[.E284];[.F285]-[.F284])/PI()" office:value-type="float" office:value="-12.5270364234223" calcext:value-type="float">
            <text:p>-12.527036423422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737" calcext:value-type="float">
            <text:p>1.737</text:p>
          </table:table-cell>
          <table:table-cell office:value-type="float" office:value="160.535" calcext:value-type="float">
            <text:p>160.535</text:p>
          </table:table-cell>
          <table:table-cell office:value-type="float" office:value="324.812" calcext:value-type="float">
            <text:p>324.812</text:p>
          </table:table-cell>
          <table:table-cell office:value-type="float" office:value="160.535" calcext:value-type="float">
            <text:p>160.535</text:p>
          </table:table-cell>
          <table:table-cell office:value-type="float" office:value="324.812" calcext:value-type="float">
            <text:p>324.812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62.66" calcext:value-type="float">
            <text:p>162.66</text:p>
          </table:table-cell>
          <table:table-cell office:value-type="float" office:value="325.89" calcext:value-type="float">
            <text:p>325.89</text:p>
          </table:table-cell>
          <table:table-cell office:value-type="float" office:value="162.66" calcext:value-type="float">
            <text:p>162.66</text:p>
          </table:table-cell>
          <table:table-cell office:value-type="float" office:value="325.89" calcext:value-type="float">
            <text:p>325.89</text:p>
          </table:table-cell>
          <table:table-cell office:value-type="float" office:value="107" calcext:value-type="float">
            <text:p>107</text:p>
          </table:table-cell>
          <table:table-cell table:formula="of:=SQRT(([.E287]-[.E286])^2+([.F287]-[.F286])^2)" office:value-type="float" office:value="2.38279436796379" calcext:value-type="float">
            <text:p>2.38279436796379</text:p>
          </table:table-cell>
          <table:table-cell table:formula="of:=180*ATAN2([.E287]-[.E286];[.F287]-[.F286])/PI()" office:value-type="float" office:value="26.8984124988735" calcext:value-type="float">
            <text:p>26.898412498873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73.694" calcext:value-type="float">
            <text:p>173.694</text:p>
          </table:table-cell>
          <table:table-cell office:value-type="float" office:value="301.539" calcext:value-type="float">
            <text:p>301.539</text:p>
          </table:table-cell>
          <table:table-cell office:value-type="float" office:value="173.694" calcext:value-type="float">
            <text:p>173.694</text:p>
          </table:table-cell>
          <table:table-cell office:value-type="float" office:value="301.539" calcext:value-type="float">
            <text:p>301.539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73.694" calcext:value-type="float">
            <text:p>173.694</text:p>
          </table:table-cell>
          <table:table-cell office:value-type="float" office:value="304.963" calcext:value-type="float">
            <text:p>304.963</text:p>
          </table:table-cell>
          <table:table-cell office:value-type="float" office:value="173.694" calcext:value-type="float">
            <text:p>173.694</text:p>
          </table:table-cell>
          <table:table-cell office:value-type="float" office:value="304.963" calcext:value-type="float">
            <text:p>304.963</text:p>
          </table:table-cell>
          <table:table-cell office:value-type="float" office:value="112" calcext:value-type="float">
            <text:p>112</text:p>
          </table:table-cell>
          <table:table-cell table:formula="of:=SQRT(([.E289]-[.E288])^2+([.F289]-[.F288])^2)" office:value-type="float" office:value="3.42400000000003" calcext:value-type="float">
            <text:p>3.42400000000003</text:p>
          </table:table-cell>
          <table:table-cell table:formula="of:=180*ATAN2([.E289]-[.E288];[.F289]-[.F288])/PI(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266.533" calcext:value-type="float">
            <text:p>266.533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266.533" calcext:value-type="float">
            <text:p>266.53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218.021" calcext:value-type="float">
            <text:p>218.021</text:p>
          </table:table-cell>
          <table:table-cell office:value-type="float" office:value="265.011" calcext:value-type="float">
            <text:p>265.011</text:p>
          </table:table-cell>
          <table:table-cell office:value-type="float" office:value="218.021" calcext:value-type="float">
            <text:p>218.021</text:p>
          </table:table-cell>
          <table:table-cell office:value-type="float" office:value="265.011" calcext:value-type="float">
            <text:p>265.011</text:p>
          </table:table-cell>
          <table:table-cell office:value-type="float" office:value="53" calcext:value-type="float">
            <text:p>53</text:p>
          </table:table-cell>
          <table:table-cell table:formula="of:=SQRT(([.E291]-[.E290])^2+([.F291]-[.F290])^2)" office:value-type="float" office:value="1.62558451026085" calcext:value-type="float">
            <text:p>1.62558451026085</text:p>
          </table:table-cell>
          <table:table-cell table:formula="of:=180*ATAN2([.E291]-[.E290];[.F291]-[.F290])/PI()" office:value-type="float" office:value="-110.564295745773" calcext:value-type="float">
            <text:p>-110.56429574577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83.587" calcext:value-type="float">
            <text:p>183.587</text:p>
          </table:table-cell>
          <table:table-cell office:value-type="float" office:value="302.3" calcext:value-type="float">
            <text:p>302.3</text:p>
          </table:table-cell>
          <table:table-cell office:value-type="float" office:value="183.587" calcext:value-type="float">
            <text:p>183.587</text:p>
          </table:table-cell>
          <table:table-cell office:value-type="float" office:value="302.3" calcext:value-type="float">
            <text:p>302.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76.357" calcext:value-type="float">
            <text:p>176.357</text:p>
          </table:table-cell>
          <table:table-cell office:value-type="float" office:value="303.822" calcext:value-type="float">
            <text:p>303.822</text:p>
          </table:table-cell>
          <table:table-cell office:value-type="float" office:value="176.357" calcext:value-type="float">
            <text:p>176.357</text:p>
          </table:table-cell>
          <table:table-cell office:value-type="float" office:value="303.822" calcext:value-type="float">
            <text:p>303.822</text:p>
          </table:table-cell>
          <table:table-cell office:value-type="float" office:value="58" calcext:value-type="float">
            <text:p>58</text:p>
          </table:table-cell>
          <table:table-cell table:formula="of:=SQRT(([.E293]-[.E292])^2+([.F293]-[.F292])^2)" office:value-type="float" office:value="7.38846289833006" calcext:value-type="float">
            <text:p>7.38846289833006</text:p>
          </table:table-cell>
          <table:table-cell table:formula="of:=180*ATAN2([.E293]-[.E292];[.F293]-[.F292])/PI()" office:value-type="float" office:value="168.112140741611" calcext:value-type="float">
            <text:p>168.11214074161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159.425" calcext:value-type="float">
            <text:p>159.425</text:p>
          </table:table-cell>
          <table:table-cell office:value-type="float" office:value="305.914" calcext:value-type="float">
            <text:p>305.914</text:p>
          </table:table-cell>
          <table:table-cell office:value-type="float" office:value="159.425" calcext:value-type="float">
            <text:p>159.425</text:p>
          </table:table-cell>
          <table:table-cell office:value-type="float" office:value="305.914" calcext:value-type="float">
            <text:p>305.914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61.518" calcext:value-type="float">
            <text:p>161.518</text:p>
          </table:table-cell>
          <table:table-cell office:value-type="float" office:value="301.919" calcext:value-type="float">
            <text:p>301.919</text:p>
          </table:table-cell>
          <table:table-cell office:value-type="float" office:value="161.518" calcext:value-type="float">
            <text:p>161.518</text:p>
          </table:table-cell>
          <table:table-cell office:value-type="float" office:value="301.919" calcext:value-type="float">
            <text:p>301.919</text:p>
          </table:table-cell>
          <table:table-cell office:value-type="float" office:value="63" calcext:value-type="float">
            <text:p>63</text:p>
          </table:table-cell>
          <table:table-cell table:formula="of:=SQRT(([.E295]-[.E294])^2+([.F295]-[.F294])^2)" office:value-type="float" office:value="4.51006363591469" calcext:value-type="float">
            <text:p>4.51006363591469</text:p>
          </table:table-cell>
          <table:table-cell table:formula="of:=180*ATAN2([.E295]-[.E294];[.F295]-[.F294])/PI()" office:value-type="float" office:value="-62.349737554243" calcext:value-type="float">
            <text:p>-62.34973755424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52.006" calcext:value-type="float">
            <text:p>152.006</text:p>
          </table:table-cell>
          <table:table-cell office:value-type="float" office:value="306.104" calcext:value-type="float">
            <text:p>306.104</text:p>
          </table:table-cell>
          <table:table-cell office:value-type="float" office:value="152.006" calcext:value-type="float">
            <text:p>152.006</text:p>
          </table:table-cell>
          <table:table-cell office:value-type="float" office:value="306.104" calcext:value-type="float">
            <text:p>306.10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56.572" calcext:value-type="float">
            <text:p>156.572</text:p>
          </table:table-cell>
          <table:table-cell office:value-type="float" office:value="307.626" calcext:value-type="float">
            <text:p>307.626</text:p>
          </table:table-cell>
          <table:table-cell office:value-type="float" office:value="156.572" calcext:value-type="float">
            <text:p>156.572</text:p>
          </table:table-cell>
          <table:table-cell office:value-type="float" office:value="307.626" calcext:value-type="float">
            <text:p>307.626</text:p>
          </table:table-cell>
          <table:table-cell office:value-type="float" office:value="68" calcext:value-type="float">
            <text:p>68</text:p>
          </table:table-cell>
          <table:table-cell table:formula="of:=SQRT(([.E297]-[.E296])^2+([.F297]-[.F296])^2)" office:value-type="float" office:value="4.81298659877627" calcext:value-type="float">
            <text:p>4.81298659877627</text:p>
          </table:table-cell>
          <table:table-cell table:formula="of:=180*ATAN2([.E297]-[.E296];[.F297]-[.F296])/PI()" office:value-type="float" office:value="18.4349488229219" calcext:value-type="float">
            <text:p>18.434948822921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133.552" calcext:value-type="float">
            <text:p>133.552</text:p>
          </table:table-cell>
          <table:table-cell office:value-type="float" office:value="328.553" calcext:value-type="float">
            <text:p>328.553</text:p>
          </table:table-cell>
          <table:table-cell office:value-type="float" office:value="133.552" calcext:value-type="float">
            <text:p>133.552</text:p>
          </table:table-cell>
          <table:table-cell office:value-type="float" office:value="328.553" calcext:value-type="float">
            <text:p>328.55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130.698" calcext:value-type="float">
            <text:p>130.698</text:p>
          </table:table-cell>
          <table:table-cell office:value-type="float" office:value="331.883" calcext:value-type="float">
            <text:p>331.883</text:p>
          </table:table-cell>
          <table:table-cell office:value-type="float" office:value="130.698" calcext:value-type="float">
            <text:p>130.698</text:p>
          </table:table-cell>
          <table:table-cell office:value-type="float" office:value="331.883" calcext:value-type="float">
            <text:p>331.883</text:p>
          </table:table-cell>
          <table:table-cell office:value-type="float" office:value="73" calcext:value-type="float">
            <text:p>73</text:p>
          </table:table-cell>
          <table:table-cell table:formula="of:=SQRT(([.E299]-[.E298])^2+([.F299]-[.F298])^2)" office:value-type="float" office:value="4.3856830710848" calcext:value-type="float">
            <text:p>4.3856830710848</text:p>
          </table:table-cell>
          <table:table-cell table:formula="of:=180*ATAN2([.E299]-[.E298];[.F299]-[.F298])/PI()" office:value-type="float" office:value="130.598460605361" calcext:value-type="float">
            <text:p>130.59846060536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59.252" calcext:value-type="float">
            <text:p>459.252</text:p>
          </table:table-cell>
          <table:table-cell office:value-type="float" office:value="307.246" calcext:value-type="float">
            <text:p>307.246</text:p>
          </table:table-cell>
          <table:table-cell office:value-type="float" office:value="459.252" calcext:value-type="float">
            <text:p>459.252</text:p>
          </table:table-cell>
          <table:table-cell office:value-type="float" office:value="307.246" calcext:value-type="float">
            <text:p>307.24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57.54" calcext:value-type="float">
            <text:p>457.54</text:p>
          </table:table-cell>
          <table:table-cell office:value-type="float" office:value="309.656" calcext:value-type="float">
            <text:p>309.656</text:p>
          </table:table-cell>
          <table:table-cell office:value-type="float" office:value="457.54" calcext:value-type="float">
            <text:p>457.54</text:p>
          </table:table-cell>
          <table:table-cell office:value-type="float" office:value="309.656" calcext:value-type="float">
            <text:p>309.656</text:p>
          </table:table-cell>
          <table:table-cell office:value-type="float" office:value="78" calcext:value-type="float">
            <text:p>78</text:p>
          </table:table-cell>
          <table:table-cell table:formula="of:=SQRT(([.E301]-[.E300])^2+([.F301]-[.F300])^2)" office:value-type="float" office:value="2.95618740948541" calcext:value-type="float">
            <text:p>2.95618740948541</text:p>
          </table:table-cell>
          <table:table-cell table:formula="of:=180*ATAN2([.E301]-[.E300];[.F301]-[.F300])/PI()" office:value-type="float" office:value="125.388974962353" calcext:value-type="float">
            <text:p>125.38897496235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36.042" calcext:value-type="float">
            <text:p>436.042</text:p>
          </table:table-cell>
          <table:table-cell office:value-type="float" office:value="277.568" calcext:value-type="float">
            <text:p>277.568</text:p>
          </table:table-cell>
          <table:table-cell office:value-type="float" office:value="436.042" calcext:value-type="float">
            <text:p>436.042</text:p>
          </table:table-cell>
          <table:table-cell office:value-type="float" office:value="277.568" calcext:value-type="float">
            <text:p>277.56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35.471" calcext:value-type="float">
            <text:p>435.471</text:p>
          </table:table-cell>
          <table:table-cell office:value-type="float" office:value="281.626" calcext:value-type="float">
            <text:p>281.626</text:p>
          </table:table-cell>
          <table:table-cell office:value-type="float" office:value="435.471" calcext:value-type="float">
            <text:p>435.471</text:p>
          </table:table-cell>
          <table:table-cell office:value-type="float" office:value="281.626" calcext:value-type="float">
            <text:p>281.626</text:p>
          </table:table-cell>
          <table:table-cell office:value-type="float" office:value="83" calcext:value-type="float">
            <text:p>83</text:p>
          </table:table-cell>
          <table:table-cell table:formula="of:=SQRT(([.E303]-[.E302])^2+([.F303]-[.F302])^2)" office:value-type="float" office:value="4.09797571979141" calcext:value-type="float">
            <text:p>4.09797571979141</text:p>
          </table:table-cell>
          <table:table-cell table:formula="of:=180*ATAN2([.E303]-[.E302];[.F303]-[.F302])/PI()" office:value-type="float" office:value="98.0094881640211" calcext:value-type="float">
            <text:p>98.009488164021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16.827" calcext:value-type="float">
            <text:p>416.827</text:p>
          </table:table-cell>
          <table:table-cell office:value-type="float" office:value="269.958" calcext:value-type="float">
            <text:p>269.958</text:p>
          </table:table-cell>
          <table:table-cell office:value-type="float" office:value="416.827" calcext:value-type="float">
            <text:p>416.827</text:p>
          </table:table-cell>
          <table:table-cell office:value-type="float" office:value="269.958" calcext:value-type="float">
            <text:p>269.95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18.73" calcext:value-type="float">
            <text:p>418.73</text:p>
          </table:table-cell>
          <table:table-cell office:value-type="float" office:value="273.382" calcext:value-type="float">
            <text:p>273.382</text:p>
          </table:table-cell>
          <table:table-cell office:value-type="float" office:value="418.73" calcext:value-type="float">
            <text:p>418.73</text:p>
          </table:table-cell>
          <table:table-cell office:value-type="float" office:value="273.382" calcext:value-type="float">
            <text:p>273.382</text:p>
          </table:table-cell>
          <table:table-cell office:value-type="float" office:value="88" calcext:value-type="float">
            <text:p>88</text:p>
          </table:table-cell>
          <table:table-cell table:formula="of:=SQRT(([.E305]-[.E304])^2+([.F305]-[.F304])^2)" office:value-type="float" office:value="3.91729307047608" calcext:value-type="float">
            <text:p>3.91729307047608</text:p>
          </table:table-cell>
          <table:table-cell table:formula="of:=180*ATAN2([.E305]-[.E304];[.F305]-[.F304])/PI()" office:value-type="float" office:value="60.9354514301044" calcext:value-type="float">
            <text:p>60.935451430104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08.266" calcext:value-type="float">
            <text:p>408.266</text:p>
          </table:table-cell>
          <table:table-cell office:value-type="float" office:value="260.065" calcext:value-type="float">
            <text:p>260.065</text:p>
          </table:table-cell>
          <table:table-cell office:value-type="float" office:value="408.266" calcext:value-type="float">
            <text:p>408.266</text:p>
          </table:table-cell>
          <table:table-cell office:value-type="float" office:value="260.065" calcext:value-type="float">
            <text:p>260.06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013" calcext:value-type="float">
            <text:p>1.013</text:p>
          </table:table-cell>
          <table:table-cell office:value-type="float" office:value="407.478" calcext:value-type="float">
            <text:p>407.478</text:p>
          </table:table-cell>
          <table:table-cell office:value-type="float" office:value="263.163" calcext:value-type="float">
            <text:p>263.163</text:p>
          </table:table-cell>
          <table:table-cell office:value-type="float" office:value="407.478" calcext:value-type="float">
            <text:p>407.478</text:p>
          </table:table-cell>
          <table:table-cell office:value-type="float" office:value="263.163" calcext:value-type="float">
            <text:p>263.163</text:p>
          </table:table-cell>
          <table:table-cell office:value-type="float" office:value="93" calcext:value-type="float">
            <text:p>93</text:p>
          </table:table-cell>
          <table:table-cell table:formula="of:=SQRT(([.E307]-[.E306])^2+([.F307]-[.F306])^2)" office:value-type="float" office:value="3.19664636767974" calcext:value-type="float">
            <text:p>3.19664636767974</text:p>
          </table:table-cell>
          <table:table-cell table:formula="of:=180*ATAN2([.E307]-[.E306];[.F307]-[.F306])/PI()" office:value-type="float" office:value="104.270989657737" calcext:value-type="float">
            <text:p>104.27098965773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68.505" calcext:value-type="float">
            <text:p>368.505</text:p>
          </table:table-cell>
          <table:table-cell office:value-type="float" office:value="244.846" calcext:value-type="float">
            <text:p>244.846</text:p>
          </table:table-cell>
          <table:table-cell office:value-type="float" office:value="368.505" calcext:value-type="float">
            <text:p>368.505</text:p>
          </table:table-cell>
          <table:table-cell office:value-type="float" office:value="244.846" calcext:value-type="float">
            <text:p>244.846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369.012" calcext:value-type="float">
            <text:p>369.012</text:p>
          </table:table-cell>
          <table:table-cell office:value-type="float" office:value="241.675" calcext:value-type="float">
            <text:p>241.675</text:p>
          </table:table-cell>
          <table:table-cell office:value-type="float" office:value="369.012" calcext:value-type="float">
            <text:p>369.012</text:p>
          </table:table-cell>
          <table:table-cell office:value-type="float" office:value="241.675" calcext:value-type="float">
            <text:p>241.675</text:p>
          </table:table-cell>
          <table:table-cell office:value-type="float" office:value="98" calcext:value-type="float">
            <text:p>98</text:p>
          </table:table-cell>
          <table:table-cell table:formula="of:=SQRT(([.E309]-[.E308])^2+([.F309]-[.F308])^2)" office:value-type="float" office:value="3.21127544754416" calcext:value-type="float">
            <text:p>3.21127544754416</text:p>
          </table:table-cell>
          <table:table-cell table:formula="of:=180*ATAN2([.E309]-[.E308];[.F309]-[.F308])/PI()" office:value-type="float" office:value="-80.9160655513313" calcext:value-type="float">
            <text:p>-80.916065551331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11.674" calcext:value-type="float">
            <text:p>111.674</text:p>
          </table:table-cell>
          <table:table-cell office:value-type="float" office:value="382.203" calcext:value-type="float">
            <text:p>382.203</text:p>
          </table:table-cell>
          <table:table-cell office:value-type="float" office:value="111.674" calcext:value-type="float">
            <text:p>111.674</text:p>
          </table:table-cell>
          <table:table-cell office:value-type="float" office:value="382.203" calcext:value-type="float">
            <text:p>382.20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116.525" calcext:value-type="float">
            <text:p>116.525</text:p>
          </table:table-cell>
          <table:table-cell office:value-type="float" office:value="383.534" calcext:value-type="float">
            <text:p>383.534</text:p>
          </table:table-cell>
          <table:table-cell office:value-type="float" office:value="116.525" calcext:value-type="float">
            <text:p>116.525</text:p>
          </table:table-cell>
          <table:table-cell office:value-type="float" office:value="383.534" calcext:value-type="float">
            <text:p>383.534</text:p>
          </table:table-cell>
          <table:table-cell office:value-type="float" office:value="103" calcext:value-type="float">
            <text:p>103</text:p>
          </table:table-cell>
          <table:table-cell table:formula="of:=SQRT(([.E311]-[.E310])^2+([.F311]-[.F310])^2)" office:value-type="float" office:value="5.03028448499685" calcext:value-type="float">
            <text:p>5.03028448499685</text:p>
          </table:table-cell>
          <table:table-cell table:formula="of:=180*ATAN2([.E311]-[.E310];[.F311]-[.F310])/PI()" office:value-type="float" office:value="15.3430293045951" calcext:value-type="float">
            <text:p>15.343029304595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87.132" calcext:value-type="float">
            <text:p>87.132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87.132" calcext:value-type="float">
            <text:p>87.132</text:p>
          </table:table-cell>
          <table:table-cell office:value-type="float" office:value="394.759" calcext:value-type="float">
            <text:p>394.759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93.41" calcext:value-type="float">
            <text:p>93.41</text:p>
          </table:table-cell>
          <table:table-cell office:value-type="float" office:value="400.466" calcext:value-type="float">
            <text:p>400.466</text:p>
          </table:table-cell>
          <table:table-cell office:value-type="float" office:value="93.41" calcext:value-type="float">
            <text:p>93.41</text:p>
          </table:table-cell>
          <table:table-cell office:value-type="float" office:value="400.466" calcext:value-type="float">
            <text:p>400.466</text:p>
          </table:table-cell>
          <table:table-cell office:value-type="float" office:value="108" calcext:value-type="float">
            <text:p>108</text:p>
          </table:table-cell>
          <table:table-cell table:formula="of:=SQRT(([.E313]-[.E312])^2+([.F313]-[.F312])^2)" office:value-type="float" office:value="8.48428741851664" calcext:value-type="float">
            <text:p>8.48428741851664</text:p>
          </table:table-cell>
          <table:table-cell table:formula="of:=180*ATAN2([.E313]-[.E312];[.F313]-[.F312])/PI()" office:value-type="float" office:value="42.2723262053001" calcext:value-type="float">
            <text:p>42.272326205300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013" calcext:value-type="float">
            <text:p>1.013</text:p>
          </table:table-cell>
          <table:table-cell office:value-type="float" office:value="106.836" calcext:value-type="float">
            <text:p>106.836</text:p>
          </table:table-cell>
          <table:table-cell office:value-type="float" office:value="356.22" calcext:value-type="float">
            <text:p>356.22</text:p>
          </table:table-cell>
          <table:table-cell office:value-type="float" office:value="106.836" calcext:value-type="float">
            <text:p>106.836</text:p>
          </table:table-cell>
          <table:table-cell office:value-type="float" office:value="356.22" calcext:value-type="float">
            <text:p>356.22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108.82" calcext:value-type="float">
            <text:p>108.82</text:p>
          </table:table-cell>
          <table:table-cell office:value-type="float" office:value="356.615" calcext:value-type="float">
            <text:p>356.615</text:p>
          </table:table-cell>
          <table:table-cell office:value-type="float" office:value="108.82" calcext:value-type="float">
            <text:p>108.82</text:p>
          </table:table-cell>
          <table:table-cell office:value-type="float" office:value="356.615" calcext:value-type="float">
            <text:p>356.615</text:p>
          </table:table-cell>
          <table:table-cell office:value-type="float" office:value="113" calcext:value-type="float">
            <text:p>113</text:p>
          </table:table-cell>
          <table:table-cell table:formula="of:=SQRT(([.E315]-[.E314])^2+([.F315]-[.F314])^2)" office:value-type="float" office:value="2.02293870396509" calcext:value-type="float">
            <text:p>2.02293870396509</text:p>
          </table:table-cell>
          <table:table-cell table:formula="of:=180*ATAN2([.E315]-[.E314];[.F315]-[.F314])/PI()" office:value-type="float" office:value="11.2599410164567" calcext:value-type="float">
            <text:p>11.259941016456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49.342" calcext:value-type="float">
            <text:p>149.342</text:p>
          </table:table-cell>
          <table:table-cell office:value-type="float" office:value="315.997" calcext:value-type="float">
            <text:p>315.997</text:p>
          </table:table-cell>
          <table:table-cell office:value-type="float" office:value="149.342" calcext:value-type="float">
            <text:p>149.342</text:p>
          </table:table-cell>
          <table:table-cell office:value-type="float" office:value="315.997" calcext:value-type="float">
            <text:p>315.997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321.134" calcext:value-type="float">
            <text:p>321.134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321.134" calcext:value-type="float">
            <text:p>321.134</text:p>
          </table:table-cell>
          <table:table-cell office:value-type="float" office:value="118" calcext:value-type="float">
            <text:p>118</text:p>
          </table:table-cell>
          <table:table-cell table:formula="of:=SQRT(([.E317]-[.E316])^2+([.F317]-[.F316])^2)" office:value-type="float" office:value="5.22446868111964" calcext:value-type="float">
            <text:p>5.22446868111964</text:p>
          </table:table-cell>
          <table:table-cell table:formula="of:=180*ATAN2([.E317]-[.E316];[.F317]-[.F316])/PI()" office:value-type="float" office:value="79.5009346188356" calcext:value-type="float">
            <text:p>79.500934618835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48.788" calcext:value-type="float">
            <text:p>448.788</text:p>
          </table:table-cell>
          <table:table-cell office:value-type="float" office:value="209.079" calcext:value-type="float">
            <text:p>209.079</text:p>
          </table:table-cell>
          <table:table-cell office:value-type="float" office:value="448.788" calcext:value-type="float">
            <text:p>448.788</text:p>
          </table:table-cell>
          <table:table-cell office:value-type="float" office:value="209.079" calcext:value-type="float">
            <text:p>209.079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44.983" calcext:value-type="float">
            <text:p>444.983</text:p>
          </table:table-cell>
          <table:table-cell office:value-type="float" office:value="206.796" calcext:value-type="float">
            <text:p>206.796</text:p>
          </table:table-cell>
          <table:table-cell office:value-type="float" office:value="444.983" calcext:value-type="float">
            <text:p>444.983</text:p>
          </table:table-cell>
          <table:table-cell office:value-type="float" office:value="206.796" calcext:value-type="float">
            <text:p>206.796</text:p>
          </table:table-cell>
          <table:table-cell office:value-type="float" office:value="151" calcext:value-type="float">
            <text:p>151</text:p>
          </table:table-cell>
          <table:table-cell table:formula="of:=SQRT(([.E319]-[.E318])^2+([.F319]-[.F318])^2)" office:value-type="float" office:value="4.43735439197729" calcext:value-type="float">
            <text:p>4.43735439197729</text:p>
          </table:table-cell>
          <table:table-cell table:formula="of:=180*ATAN2([.E319]-[.E318];[.F319]-[.F318])/PI()" office:value-type="float" office:value="-149.036243467926" calcext:value-type="float">
            <text:p>-149.03624346792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375.734" calcext:value-type="float">
            <text:p>375.734</text:p>
          </table:table-cell>
          <table:table-cell office:value-type="float" office:value="178.577" calcext:value-type="float">
            <text:p>178.577</text:p>
          </table:table-cell>
          <table:table-cell office:value-type="float" office:value="375.734" calcext:value-type="float">
            <text:p>375.734</text:p>
          </table:table-cell>
          <table:table-cell office:value-type="float" office:value="178.577" calcext:value-type="float">
            <text:p>178.577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74.212" calcext:value-type="float">
            <text:p>374.212</text:p>
          </table:table-cell>
          <table:table-cell office:value-type="float" office:value="182.826" calcext:value-type="float">
            <text:p>182.826</text:p>
          </table:table-cell>
          <table:table-cell office:value-type="float" office:value="374.212" calcext:value-type="float">
            <text:p>374.212</text:p>
          </table:table-cell>
          <table:table-cell office:value-type="float" office:value="182.826" calcext:value-type="float">
            <text:p>182.826</text:p>
          </table:table-cell>
          <table:table-cell office:value-type="float" office:value="128" calcext:value-type="float">
            <text:p>128</text:p>
          </table:table-cell>
          <table:table-cell table:formula="of:=SQRT(([.E321]-[.E320])^2+([.F321]-[.F320])^2)" office:value-type="float" office:value="4.51336736816315" calcext:value-type="float">
            <text:p>4.51336736816315</text:p>
          </table:table-cell>
          <table:table-cell table:formula="of:=180*ATAN2([.E321]-[.E320];[.F321]-[.F320])/PI()" office:value-type="float" office:value="109.707622094427" calcext:value-type="float">
            <text:p>109.70762209442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724" calcext:value-type="float">
            <text:p>0.724</text:p>
          </table:table-cell>
          <table:table-cell office:value-type="float" office:value="401.912" calcext:value-type="float">
            <text:p>401.912</text:p>
          </table:table-cell>
          <table:table-cell office:value-type="float" office:value="176.281" calcext:value-type="float">
            <text:p>176.281</text:p>
          </table:table-cell>
          <table:table-cell office:value-type="float" office:value="401.912" calcext:value-type="float">
            <text:p>401.912</text:p>
          </table:table-cell>
          <table:table-cell office:value-type="float" office:value="176.281" calcext:value-type="float">
            <text:p>176.281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400.72" calcext:value-type="float">
            <text:p>400.72</text:p>
          </table:table-cell>
          <table:table-cell office:value-type="float" office:value="182.826" calcext:value-type="float">
            <text:p>182.826</text:p>
          </table:table-cell>
          <table:table-cell office:value-type="float" office:value="400.72" calcext:value-type="float">
            <text:p>400.72</text:p>
          </table:table-cell>
          <table:table-cell office:value-type="float" office:value="182.826" calcext:value-type="float">
            <text:p>182.826</text:p>
          </table:table-cell>
          <table:table-cell office:value-type="float" office:value="133" calcext:value-type="float">
            <text:p>133</text:p>
          </table:table-cell>
          <table:table-cell table:formula="of:=SQRT(([.E323]-[.E322])^2+([.F323]-[.F322])^2)" office:value-type="float" office:value="6.65266029494966" calcext:value-type="float">
            <text:p>6.65266029494966</text:p>
          </table:table-cell>
          <table:table-cell table:formula="of:=180*ATAN2([.E323]-[.E322];[.F323]-[.F322])/PI()" office:value-type="float" office:value="100.321793552116" calcext:value-type="float">
            <text:p>100.32179355211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46.696" calcext:value-type="float">
            <text:p>446.696</text:p>
          </table:table-cell>
          <table:table-cell office:value-type="float" office:value="204.894" calcext:value-type="float">
            <text:p>204.894</text:p>
          </table:table-cell>
          <table:table-cell office:value-type="float" office:value="446.696" calcext:value-type="float">
            <text:p>446.696</text:p>
          </table:table-cell>
          <table:table-cell office:value-type="float" office:value="204.894" calcext:value-type="float">
            <text:p>204.894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46.696" calcext:value-type="float">
            <text:p>446.696</text:p>
          </table:table-cell>
          <table:table-cell office:value-type="float" office:value="209.84" calcext:value-type="float">
            <text:p>209.84</text:p>
          </table:table-cell>
          <table:table-cell office:value-type="float" office:value="446.696" calcext:value-type="float">
            <text:p>446.696</text:p>
          </table:table-cell>
          <table:table-cell office:value-type="float" office:value="209.84" calcext:value-type="float">
            <text:p>209.84</text:p>
          </table:table-cell>
          <table:table-cell office:value-type="float" office:value="138" calcext:value-type="float">
            <text:p>138</text:p>
          </table:table-cell>
          <table:table-cell table:formula="of:=SQRT(([.E325]-[.E324])^2+([.F325]-[.F324])^2)" office:value-type="float" office:value="4.946" calcext:value-type="float">
            <text:p>4.946</text:p>
          </table:table-cell>
          <table:table-cell table:formula="of:=180*ATAN2([.E325]-[.E324];[.F325]-[.F324])/PI(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158" calcext:value-type="float">
            <text:p>1.158</text:p>
          </table:table-cell>
          <table:table-cell office:value-type="float" office:value="272.859" calcext:value-type="float">
            <text:p>272.859</text:p>
          </table:table-cell>
          <table:table-cell office:value-type="float" office:value="206.939" calcext:value-type="float">
            <text:p>206.939</text:p>
          </table:table-cell>
          <table:table-cell office:value-type="float" office:value="272.859" calcext:value-type="float">
            <text:p>272.859</text:p>
          </table:table-cell>
          <table:table-cell office:value-type="float" office:value="206.939" calcext:value-type="float">
            <text:p>206.939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274.397" calcext:value-type="float">
            <text:p>274.397</text:p>
          </table:table-cell>
          <table:table-cell office:value-type="float" office:value="209.46" calcext:value-type="float">
            <text:p>209.46</text:p>
          </table:table-cell>
          <table:table-cell office:value-type="float" office:value="274.397" calcext:value-type="float">
            <text:p>274.397</text:p>
          </table:table-cell>
          <table:table-cell office:value-type="float" office:value="209.46" calcext:value-type="float">
            <text:p>209.46</text:p>
          </table:table-cell>
          <table:table-cell office:value-type="float" office:value="143" calcext:value-type="float">
            <text:p>143</text:p>
          </table:table-cell>
          <table:table-cell table:formula="of:=SQRT(([.E327]-[.E326])^2+([.F327]-[.F326])^2)" office:value-type="float" office:value="2.95311445765316" calcext:value-type="float">
            <text:p>2.95311445765316</text:p>
          </table:table-cell>
          <table:table-cell table:formula="of:=180*ATAN2([.E327]-[.E326];[.F327]-[.F326])/PI()" office:value-type="float" office:value="58.6136618977814" calcext:value-type="float">
            <text:p>58.613661897781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33.241" calcext:value-type="float">
            <text:p>233.241</text:p>
          </table:table-cell>
          <table:table-cell office:value-type="float" office:value="219.162" calcext:value-type="float">
            <text:p>219.162</text:p>
          </table:table-cell>
          <table:table-cell office:value-type="float" office:value="233.241" calcext:value-type="float">
            <text:p>233.241</text:p>
          </table:table-cell>
          <table:table-cell office:value-type="float" office:value="219.162" calcext:value-type="float">
            <text:p>219.162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593" calcext:value-type="float">
            <text:p>1.593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220.667" calcext:value-type="float">
            <text:p>220.667</text:p>
          </table:table-cell>
          <table:table-cell office:value-type="float" office:value="237.685" calcext:value-type="float">
            <text:p>237.685</text:p>
          </table:table-cell>
          <table:table-cell office:value-type="float" office:value="220.667" calcext:value-type="float">
            <text:p>220.667</text:p>
          </table:table-cell>
          <table:table-cell office:value-type="float" office:value="148" calcext:value-type="float">
            <text:p>148</text:p>
          </table:table-cell>
          <table:table-cell table:formula="of:=SQRT(([.E329]-[.E328])^2+([.F329]-[.F328])^2)" office:value-type="float" office:value="4.69192508465341" calcext:value-type="float">
            <text:p>4.69192508465341</text:p>
          </table:table-cell>
          <table:table-cell table:formula="of:=180*ATAN2([.E329]-[.E328];[.F329]-[.F328])/PI()" office:value-type="float" office:value="18.7091261697062" calcext:value-type="float">
            <text:p>18.709126169706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87.772" calcext:value-type="float">
            <text:p>187.772</text:p>
          </table:table-cell>
          <table:table-cell office:value-type="float" office:value="252.836" calcext:value-type="float">
            <text:p>252.836</text:p>
          </table:table-cell>
          <table:table-cell office:value-type="float" office:value="187.772" calcext:value-type="float">
            <text:p>187.772</text:p>
          </table:table-cell>
          <table:table-cell office:value-type="float" office:value="252.836" calcext:value-type="float">
            <text:p>252.836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.04" calcext:value-type="float">
            <text:p>3.04</text:p>
          </table:table-cell>
          <table:table-cell office:value-type="float" office:value="193.026" calcext:value-type="float">
            <text:p>193.026</text:p>
          </table:table-cell>
          <table:table-cell office:value-type="float" office:value="251.731" calcext:value-type="float">
            <text:p>251.731</text:p>
          </table:table-cell>
          <table:table-cell office:value-type="float" office:value="193.026" calcext:value-type="float">
            <text:p>193.026</text:p>
          </table:table-cell>
          <table:table-cell office:value-type="float" office:value="251.731" calcext:value-type="float">
            <text:p>251.731</text:p>
          </table:table-cell>
          <table:table-cell office:value-type="float" office:value="153" calcext:value-type="float">
            <text:p>153</text:p>
          </table:table-cell>
          <table:table-cell table:formula="of:=SQRT(([.E331]-[.E330])^2+([.F331]-[.F330])^2)" office:value-type="float" office:value="5.36894226081826" calcext:value-type="float">
            <text:p>5.36894226081826</text:p>
          </table:table-cell>
          <table:table-cell table:formula="of:=180*ATAN2([.E331]-[.E330];[.F331]-[.F330])/PI()" office:value-type="float" office:value="-11.8771160010511" calcext:value-type="float">
            <text:p>-11.877116001051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303" calcext:value-type="float">
            <text:p>1.303</text:p>
          </table:table-cell>
          <table:table-cell office:value-type="float" office:value="293.76" calcext:value-type="float">
            <text:p>293.76</text:p>
          </table:table-cell>
          <table:table-cell office:value-type="float" office:value="204.091" calcext:value-type="float">
            <text:p>204.091</text:p>
          </table:table-cell>
          <table:table-cell office:value-type="float" office:value="293.76" calcext:value-type="float">
            <text:p>293.76</text:p>
          </table:table-cell>
          <table:table-cell office:value-type="float" office:value="204.091" calcext:value-type="float">
            <text:p>204.091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322.846" calcext:value-type="float">
            <text:p>322.846</text:p>
          </table:table-cell>
          <table:table-cell office:value-type="float" office:value="199.187" calcext:value-type="float">
            <text:p>199.187</text:p>
          </table:table-cell>
          <table:table-cell office:value-type="float" office:value="322.846" calcext:value-type="float">
            <text:p>322.846</text:p>
          </table:table-cell>
          <table:table-cell office:value-type="float" office:value="199.187" calcext:value-type="float">
            <text:p>199.187</text:p>
          </table:table-cell>
          <table:table-cell office:value-type="float" office:value="118" calcext:value-type="float">
            <text:p>118</text:p>
          </table:table-cell>
          <table:table-cell table:formula="of:=SQRT(([.E333]-[.E332])^2+([.F333]-[.F332])^2)" office:value-type="float" office:value="29.4965186420364" calcext:value-type="float">
            <text:p>29.4965186420364</text:p>
          </table:table-cell>
          <table:table-cell table:formula="of:=180*ATAN2([.E333]-[.E332];[.F333]-[.F332])/PI()" office:value-type="float" office:value="-9.57025861737952" calcext:value-type="float">
            <text:p>-9.5702586173795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55.188" calcext:value-type="float">
            <text:p>355.188</text:p>
          </table:table-cell>
          <table:table-cell office:value-type="float" office:value="188.533" calcext:value-type="float">
            <text:p>188.533</text:p>
          </table:table-cell>
          <table:table-cell office:value-type="float" office:value="355.188" calcext:value-type="float">
            <text:p>355.188</text:p>
          </table:table-cell>
          <table:table-cell office:value-type="float" office:value="188.533" calcext:value-type="float">
            <text:p>188.533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356.234" calcext:value-type="float">
            <text:p>356.234</text:p>
          </table:table-cell>
          <table:table-cell office:value-type="float" office:value="193.955" calcext:value-type="float">
            <text:p>193.955</text:p>
          </table:table-cell>
          <table:table-cell office:value-type="float" office:value="356.234" calcext:value-type="float">
            <text:p>356.234</text:p>
          </table:table-cell>
          <table:table-cell office:value-type="float" office:value="193.955" calcext:value-type="float">
            <text:p>193.955</text:p>
          </table:table-cell>
          <table:table-cell office:value-type="float" office:value="123" calcext:value-type="float">
            <text:p>123</text:p>
          </table:table-cell>
          <table:table-cell table:formula="of:=SQRT(([.E335]-[.E334])^2+([.F335]-[.F334])^2)" office:value-type="float" office:value="5.52197428461961" calcext:value-type="float">
            <text:p>5.52197428461961</text:p>
          </table:table-cell>
          <table:table-cell table:formula="of:=180*ATAN2([.E335]-[.E334];[.F335]-[.F334])/PI()" office:value-type="float" office:value="79.0807700105675" calcext:value-type="float">
            <text:p>79.080770010567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.027" calcext:value-type="float">
            <text:p>2.027</text:p>
          </table:table-cell>
          <table:table-cell office:value-type="float" office:value="231.827" calcext:value-type="float">
            <text:p>231.827</text:p>
          </table:table-cell>
          <table:table-cell office:value-type="float" office:value="197.203" calcext:value-type="float">
            <text:p>197.203</text:p>
          </table:table-cell>
          <table:table-cell office:value-type="float" office:value="231.827" calcext:value-type="float">
            <text:p>231.827</text:p>
          </table:table-cell>
          <table:table-cell office:value-type="float" office:value="197.203" calcext:value-type="float">
            <text:p>197.203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28.865" calcext:value-type="float">
            <text:p>228.865</text:p>
          </table:table-cell>
          <table:table-cell office:value-type="float" office:value="201.47" calcext:value-type="float">
            <text:p>201.47</text:p>
          </table:table-cell>
          <table:table-cell office:value-type="float" office:value="228.865" calcext:value-type="float">
            <text:p>228.865</text:p>
          </table:table-cell>
          <table:table-cell office:value-type="float" office:value="201.47" calcext:value-type="float">
            <text:p>201.47</text:p>
          </table:table-cell>
          <table:table-cell office:value-type="float" office:value="128" calcext:value-type="float">
            <text:p>128</text:p>
          </table:table-cell>
          <table:table-cell table:formula="of:=SQRT(([.E337]-[.E336])^2+([.F337]-[.F336])^2)" office:value-type="float" office:value="5.1942981239047" calcext:value-type="float">
            <text:p>5.1942981239047</text:p>
          </table:table-cell>
          <table:table-cell table:formula="of:=180*ATAN2([.E337]-[.E336];[.F337]-[.F336])/PI()" office:value-type="float" office:value="124.767009540632" calcext:value-type="float">
            <text:p>124.76700954063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39.207" calcext:value-type="float">
            <text:p>339.207</text:p>
          </table:table-cell>
          <table:table-cell office:value-type="float" office:value="171.03" calcext:value-type="float">
            <text:p>171.03</text:p>
          </table:table-cell>
          <table:table-cell office:value-type="float" office:value="339.207" calcext:value-type="float">
            <text:p>339.207</text:p>
          </table:table-cell>
          <table:table-cell office:value-type="float" office:value="171.03" calcext:value-type="float">
            <text:p>171.03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37.875" calcext:value-type="float">
            <text:p>337.875</text:p>
          </table:table-cell>
          <table:table-cell office:value-type="float" office:value="172.933" calcext:value-type="float">
            <text:p>172.933</text:p>
          </table:table-cell>
          <table:table-cell office:value-type="float" office:value="337.875" calcext:value-type="float">
            <text:p>337.875</text:p>
          </table:table-cell>
          <table:table-cell office:value-type="float" office:value="172.933" calcext:value-type="float">
            <text:p>172.933</text:p>
          </table:table-cell>
          <table:table-cell office:value-type="float" office:value="60" calcext:value-type="float">
            <text:p>60</text:p>
          </table:table-cell>
          <table:table-cell table:formula="of:=SQRT(([.E339]-[.E338])^2+([.F339]-[.F338])^2)" office:value-type="float" office:value="2.32285018888433" calcext:value-type="float">
            <text:p>2.32285018888433</text:p>
          </table:table-cell>
          <table:table-cell table:formula="of:=180*ATAN2([.E339]-[.E338];[.F339]-[.F338])/PI()" office:value-type="float" office:value="124.989999468521" calcext:value-type="float">
            <text:p>124.98999946852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737" calcext:value-type="float">
            <text:p>1.737</text:p>
          </table:table-cell>
          <table:table-cell office:value-type="float" office:value="310.163" calcext:value-type="float">
            <text:p>310.163</text:p>
          </table:table-cell>
          <table:table-cell office:value-type="float" office:value="189.326" calcext:value-type="float">
            <text:p>189.326</text:p>
          </table:table-cell>
          <table:table-cell office:value-type="float" office:value="310.163" calcext:value-type="float">
            <text:p>310.163</text:p>
          </table:table-cell>
          <table:table-cell office:value-type="float" office:value="189.326" calcext:value-type="float">
            <text:p>189.32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314.57" calcext:value-type="float">
            <text:p>314.57</text:p>
          </table:table-cell>
          <table:table-cell office:value-type="float" office:value="190.626" calcext:value-type="float">
            <text:p>190.626</text:p>
          </table:table-cell>
          <table:table-cell office:value-type="float" office:value="314.57" calcext:value-type="float">
            <text:p>314.57</text:p>
          </table:table-cell>
          <table:table-cell office:value-type="float" office:value="190.626" calcext:value-type="float">
            <text:p>190.626</text:p>
          </table:table-cell>
          <table:table-cell office:value-type="float" office:value="65" calcext:value-type="float">
            <text:p>65</text:p>
          </table:table-cell>
          <table:table-cell table:formula="of:=SQRT(([.E341]-[.E340])^2+([.F341]-[.F340])^2)" office:value-type="float" office:value="4.59474145083267" calcext:value-type="float">
            <text:p>4.59474145083267</text:p>
          </table:table-cell>
          <table:table-cell table:formula="of:=180*ATAN2([.E341]-[.E340];[.F341]-[.F340])/PI()" office:value-type="float" office:value="16.4352818056466" calcext:value-type="float">
            <text:p>16.435281805646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16.066" calcext:value-type="float">
            <text:p>416.066</text:p>
          </table:table-cell>
          <table:table-cell office:value-type="float" office:value="166.845" calcext:value-type="float">
            <text:p>166.845</text:p>
          </table:table-cell>
          <table:table-cell office:value-type="float" office:value="416.066" calcext:value-type="float">
            <text:p>416.066</text:p>
          </table:table-cell>
          <table:table-cell office:value-type="float" office:value="166.845" calcext:value-type="float">
            <text:p>166.84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421.203" calcext:value-type="float">
            <text:p>421.203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421.203" calcext:value-type="float">
            <text:p>421.203</text:p>
          </table:table-cell>
          <table:table-cell office:value-type="float" office:value="170.904" calcext:value-type="float">
            <text:p>170.904</text:p>
          </table:table-cell>
          <table:table-cell office:value-type="float" office:value="70" calcext:value-type="float">
            <text:p>70</text:p>
          </table:table-cell>
          <table:table-cell table:formula="of:=SQRT(([.E343]-[.E342])^2+([.F343]-[.F342])^2)" office:value-type="float" office:value="6.54707950157931" calcext:value-type="float">
            <text:p>6.54707950157931</text:p>
          </table:table-cell>
          <table:table-cell table:formula="of:=180*ATAN2([.E343]-[.E342];[.F343]-[.F342])/PI()" office:value-type="float" office:value="38.3140231767798" calcext:value-type="float">
            <text:p>38.314023176779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04.911" calcext:value-type="float">
            <text:p>504.911</text:p>
          </table:table-cell>
          <table:table-cell office:value-type="float" office:value="169.128" calcext:value-type="float">
            <text:p>169.128</text:p>
          </table:table-cell>
          <table:table-cell office:value-type="float" office:value="504.911" calcext:value-type="float">
            <text:p>504.911</text:p>
          </table:table-cell>
          <table:table-cell office:value-type="float" office:value="169.128" calcext:value-type="float">
            <text:p>169.12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04.72" calcext:value-type="float">
            <text:p>504.72</text:p>
          </table:table-cell>
          <table:table-cell office:value-type="float" office:value="172.933" calcext:value-type="float">
            <text:p>172.933</text:p>
          </table:table-cell>
          <table:table-cell office:value-type="float" office:value="504.72" calcext:value-type="float">
            <text:p>504.72</text:p>
          </table:table-cell>
          <table:table-cell office:value-type="float" office:value="172.933" calcext:value-type="float">
            <text:p>172.933</text:p>
          </table:table-cell>
          <table:table-cell office:value-type="float" office:value="75" calcext:value-type="float">
            <text:p>75</text:p>
          </table:table-cell>
          <table:table-cell table:formula="of:=SQRT(([.E345]-[.E344])^2+([.F345]-[.F344])^2)" office:value-type="float" office:value="3.80979080790534" calcext:value-type="float">
            <text:p>3.80979080790534</text:p>
          </table:table-cell>
          <table:table-cell table:formula="of:=180*ATAN2([.E345]-[.E344];[.F345]-[.F344])/PI()" office:value-type="float" office:value="92.8736704694772" calcext:value-type="float">
            <text:p>92.873670469477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548.984" calcext:value-type="float">
            <text:p>548.984</text:p>
          </table:table-cell>
          <table:table-cell office:value-type="float" office:value="197.538" calcext:value-type="float">
            <text:p>197.538</text:p>
          </table:table-cell>
          <table:table-cell office:value-type="float" office:value="548.984" calcext:value-type="float">
            <text:p>548.984</text:p>
          </table:table-cell>
          <table:table-cell office:value-type="float" office:value="197.538" calcext:value-type="float">
            <text:p>197.53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41.818" calcext:value-type="float">
            <text:p>541.818</text:p>
          </table:table-cell>
          <table:table-cell office:value-type="float" office:value="202.04" calcext:value-type="float">
            <text:p>202.04</text:p>
          </table:table-cell>
          <table:table-cell office:value-type="float" office:value="541.818" calcext:value-type="float">
            <text:p>541.818</text:p>
          </table:table-cell>
          <table:table-cell office:value-type="float" office:value="202.04" calcext:value-type="float">
            <text:p>202.04</text:p>
          </table:table-cell>
          <table:table-cell office:value-type="float" office:value="93" calcext:value-type="float">
            <text:p>93</text:p>
          </table:table-cell>
          <table:table-cell table:formula="of:=SQRT(([.E347]-[.E346])^2+([.F347]-[.F346])^2)" office:value-type="float" office:value="8.46283404067459" calcext:value-type="float">
            <text:p>8.46283404067459</text:p>
          </table:table-cell>
          <table:table-cell table:formula="of:=180*ATAN2([.E347]-[.E346];[.F347]-[.F346])/PI()" office:value-type="float" office:value="147.861134042989" calcext:value-type="float">
            <text:p>147.86113404298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448" calcext:value-type="float">
            <text:p>1.448</text:p>
          </table:table-cell>
          <table:table-cell office:value-type="float" office:value="388.443" calcext:value-type="float">
            <text:p>388.443</text:p>
          </table:table-cell>
          <table:table-cell office:value-type="float" office:value="188.799" calcext:value-type="float">
            <text:p>188.799</text:p>
          </table:table-cell>
          <table:table-cell office:value-type="float" office:value="388.443" calcext:value-type="float">
            <text:p>388.443</text:p>
          </table:table-cell>
          <table:table-cell office:value-type="float" office:value="188.799" calcext:value-type="float">
            <text:p>188.799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385.912" calcext:value-type="float">
            <text:p>385.912</text:p>
          </table:table-cell>
          <table:table-cell office:value-type="float" office:value="191.957" calcext:value-type="float">
            <text:p>191.957</text:p>
          </table:table-cell>
          <table:table-cell office:value-type="float" office:value="385.912" calcext:value-type="float">
            <text:p>385.912</text:p>
          </table:table-cell>
          <table:table-cell office:value-type="float" office:value="191.957" calcext:value-type="float">
            <text:p>191.957</text:p>
          </table:table-cell>
          <table:table-cell office:value-type="float" office:value="98" calcext:value-type="float">
            <text:p>98</text:p>
          </table:table-cell>
          <table:table-cell table:formula="of:=SQRT(([.E349]-[.E348])^2+([.F349]-[.F348])^2)" office:value-type="float" office:value="4.04708845962131" calcext:value-type="float">
            <text:p>4.04708845962131</text:p>
          </table:table-cell>
          <table:table-cell table:formula="of:=180*ATAN2([.E349]-[.E348];[.F349]-[.F348])/PI()" office:value-type="float" office:value="128.710661174626" calcext:value-type="float">
            <text:p>128.71066117462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98.114" calcext:value-type="float">
            <text:p>298.114</text:p>
          </table:table-cell>
          <table:table-cell office:value-type="float" office:value="201.089" calcext:value-type="float">
            <text:p>201.089</text:p>
          </table:table-cell>
          <table:table-cell office:value-type="float" office:value="298.114" calcext:value-type="float">
            <text:p>298.114</text:p>
          </table:table-cell>
          <table:table-cell office:value-type="float" office:value="201.089" calcext:value-type="float">
            <text:p>201.089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209.079" calcext:value-type="float">
            <text:p>209.079</text:p>
          </table:table-cell>
          <table:table-cell office:value-type="float" office:value="298.495" calcext:value-type="float">
            <text:p>298.495</text:p>
          </table:table-cell>
          <table:table-cell office:value-type="float" office:value="209.079" calcext:value-type="float">
            <text:p>209.079</text:p>
          </table:table-cell>
          <table:table-cell office:value-type="float" office:value="103" calcext:value-type="float">
            <text:p>103</text:p>
          </table:table-cell>
          <table:table-cell table:formula="of:=SQRT(([.E351]-[.E350])^2+([.F351]-[.F350])^2)" office:value-type="float" office:value="7.99907875945725" calcext:value-type="float">
            <text:p>7.99907875945725</text:p>
          </table:table-cell>
          <table:table-cell table:formula="of:=180*ATAN2([.E351]-[.E350];[.F351]-[.F350])/PI()" office:value-type="float" office:value="87.2699413113439" calcext:value-type="float">
            <text:p>87.269941311343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84.295" calcext:value-type="float">
            <text:p>384.295</text:p>
          </table:table-cell>
          <table:table-cell office:value-type="float" office:value="188.533" calcext:value-type="float">
            <text:p>188.533</text:p>
          </table:table-cell>
          <table:table-cell office:value-type="float" office:value="384.295" calcext:value-type="float">
            <text:p>384.295</text:p>
          </table:table-cell>
          <table:table-cell office:value-type="float" office:value="188.533" calcext:value-type="float">
            <text:p>188.533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385.246" calcext:value-type="float">
            <text:p>385.246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385.246" calcext:value-type="float">
            <text:p>385.246</text:p>
          </table:table-cell>
          <table:table-cell office:value-type="float" office:value="192.338" calcext:value-type="float">
            <text:p>192.338</text:p>
          </table:table-cell>
          <table:table-cell office:value-type="float" office:value="108" calcext:value-type="float">
            <text:p>108</text:p>
          </table:table-cell>
          <table:table-cell table:formula="of:=SQRT(([.E353]-[.E352])^2+([.F353]-[.F352])^2)" office:value-type="float" office:value="3.92204359996163" calcext:value-type="float">
            <text:p>3.92204359996163</text:p>
          </table:table-cell>
          <table:table-cell table:formula="of:=180*ATAN2([.E353]-[.E352];[.F353]-[.F352])/PI()" office:value-type="float" office:value="75.9672996512034" calcext:value-type="float">
            <text:p>75.967299651203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92.614" calcext:value-type="float">
            <text:p>592.614</text:p>
          </table:table-cell>
          <table:table-cell office:value-type="float" office:value="240.28" calcext:value-type="float">
            <text:p>240.28</text:p>
          </table:table-cell>
          <table:table-cell office:value-type="float" office:value="592.614" calcext:value-type="float">
            <text:p>592.614</text:p>
          </table:table-cell>
          <table:table-cell office:value-type="float" office:value="240.28" calcext:value-type="float">
            <text:p>240.28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591.853" calcext:value-type="float">
            <text:p>591.853</text:p>
          </table:table-cell>
          <table:table-cell office:value-type="float" office:value="239.138" calcext:value-type="float">
            <text:p>239.138</text:p>
          </table:table-cell>
          <table:table-cell office:value-type="float" office:value="591.853" calcext:value-type="float">
            <text:p>591.853</text:p>
          </table:table-cell>
          <table:table-cell office:value-type="float" office:value="239.138" calcext:value-type="float">
            <text:p>239.138</text:p>
          </table:table-cell>
          <table:table-cell office:value-type="float" office:value="113" calcext:value-type="float">
            <text:p>113</text:p>
          </table:table-cell>
          <table:table-cell table:formula="of:=SQRT(([.E355]-[.E354])^2+([.F355]-[.F354])^2)" office:value-type="float" office:value="1.37232831348774" calcext:value-type="float">
            <text:p>1.37232831348774</text:p>
          </table:table-cell>
          <table:table-cell table:formula="of:=180*ATAN2([.E355]-[.E354];[.F355]-[.F354])/PI()" office:value-type="float" office:value="-123.678487942569" calcext:value-type="float">
            <text:p>-123.67848794256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69.525" calcext:value-type="float">
            <text:p>469.525</text:p>
          </table:table-cell>
          <table:table-cell office:value-type="float" office:value="201.66" calcext:value-type="float">
            <text:p>201.66</text:p>
          </table:table-cell>
          <table:table-cell office:value-type="float" office:value="469.525" calcext:value-type="float">
            <text:p>469.525</text:p>
          </table:table-cell>
          <table:table-cell office:value-type="float" office:value="201.66" calcext:value-type="float">
            <text:p>201.66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469.335" calcext:value-type="float">
            <text:p>469.335</text:p>
          </table:table-cell>
          <table:table-cell office:value-type="float" office:value="205.275" calcext:value-type="float">
            <text:p>205.275</text:p>
          </table:table-cell>
          <table:table-cell office:value-type="float" office:value="469.335" calcext:value-type="float">
            <text:p>469.335</text:p>
          </table:table-cell>
          <table:table-cell office:value-type="float" office:value="205.275" calcext:value-type="float">
            <text:p>205.275</text:p>
          </table:table-cell>
          <table:table-cell office:value-type="float" office:value="118" calcext:value-type="float">
            <text:p>118</text:p>
          </table:table-cell>
          <table:table-cell table:formula="of:=SQRT(([.E357]-[.E356])^2+([.F357]-[.F356])^2)" office:value-type="float" office:value="3.61998964086916" calcext:value-type="float">
            <text:p>3.61998964086916</text:p>
          </table:table-cell>
          <table:table-cell table:formula="of:=180*ATAN2([.E357]-[.E356];[.F357]-[.F356])/PI()" office:value-type="float" office:value="93.0086281009592" calcext:value-type="float">
            <text:p>93.008628100959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448" calcext:value-type="float">
            <text:p>1.448</text:p>
          </table:table-cell>
          <table:table-cell office:value-type="float" office:value="288.412" calcext:value-type="float">
            <text:p>288.412</text:p>
          </table:table-cell>
          <table:table-cell office:value-type="float" office:value="227.305" calcext:value-type="float">
            <text:p>227.305</text:p>
          </table:table-cell>
          <table:table-cell office:value-type="float" office:value="288.412" calcext:value-type="float">
            <text:p>288.412</text:p>
          </table:table-cell>
          <table:table-cell office:value-type="float" office:value="227.305" calcext:value-type="float">
            <text:p>227.30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737" calcext:value-type="float">
            <text:p>1.737</text:p>
          </table:table-cell>
          <table:table-cell office:value-type="float" office:value="288.57" calcext:value-type="float">
            <text:p>288.57</text:p>
          </table:table-cell>
          <table:table-cell office:value-type="float" office:value="228.484" calcext:value-type="float">
            <text:p>228.484</text:p>
          </table:table-cell>
          <table:table-cell office:value-type="float" office:value="288.57" calcext:value-type="float">
            <text:p>288.57</text:p>
          </table:table-cell>
          <table:table-cell office:value-type="float" office:value="228.484" calcext:value-type="float">
            <text:p>228.484</text:p>
          </table:table-cell>
          <table:table-cell office:value-type="float" office:value="125" calcext:value-type="float">
            <text:p>125</text:p>
          </table:table-cell>
          <table:table-cell table:formula="of:=SQRT(([.E359]-[.E358])^2+([.F359]-[.F358])^2)" office:value-type="float" office:value="1.18953982699194" calcext:value-type="float">
            <text:p>1.18953982699194</text:p>
          </table:table-cell>
          <table:table-cell table:formula="of:=180*ATAN2([.E359]-[.E358];[.F359]-[.F358])/PI()" office:value-type="float" office:value="82.3671615726717" calcext:value-type="float">
            <text:p>82.3671615726717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81.373" calcext:value-type="float">
            <text:p>281.373</text:p>
          </table:table-cell>
          <table:table-cell office:value-type="float" office:value="229.245" calcext:value-type="float">
            <text:p>229.245</text:p>
          </table:table-cell>
          <table:table-cell office:value-type="float" office:value="281.373" calcext:value-type="float">
            <text:p>281.373</text:p>
          </table:table-cell>
          <table:table-cell office:value-type="float" office:value="229.245" calcext:value-type="float">
            <text:p>229.245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79.851" calcext:value-type="float">
            <text:p>279.851</text:p>
          </table:table-cell>
          <table:table-cell office:value-type="float" office:value="233.431" calcext:value-type="float">
            <text:p>233.431</text:p>
          </table:table-cell>
          <table:table-cell office:value-type="float" office:value="279.851" calcext:value-type="float">
            <text:p>279.851</text:p>
          </table:table-cell>
          <table:table-cell office:value-type="float" office:value="233.431" calcext:value-type="float">
            <text:p>233.431</text:p>
          </table:table-cell>
          <table:table-cell office:value-type="float" office:value="130" calcext:value-type="float">
            <text:p>130</text:p>
          </table:table-cell>
          <table:table-cell table:formula="of:=SQRT(([.E361]-[.E360])^2+([.F361]-[.F360])^2)" office:value-type="float" office:value="4.45410821601811" calcext:value-type="float">
            <text:p>4.45410821601811</text:p>
          </table:table-cell>
          <table:table-cell table:formula="of:=180*ATAN2([.E361]-[.E360];[.F361]-[.F360])/PI()" office:value-type="float" office:value="109.980908502201" calcext:value-type="float">
            <text:p>109.98090850220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63.49" calcext:value-type="float">
            <text:p>263.49</text:p>
          </table:table-cell>
          <table:table-cell office:value-type="float" office:value="227.343" calcext:value-type="float">
            <text:p>227.343</text:p>
          </table:table-cell>
          <table:table-cell office:value-type="float" office:value="263.49" calcext:value-type="float">
            <text:p>263.49</text:p>
          </table:table-cell>
          <table:table-cell office:value-type="float" office:value="227.343" calcext:value-type="float">
            <text:p>227.343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60.636" calcext:value-type="float">
            <text:p>260.636</text:p>
          </table:table-cell>
          <table:table-cell office:value-type="float" office:value="230.197" calcext:value-type="float">
            <text:p>230.197</text:p>
          </table:table-cell>
          <table:table-cell office:value-type="float" office:value="260.636" calcext:value-type="float">
            <text:p>260.636</text:p>
          </table:table-cell>
          <table:table-cell office:value-type="float" office:value="230.197" calcext:value-type="float">
            <text:p>230.197</text:p>
          </table:table-cell>
          <table:table-cell office:value-type="float" office:value="135" calcext:value-type="float">
            <text:p>135</text:p>
          </table:table-cell>
          <table:table-cell table:formula="of:=SQRT(([.E363]-[.E362])^2+([.F363]-[.F362])^2)" office:value-type="float" office:value="4.03616550701281" calcext:value-type="float">
            <text:p>4.03616550701281</text:p>
          </table:table-cell>
          <table:table-cell table:formula="of:=180*ATAN2([.E363]-[.E362];[.F363]-[.F362])/PI(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22.794" calcext:value-type="float">
            <text:p>522.794</text:p>
          </table:table-cell>
          <table:table-cell office:value-type="float" office:value="205.845" calcext:value-type="float">
            <text:p>205.845</text:p>
          </table:table-cell>
          <table:table-cell office:value-type="float" office:value="522.794" calcext:value-type="float">
            <text:p>522.794</text:p>
          </table:table-cell>
          <table:table-cell office:value-type="float" office:value="205.845" calcext:value-type="float">
            <text:p>205.845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520.067" calcext:value-type="float">
            <text:p>520.067</text:p>
          </table:table-cell>
          <table:table-cell office:value-type="float" office:value="206.796" calcext:value-type="float">
            <text:p>206.796</text:p>
          </table:table-cell>
          <table:table-cell office:value-type="float" office:value="520.067" calcext:value-type="float">
            <text:p>520.067</text:p>
          </table:table-cell>
          <table:table-cell office:value-type="float" office:value="206.796" calcext:value-type="float">
            <text:p>206.796</text:p>
          </table:table-cell>
          <table:table-cell office:value-type="float" office:value="140" calcext:value-type="float">
            <text:p>140</text:p>
          </table:table-cell>
          <table:table-cell table:formula="of:=SQRT(([.E365]-[.E364])^2+([.F365]-[.F364])^2)" office:value-type="float" office:value="2.88806682748164" calcext:value-type="float">
            <text:p>2.88806682748164</text:p>
          </table:table-cell>
          <table:table-cell table:formula="of:=180*ATAN2([.E365]-[.E364];[.F365]-[.F364])/PI()" office:value-type="float" office:value="160.774555102953" calcext:value-type="float">
            <text:p>160.77455510295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33.067" calcext:value-type="float">
            <text:p>533.067</text:p>
          </table:table-cell>
          <table:table-cell office:value-type="float" office:value="223.158" calcext:value-type="float">
            <text:p>223.158</text:p>
          </table:table-cell>
          <table:table-cell office:value-type="float" office:value="533.067" calcext:value-type="float">
            <text:p>533.067</text:p>
          </table:table-cell>
          <table:table-cell office:value-type="float" office:value="223.158" calcext:value-type="float">
            <text:p>223.158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32.686" calcext:value-type="float">
            <text:p>532.686</text:p>
          </table:table-cell>
          <table:table-cell office:value-type="float" office:value="220.875" calcext:value-type="float">
            <text:p>220.875</text:p>
          </table:table-cell>
          <table:table-cell office:value-type="float" office:value="532.686" calcext:value-type="float">
            <text:p>532.686</text:p>
          </table:table-cell>
          <table:table-cell office:value-type="float" office:value="220.875" calcext:value-type="float">
            <text:p>220.875</text:p>
          </table:table-cell>
          <table:table-cell office:value-type="float" office:value="145" calcext:value-type="float">
            <text:p>145</text:p>
          </table:table-cell>
          <table:table-cell table:formula="of:=SQRT(([.E367]-[.E366])^2+([.F367]-[.F366])^2)" office:value-type="float" office:value="2.31457339481813" calcext:value-type="float">
            <text:p>2.31457339481813</text:p>
          </table:table-cell>
          <table:table-cell table:formula="of:=180*ATAN2([.E367]-[.E366];[.F367]-[.F366])/PI()" office:value-type="float" office:value="-99.4745309825074" calcext:value-type="float">
            <text:p>-99.474530982507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03.32" calcext:value-type="float">
            <text:p>403.32</text:p>
          </table:table-cell>
          <table:table-cell office:value-type="float" office:value="206.416" calcext:value-type="float">
            <text:p>206.416</text:p>
          </table:table-cell>
          <table:table-cell office:value-type="float" office:value="403.32" calcext:value-type="float">
            <text:p>403.32</text:p>
          </table:table-cell>
          <table:table-cell office:value-type="float" office:value="206.416" calcext:value-type="float">
            <text:p>206.416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403.32" calcext:value-type="float">
            <text:p>403.32</text:p>
          </table:table-cell>
          <table:table-cell office:value-type="float" office:value="206.226" calcext:value-type="float">
            <text:p>206.226</text:p>
          </table:table-cell>
          <table:table-cell office:value-type="float" office:value="403.32" calcext:value-type="float">
            <text:p>403.32</text:p>
          </table:table-cell>
          <table:table-cell office:value-type="float" office:value="206.226" calcext:value-type="float">
            <text:p>206.226</text:p>
          </table:table-cell>
          <table:table-cell office:value-type="float" office:value="150" calcext:value-type="float">
            <text:p>150</text:p>
          </table:table-cell>
          <table:table-cell table:formula="of:=SQRT(([.E369]-[.E368])^2+([.F369]-[.F368])^2)" office:value-type="float" office:value="0.189999999999998" calcext:value-type="float">
            <text:p>0.189999999999998</text:p>
          </table:table-cell>
          <table:table-cell table:formula="of:=180*ATAN2([.E369]-[.E368];[.F369]-[.F368])/PI()"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614.428" calcext:value-type="float">
            <text:p>614.428</text:p>
          </table:table-cell>
          <table:table-cell office:value-type="float" office:value="245.86" calcext:value-type="float">
            <text:p>245.86</text:p>
          </table:table-cell>
          <table:table-cell office:value-type="float" office:value="614.428" calcext:value-type="float">
            <text:p>614.428</text:p>
          </table:table-cell>
          <table:table-cell office:value-type="float" office:value="245.86" calcext:value-type="float">
            <text:p>245.86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13.921" calcext:value-type="float">
            <text:p>613.921</text:p>
          </table:table-cell>
          <table:table-cell office:value-type="float" office:value="248.27" calcext:value-type="float">
            <text:p>248.27</text:p>
          </table:table-cell>
          <table:table-cell office:value-type="float" office:value="613.921" calcext:value-type="float">
            <text:p>613.921</text:p>
          </table:table-cell>
          <table:table-cell office:value-type="float" office:value="248.27" calcext:value-type="float">
            <text:p>248.27</text:p>
          </table:table-cell>
          <table:table-cell office:value-type="float" office:value="155" calcext:value-type="float">
            <text:p>155</text:p>
          </table:table-cell>
          <table:table-cell table:formula="of:=SQRT(([.E371]-[.E370])^2+([.F371]-[.F370])^2)" office:value-type="float" office:value="2.46275232209817" calcext:value-type="float">
            <text:p>2.46275232209817</text:p>
          </table:table-cell>
          <table:table-cell table:formula="of:=180*ATAN2([.E371]-[.E370];[.F371]-[.F370])/PI()" office:value-type="float" office:value="101.88027060281" calcext:value-type="float">
            <text:p>101.88027060281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42.199" calcext:value-type="float">
            <text:p>542.199</text:p>
          </table:table-cell>
          <table:table-cell office:value-type="float" office:value="222.587" calcext:value-type="float">
            <text:p>222.587</text:p>
          </table:table-cell>
          <table:table-cell office:value-type="float" office:value="542.199" calcext:value-type="float">
            <text:p>542.199</text:p>
          </table:table-cell>
          <table:table-cell office:value-type="float" office:value="222.587" calcext:value-type="float">
            <text:p>222.587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542.389" calcext:value-type="float">
            <text:p>542.389</text:p>
          </table:table-cell>
          <table:table-cell office:value-type="float" office:value="225.06" calcext:value-type="float">
            <text:p>225.06</text:p>
          </table:table-cell>
          <table:table-cell office:value-type="float" office:value="542.389" calcext:value-type="float">
            <text:p>542.389</text:p>
          </table:table-cell>
          <table:table-cell office:value-type="float" office:value="225.06" calcext:value-type="float">
            <text:p>225.06</text:p>
          </table:table-cell>
          <table:table-cell office:value-type="float" office:value="160" calcext:value-type="float">
            <text:p>160</text:p>
          </table:table-cell>
          <table:table-cell table:formula="of:=SQRT(([.E373]-[.E372])^2+([.F373]-[.F372])^2)" office:value-type="float" office:value="2.48028808810591" calcext:value-type="float">
            <text:p>2.48028808810591</text:p>
          </table:table-cell>
          <table:table-cell table:formula="of:=180*ATAN2([.E373]-[.E372];[.F373]-[.F372])/PI()" office:value-type="float" office:value="85.6066098167169" calcext:value-type="float">
            <text:p>85.606609816716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13.852" calcext:value-type="float">
            <text:p>513.852</text:p>
          </table:table-cell>
          <table:table-cell office:value-type="float" office:value="212.694" calcext:value-type="float">
            <text:p>212.694</text:p>
          </table:table-cell>
          <table:table-cell office:value-type="float" office:value="513.852" calcext:value-type="float">
            <text:p>513.852</text:p>
          </table:table-cell>
          <table:table-cell office:value-type="float" office:value="212.694" calcext:value-type="float">
            <text:p>212.694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513.852" calcext:value-type="float">
            <text:p>513.852</text:p>
          </table:table-cell>
          <table:table-cell office:value-type="float" office:value="212.694" calcext:value-type="float">
            <text:p>212.694</text:p>
          </table:table-cell>
          <table:table-cell office:value-type="float" office:value="513.852" calcext:value-type="float">
            <text:p>513.852</text:p>
          </table:table-cell>
          <table:table-cell office:value-type="float" office:value="212.694" calcext:value-type="float">
            <text:p>212.694</text:p>
          </table:table-cell>
          <table:table-cell office:value-type="float" office:value="165" calcext:value-type="float">
            <text:p>165</text:p>
          </table:table-cell>
          <table:table-cell table:formula="of:=SQRT(([.E375]-[.E374])^2+([.F375]-[.F374])^2)" office:value-type="float" office:value="0" calcext:value-type="float">
            <text:p>0</text:p>
          </table:table-cell>
          <table:table-cell table:formula="of:=180*ATAN2([.E375]-[.E374];[.F375]-[.F374])/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612.906" calcext:value-type="float">
            <text:p>612.906</text:p>
          </table:table-cell>
          <table:table-cell office:value-type="float" office:value="248.65" calcext:value-type="float">
            <text:p>248.65</text:p>
          </table:table-cell>
          <table:table-cell office:value-type="float" office:value="612.906" calcext:value-type="float">
            <text:p>612.906</text:p>
          </table:table-cell>
          <table:table-cell office:value-type="float" office:value="248.65" calcext:value-type="float">
            <text:p>248.65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611.892" calcext:value-type="float">
            <text:p>611.892</text:p>
          </table:table-cell>
          <table:table-cell office:value-type="float" office:value="248.016" calcext:value-type="float">
            <text:p>248.016</text:p>
          </table:table-cell>
          <table:table-cell office:value-type="float" office:value="611.892" calcext:value-type="float">
            <text:p>611.892</text:p>
          </table:table-cell>
          <table:table-cell office:value-type="float" office:value="248.016" calcext:value-type="float">
            <text:p>248.016</text:p>
          </table:table-cell>
          <table:table-cell office:value-type="float" office:value="170" calcext:value-type="float">
            <text:p>170</text:p>
          </table:table-cell>
          <table:table-cell table:formula="of:=SQRT(([.E377]-[.E376])^2+([.F377]-[.F376])^2)" office:value-type="float" office:value="1.19588962701405" calcext:value-type="float">
            <text:p>1.19588962701405</text:p>
          </table:table-cell>
          <table:table-cell table:formula="of:=180*ATAN2([.E377]-[.E376];[.F377]-[.F376])/PI()" office:value-type="float" office:value="-147.984459766756" calcext:value-type="float">
            <text:p>-147.98445976675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45.226" calcext:value-type="float">
            <text:p>245.226</text:p>
          </table:table-cell>
          <table:table-cell office:value-type="float" office:value="245.606" calcext:value-type="float">
            <text:p>245.606</text:p>
          </table:table-cell>
          <table:table-cell office:value-type="float" office:value="245.226" calcext:value-type="float">
            <text:p>245.226</text:p>
          </table:table-cell>
          <table:table-cell office:value-type="float" office:value="245.606" calcext:value-type="float">
            <text:p>245.606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45.226" calcext:value-type="float">
            <text:p>245.226</text:p>
          </table:table-cell>
          <table:table-cell office:value-type="float" office:value="248.27" calcext:value-type="float">
            <text:p>248.27</text:p>
          </table:table-cell>
          <table:table-cell office:value-type="float" office:value="245.226" calcext:value-type="float">
            <text:p>245.226</text:p>
          </table:table-cell>
          <table:table-cell office:value-type="float" office:value="248.27" calcext:value-type="float">
            <text:p>248.27</text:p>
          </table:table-cell>
          <table:table-cell office:value-type="float" office:value="175" calcext:value-type="float">
            <text:p>175</text:p>
          </table:table-cell>
          <table:table-cell table:formula="of:=SQRT(([.E379]-[.E378])^2+([.F379]-[.F378])^2)" office:value-type="float" office:value="2.66400000000002" calcext:value-type="float">
            <text:p>2.66400000000002</text:p>
          </table:table-cell>
          <table:table-cell table:formula="of:=180*ATAN2([.E379]-[.E378];[.F379]-[.F378])/PI(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87.46" calcext:value-type="float">
            <text:p>287.46</text:p>
          </table:table-cell>
          <table:table-cell office:value-type="float" office:value="227.343" calcext:value-type="float">
            <text:p>227.343</text:p>
          </table:table-cell>
          <table:table-cell office:value-type="float" office:value="287.46" calcext:value-type="float">
            <text:p>287.46</text:p>
          </table:table-cell>
          <table:table-cell office:value-type="float" office:value="227.343" calcext:value-type="float">
            <text:p>227.343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869" calcext:value-type="float">
            <text:p>0.869</text:p>
          </table:table-cell>
          <table:table-cell office:value-type="float" office:value="284.607" calcext:value-type="float">
            <text:p>284.607</text:p>
          </table:table-cell>
          <table:table-cell office:value-type="float" office:value="228.104" calcext:value-type="float">
            <text:p>228.104</text:p>
          </table:table-cell>
          <table:table-cell office:value-type="float" office:value="284.607" calcext:value-type="float">
            <text:p>284.607</text:p>
          </table:table-cell>
          <table:table-cell office:value-type="float" office:value="228.104" calcext:value-type="float">
            <text:p>228.104</text:p>
          </table:table-cell>
          <table:table-cell office:value-type="float" office:value="180" calcext:value-type="float">
            <text:p>180</text:p>
          </table:table-cell>
          <table:table-cell table:formula="of:=SQRT(([.E381]-[.E380])^2+([.F381]-[.F380])^2)" office:value-type="float" office:value="2.95274956608239" calcext:value-type="float">
            <text:p>2.95274956608239</text:p>
          </table:table-cell>
          <table:table-cell table:formula="of:=180*ATAN2([.E381]-[.E380];[.F381]-[.F380])/PI()" office:value-type="float" office:value="165.064833016275" calcext:value-type="float">
            <text:p>165.06483301627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287.46" calcext:value-type="float">
            <text:p>287.46</text:p>
          </table:table-cell>
          <table:table-cell office:value-type="float" office:value="233.431" calcext:value-type="float">
            <text:p>233.431</text:p>
          </table:table-cell>
          <table:table-cell office:value-type="float" office:value="287.46" calcext:value-type="float">
            <text:p>287.46</text:p>
          </table:table-cell>
          <table:table-cell office:value-type="float" office:value="233.431" calcext:value-type="float">
            <text:p>233.431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83.656" calcext:value-type="float">
            <text:p>283.656</text:p>
          </table:table-cell>
          <table:table-cell office:value-type="float" office:value="235.333" calcext:value-type="float">
            <text:p>235.333</text:p>
          </table:table-cell>
          <table:table-cell office:value-type="float" office:value="283.656" calcext:value-type="float">
            <text:p>283.656</text:p>
          </table:table-cell>
          <table:table-cell office:value-type="float" office:value="235.333" calcext:value-type="float">
            <text:p>235.333</text:p>
          </table:table-cell>
          <table:table-cell office:value-type="float" office:value="185" calcext:value-type="float">
            <text:p>185</text:p>
          </table:table-cell>
          <table:table-cell table:formula="of:=SQRT(([.E383]-[.E382])^2+([.F383]-[.F382])^2)" office:value-type="float" office:value="4.25300129320457" calcext:value-type="float">
            <text:p>4.25300129320457</text:p>
          </table:table-cell>
          <table:table-cell table:formula="of:=180*ATAN2([.E383]-[.E382];[.F383]-[.F382])/PI()" office:value-type="float" office:value="153.434948822922" calcext:value-type="float">
            <text:p>153.43494882292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66.222" calcext:value-type="float">
            <text:p>366.222</text:p>
          </table:table-cell>
          <table:table-cell office:value-type="float" office:value="216.118" calcext:value-type="float">
            <text:p>216.118</text:p>
          </table:table-cell>
          <table:table-cell office:value-type="float" office:value="366.222" calcext:value-type="float">
            <text:p>366.222</text:p>
          </table:table-cell>
          <table:table-cell office:value-type="float" office:value="216.118" calcext:value-type="float">
            <text:p>216.118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366.793" calcext:value-type="float">
            <text:p>366.793</text:p>
          </table:table-cell>
          <table:table-cell office:value-type="float" office:value="220.494" calcext:value-type="float">
            <text:p>220.494</text:p>
          </table:table-cell>
          <table:table-cell office:value-type="float" office:value="366.793" calcext:value-type="float">
            <text:p>366.793</text:p>
          </table:table-cell>
          <table:table-cell office:value-type="float" office:value="220.494" calcext:value-type="float">
            <text:p>220.494</text:p>
          </table:table-cell>
          <table:table-cell office:value-type="float" office:value="190" calcext:value-type="float">
            <text:p>190</text:p>
          </table:table-cell>
          <table:table-cell table:formula="of:=SQRT(([.E385]-[.E384])^2+([.F385]-[.F384])^2)" office:value-type="float" office:value="4.41309607871844" calcext:value-type="float">
            <text:p>4.41309607871844</text:p>
          </table:table-cell>
          <table:table-cell table:formula="of:=180*ATAN2([.E385]-[.E384];[.F385]-[.F384])/PI()" office:value-type="float" office:value="82.5657933174299" calcext:value-type="float">
            <text:p>82.565793317429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579" calcext:value-type="float">
            <text:p>0.579</text:p>
          </table:table-cell>
          <table:table-cell office:value-type="float" office:value="681.553" calcext:value-type="float">
            <text:p>681.553</text:p>
          </table:table-cell>
          <table:table-cell office:value-type="float" office:value="293.453" calcext:value-type="float">
            <text:p>293.453</text:p>
          </table:table-cell>
          <table:table-cell office:value-type="float" office:value="681.553" calcext:value-type="float">
            <text:p>681.553</text:p>
          </table:table-cell>
          <table:table-cell office:value-type="float" office:value="293.453" calcext:value-type="float">
            <text:p>293.453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79.365" calcext:value-type="float">
            <text:p>679.365</text:p>
          </table:table-cell>
          <table:table-cell office:value-type="float" office:value="292.787" calcext:value-type="float">
            <text:p>292.787</text:p>
          </table:table-cell>
          <table:table-cell office:value-type="float" office:value="679.365" calcext:value-type="float">
            <text:p>679.365</text:p>
          </table:table-cell>
          <table:table-cell office:value-type="float" office:value="292.787" calcext:value-type="float">
            <text:p>292.787</text:p>
          </table:table-cell>
          <table:table-cell office:value-type="float" office:value="195" calcext:value-type="float">
            <text:p>195</text:p>
          </table:table-cell>
          <table:table-cell table:formula="of:=SQRT(([.E387]-[.E386])^2+([.F387]-[.F386])^2)" office:value-type="float" office:value="2.28711608800252" calcext:value-type="float">
            <text:p>2.28711608800252</text:p>
          </table:table-cell>
          <table:table-cell table:formula="of:=180*ATAN2([.E387]-[.E386];[.F387]-[.F386])/PI()" office:value-type="float" office:value="-163.070402922486" calcext:value-type="float">
            <text:p>-163.070402922486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724" calcext:value-type="float">
            <text:p>0.724</text:p>
          </table:table-cell>
          <table:table-cell office:value-type="float" office:value="679.898" calcext:value-type="float">
            <text:p>679.898</text:p>
          </table:table-cell>
          <table:table-cell office:value-type="float" office:value="311.736" calcext:value-type="float">
            <text:p>311.736</text:p>
          </table:table-cell>
          <table:table-cell office:value-type="float" office:value="679.898" calcext:value-type="float">
            <text:p>679.898</text:p>
          </table:table-cell>
          <table:table-cell office:value-type="float" office:value="311.736" calcext:value-type="float">
            <text:p>311.736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80.887" calcext:value-type="float">
            <text:p>680.887</text:p>
          </table:table-cell>
          <table:table-cell office:value-type="float" office:value="314.475" calcext:value-type="float">
            <text:p>314.475</text:p>
          </table:table-cell>
          <table:table-cell office:value-type="float" office:value="680.887" calcext:value-type="float">
            <text:p>680.887</text:p>
          </table:table-cell>
          <table:table-cell office:value-type="float" office:value="314.475" calcext:value-type="float">
            <text:p>314.475</text:p>
          </table:table-cell>
          <table:table-cell office:value-type="float" office:value="200" calcext:value-type="float">
            <text:p>200</text:p>
          </table:table-cell>
          <table:table-cell table:formula="of:=SQRT(([.E389]-[.E388])^2+([.F389]-[.F388])^2)" office:value-type="float" office:value="2.91208550698636" calcext:value-type="float">
            <text:p>2.91208550698636</text:p>
          </table:table-cell>
          <table:table-cell table:formula="of:=180*ATAN2([.E389]-[.E388];[.F389]-[.F388])/PI()" office:value-type="float" office:value="70.1463277605602" calcext:value-type="float">
            <text:p>70.146327760560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15.063" calcext:value-type="float">
            <text:p>615.063</text:p>
          </table:table-cell>
          <table:table-cell office:value-type="float" office:value="250.933" calcext:value-type="float">
            <text:p>250.933</text:p>
          </table:table-cell>
          <table:table-cell office:value-type="float" office:value="615.063" calcext:value-type="float">
            <text:p>615.063</text:p>
          </table:table-cell>
          <table:table-cell office:value-type="float" office:value="250.933" calcext:value-type="float">
            <text:p>250.933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11.258" calcext:value-type="float">
            <text:p>611.258</text:p>
          </table:table-cell>
          <table:table-cell office:value-type="float" office:value="255.119" calcext:value-type="float">
            <text:p>255.119</text:p>
          </table:table-cell>
          <table:table-cell office:value-type="float" office:value="611.258" calcext:value-type="float">
            <text:p>611.258</text:p>
          </table:table-cell>
          <table:table-cell office:value-type="float" office:value="255.119" calcext:value-type="float">
            <text:p>255.119</text:p>
          </table:table-cell>
          <table:table-cell office:value-type="float" office:value="205" calcext:value-type="float">
            <text:p>205</text:p>
          </table:table-cell>
          <table:table-cell table:formula="of:=SQRT(([.E391]-[.E390])^2+([.F391]-[.F390])^2)" office:value-type="float" office:value="5.65690913838995" calcext:value-type="float">
            <text:p>5.65690913838995</text:p>
          </table:table-cell>
          <table:table-cell table:formula="of:=180*ATAN2([.E391]-[.E390];[.F391]-[.F390])/PI()" office:value-type="float" office:value="132.270282436254" calcext:value-type="float">
            <text:p>132.270282436254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639.033" calcext:value-type="float">
            <text:p>639.033</text:p>
          </table:table-cell>
          <table:table-cell office:value-type="float" office:value="255.689" calcext:value-type="float">
            <text:p>255.689</text:p>
          </table:table-cell>
          <table:table-cell office:value-type="float" office:value="639.033" calcext:value-type="float">
            <text:p>639.033</text:p>
          </table:table-cell>
          <table:table-cell office:value-type="float" office:value="255.689" calcext:value-type="float">
            <text:p>255.689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636.18" calcext:value-type="float">
            <text:p>636.18</text:p>
          </table:table-cell>
          <table:table-cell office:value-type="float" office:value="254.168" calcext:value-type="float">
            <text:p>254.168</text:p>
          </table:table-cell>
          <table:table-cell office:value-type="float" office:value="636.18" calcext:value-type="float">
            <text:p>636.18</text:p>
          </table:table-cell>
          <table:table-cell office:value-type="float" office:value="254.168" calcext:value-type="float">
            <text:p>254.168</text:p>
          </table:table-cell>
          <table:table-cell office:value-type="float" office:value="210" calcext:value-type="float">
            <text:p>210</text:p>
          </table:table-cell>
          <table:table-cell table:formula="of:=SQRT(([.E393]-[.E392])^2+([.F393]-[.F392])^2)" office:value-type="float" office:value="3.23311769040354" calcext:value-type="float">
            <text:p>3.23311769040354</text:p>
          </table:table-cell>
          <table:table-cell table:formula="of:=180*ATAN2([.E393]-[.E392];[.F393]-[.F392])/PI()" office:value-type="float" office:value="-151.936895048592" calcext:value-type="float">
            <text:p>-151.93689504859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98.009" calcext:value-type="float">
            <text:p>698.009</text:p>
          </table:table-cell>
          <table:table-cell office:value-type="float" office:value="291.646" calcext:value-type="float">
            <text:p>291.646</text:p>
          </table:table-cell>
          <table:table-cell office:value-type="float" office:value="698.009" calcext:value-type="float">
            <text:p>698.009</text:p>
          </table:table-cell>
          <table:table-cell office:value-type="float" office:value="291.646" calcext:value-type="float">
            <text:p>291.646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98.77" calcext:value-type="float">
            <text:p>698.77</text:p>
          </table:table-cell>
          <table:table-cell office:value-type="float" office:value="291.646" calcext:value-type="float">
            <text:p>291.646</text:p>
          </table:table-cell>
          <table:table-cell office:value-type="float" office:value="698.77" calcext:value-type="float">
            <text:p>698.77</text:p>
          </table:table-cell>
          <table:table-cell office:value-type="float" office:value="291.646" calcext:value-type="float">
            <text:p>291.646</text:p>
          </table:table-cell>
          <table:table-cell office:value-type="float" office:value="216" calcext:value-type="float">
            <text:p>216</text:p>
          </table:table-cell>
          <table:table-cell table:formula="of:=SQRT(([.E395]-[.E394])^2+([.F395]-[.F394])^2)" office:value-type="float" office:value="0.760999999999967" calcext:value-type="float">
            <text:p>0.760999999999967</text:p>
          </table:table-cell>
          <table:table-cell table:formula="of:=180*ATAN2([.E395]-[.E394];[.F395]-[.F394])/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692.302" calcext:value-type="float">
            <text:p>692.302</text:p>
          </table:table-cell>
          <table:table-cell office:value-type="float" office:value="285.558" calcext:value-type="float">
            <text:p>285.558</text:p>
          </table:table-cell>
          <table:table-cell office:value-type="float" office:value="692.302" calcext:value-type="float">
            <text:p>692.302</text:p>
          </table:table-cell>
          <table:table-cell office:value-type="float" office:value="285.558" calcext:value-type="float">
            <text:p>285.558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689.639" calcext:value-type="float">
            <text:p>689.639</text:p>
          </table:table-cell>
          <table:table-cell office:value-type="float" office:value="284.416" calcext:value-type="float">
            <text:p>284.416</text:p>
          </table:table-cell>
          <table:table-cell office:value-type="float" office:value="689.639" calcext:value-type="float">
            <text:p>689.639</text:p>
          </table:table-cell>
          <table:table-cell office:value-type="float" office:value="284.416" calcext:value-type="float">
            <text:p>284.416</text:p>
          </table:table-cell>
          <table:table-cell office:value-type="float" office:value="221" calcext:value-type="float">
            <text:p>221</text:p>
          </table:table-cell>
          <table:table-cell table:formula="of:=SQRT(([.E397]-[.E396])^2+([.F397]-[.F396])^2)" office:value-type="float" office:value="2.89753912829491" calcext:value-type="float">
            <text:p>2.89753912829491</text:p>
          </table:table-cell>
          <table:table-cell table:formula="of:=180*ATAN2([.E397]-[.E396];[.F397]-[.F396])/PI()" office:value-type="float" office:value="-156.788427255298" calcext:value-type="float">
            <text:p>-156.78842725529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672.643" calcext:value-type="float">
            <text:p>672.643</text:p>
          </table:table-cell>
          <table:table-cell office:value-type="float" office:value="258.289" calcext:value-type="float">
            <text:p>258.289</text:p>
          </table:table-cell>
          <table:table-cell office:value-type="float" office:value="672.643" calcext:value-type="float">
            <text:p>672.643</text:p>
          </table:table-cell>
          <table:table-cell office:value-type="float" office:value="258.289" calcext:value-type="float">
            <text:p>258.289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671.248" calcext:value-type="float">
            <text:p>671.248</text:p>
          </table:table-cell>
          <table:table-cell office:value-type="float" office:value="257.148" calcext:value-type="float">
            <text:p>257.148</text:p>
          </table:table-cell>
          <table:table-cell office:value-type="float" office:value="671.248" calcext:value-type="float">
            <text:p>671.248</text:p>
          </table:table-cell>
          <table:table-cell office:value-type="float" office:value="257.148" calcext:value-type="float">
            <text:p>257.148</text:p>
          </table:table-cell>
          <table:table-cell office:value-type="float" office:value="226" calcext:value-type="float">
            <text:p>226</text:p>
          </table:table-cell>
          <table:table-cell table:formula="of:=SQRT(([.E399]-[.E398])^2+([.F399]-[.F398])^2)" office:value-type="float" office:value="1.80219477304754" calcext:value-type="float">
            <text:p>1.80219477304754</text:p>
          </table:table-cell>
          <table:table-cell table:formula="of:=180*ATAN2([.E399]-[.E398];[.F399]-[.F398])/PI()" office:value-type="float" office:value="-140.719540709773" calcext:value-type="float">
            <text:p>-140.719540709773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163.611" calcext:value-type="float">
            <text:p>163.611</text:p>
          </table:table-cell>
          <table:table-cell office:value-type="float" office:value="327.983" calcext:value-type="float">
            <text:p>327.983</text:p>
          </table:table-cell>
          <table:table-cell office:value-type="float" office:value="163.611" calcext:value-type="float">
            <text:p>163.611</text:p>
          </table:table-cell>
          <table:table-cell office:value-type="float" office:value="327.983" calcext:value-type="float">
            <text:p>327.983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.013" calcext:value-type="float">
            <text:p>1.013</text:p>
          </table:table-cell>
          <table:table-cell office:value-type="float" office:value="164.127" calcext:value-type="float">
            <text:p>164.127</text:p>
          </table:table-cell>
          <table:table-cell office:value-type="float" office:value="326.107" calcext:value-type="float">
            <text:p>326.107</text:p>
          </table:table-cell>
          <table:table-cell office:value-type="float" office:value="164.127" calcext:value-type="float">
            <text:p>164.127</text:p>
          </table:table-cell>
          <table:table-cell office:value-type="float" office:value="326.107" calcext:value-type="float">
            <text:p>326.107</text:p>
          </table:table-cell>
          <table:table-cell office:value-type="float" office:value="231" calcext:value-type="float">
            <text:p>231</text:p>
          </table:table-cell>
          <table:table-cell table:formula="of:=SQRT(([.E401]-[.E400])^2+([.F401]-[.F400])^2)" office:value-type="float" office:value="1.94567006452788" calcext:value-type="float">
            <text:p>1.94567006452788</text:p>
          </table:table-cell>
          <table:table-cell table:formula="of:=180*ATAN2([.E401]-[.E400];[.F401]-[.F400])/PI()" office:value-type="float" office:value="-74.6209093746199" calcext:value-type="float">
            <text:p>-74.6209093746199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175.787" calcext:value-type="float">
            <text:p>175.787</text:p>
          </table:table-cell>
          <table:table-cell office:value-type="float" office:value="307.817" calcext:value-type="float">
            <text:p>307.817</text:p>
          </table:table-cell>
          <table:table-cell office:value-type="float" office:value="175.787" calcext:value-type="float">
            <text:p>175.787</text:p>
          </table:table-cell>
          <table:table-cell office:value-type="float" office:value="307.817" calcext:value-type="float">
            <text:p>307.817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175.216" calcext:value-type="float">
            <text:p>175.216</text:p>
          </table:table-cell>
          <table:table-cell office:value-type="float" office:value="304.963" calcext:value-type="float">
            <text:p>304.963</text:p>
          </table:table-cell>
          <table:table-cell office:value-type="float" office:value="175.216" calcext:value-type="float">
            <text:p>175.216</text:p>
          </table:table-cell>
          <table:table-cell office:value-type="float" office:value="304.963" calcext:value-type="float">
            <text:p>304.963</text:p>
          </table:table-cell>
          <table:table-cell office:value-type="float" office:value="236" calcext:value-type="float">
            <text:p>236</text:p>
          </table:table-cell>
          <table:table-cell table:formula="of:=SQRT(([.E403]-[.E402])^2+([.F403]-[.F402])^2)" office:value-type="float" office:value="2.91055956819302" calcext:value-type="float">
            <text:p>2.91055956819302</text:p>
          </table:table-cell>
          <table:table-cell table:formula="of:=180*ATAN2([.E403]-[.E402];[.F403]-[.F402])/PI()" office:value-type="float" office:value="-101.313793115448" calcext:value-type="float">
            <text:p>-101.31379311544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145" calcext:value-type="float">
            <text:p>0.145</text:p>
          </table:table-cell>
          <table:table-cell office:value-type="float" office:value="222.397" calcext:value-type="float">
            <text:p>222.397</text:p>
          </table:table-cell>
          <table:table-cell office:value-type="float" office:value="276.426" calcext:value-type="float">
            <text:p>276.426</text:p>
          </table:table-cell>
          <table:table-cell office:value-type="float" office:value="222.397" calcext:value-type="float">
            <text:p>222.397</text:p>
          </table:table-cell>
          <table:table-cell office:value-type="float" office:value="276.426" calcext:value-type="float">
            <text:p>276.426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26.201" calcext:value-type="float">
            <text:p>226.201</text:p>
          </table:table-cell>
          <table:table-cell office:value-type="float" office:value="274.334" calcext:value-type="float">
            <text:p>274.334</text:p>
          </table:table-cell>
          <table:table-cell office:value-type="float" office:value="226.201" calcext:value-type="float">
            <text:p>226.201</text:p>
          </table:table-cell>
          <table:table-cell office:value-type="float" office:value="274.334" calcext:value-type="float">
            <text:p>274.334</text:p>
          </table:table-cell>
          <table:table-cell office:value-type="float" office:value="241" calcext:value-type="float">
            <text:p>241</text:p>
          </table:table-cell>
          <table:table-cell table:formula="of:=SQRT(([.E405]-[.E404])^2+([.F405]-[.F404])^2)" office:value-type="float" office:value="4.34129934466629" calcext:value-type="float">
            <text:p>4.34129934466629</text:p>
          </table:table-cell>
          <table:table-cell table:formula="of:=180*ATAN2([.E405]-[.E404];[.F405]-[.F404])/PI()" office:value-type="float" office:value="-28.8084809112818" calcext:value-type="float">
            <text:p>-28.808480911281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45.416" calcext:value-type="float">
            <text:p>245.416</text:p>
          </table:table-cell>
          <table:table-cell office:value-type="float" office:value="262.729" calcext:value-type="float">
            <text:p>262.729</text:p>
          </table:table-cell>
          <table:table-cell office:value-type="float" office:value="245.416" calcext:value-type="float">
            <text:p>245.416</text:p>
          </table:table-cell>
          <table:table-cell office:value-type="float" office:value="262.729" calcext:value-type="float">
            <text:p>262.729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46.938" calcext:value-type="float">
            <text:p>246.938</text:p>
          </table:table-cell>
          <table:table-cell office:value-type="float" office:value="262.158" calcext:value-type="float">
            <text:p>262.158</text:p>
          </table:table-cell>
          <table:table-cell office:value-type="float" office:value="246.938" calcext:value-type="float">
            <text:p>246.938</text:p>
          </table:table-cell>
          <table:table-cell office:value-type="float" office:value="262.158" calcext:value-type="float">
            <text:p>262.158</text:p>
          </table:table-cell>
          <table:table-cell office:value-type="float" office:value="247" calcext:value-type="float">
            <text:p>247</text:p>
          </table:table-cell>
          <table:table-cell table:formula="of:=SQRT(([.E407]-[.E406])^2+([.F407]-[.F406])^2)" office:value-type="float" office:value="1.62558451026083" calcext:value-type="float">
            <text:p>1.62558451026083</text:p>
          </table:table-cell>
          <table:table-cell table:formula="of:=180*ATAN2([.E407]-[.E406];[.F407]-[.F406])/PI()" office:value-type="float" office:value="-20.5642957457712" calcext:value-type="float">
            <text:p>-20.564295745771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434" calcext:value-type="float">
            <text:p>0.434</text:p>
          </table:table-cell>
          <table:table-cell office:value-type="float" office:value="292.787" calcext:value-type="float">
            <text:p>292.787</text:p>
          </table:table-cell>
          <table:table-cell office:value-type="float" office:value="264.251" calcext:value-type="float">
            <text:p>264.251</text:p>
          </table:table-cell>
          <table:table-cell office:value-type="float" office:value="292.787" calcext:value-type="float">
            <text:p>292.787</text:p>
          </table:table-cell>
          <table:table-cell office:value-type="float" office:value="264.251" calcext:value-type="float">
            <text:p>264.25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.606" calcext:value-type="float">
            <text:p>2.606</text:p>
          </table:table-cell>
          <table:table-cell office:value-type="float" office:value="292.132" calcext:value-type="float">
            <text:p>292.13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92.132" calcext:value-type="float">
            <text:p>292.132</text:p>
          </table:table-cell>
          <table:table-cell office:value-type="float" office:value="262.01" calcext:value-type="float">
            <text:p>262.01</text:p>
          </table:table-cell>
          <table:table-cell office:value-type="float" office:value="252" calcext:value-type="float">
            <text:p>252</text:p>
          </table:table-cell>
          <table:table-cell table:formula="of:=SQRT(([.E409]-[.E408])^2+([.F409]-[.F408])^2)" office:value-type="float" office:value="2.33476037314323" calcext:value-type="float">
            <text:p>2.33476037314323</text:p>
          </table:table-cell>
          <table:table-cell table:formula="of:=180*ATAN2([.E409]-[.E408];[.F409]-[.F408])/PI()" office:value-type="float" office:value="-106.292597939692" calcext:value-type="float">
            <text:p>-106.29259793969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724" calcext:value-type="float">
            <text:p>0.724</text:p>
          </table:table-cell>
          <table:table-cell office:value-type="float" office:value="248.803" calcext:value-type="float">
            <text:p>248.803</text:p>
          </table:table-cell>
          <table:table-cell office:value-type="float" office:value="261.13" calcext:value-type="float">
            <text:p>261.13</text:p>
          </table:table-cell>
          <table:table-cell office:value-type="float" office:value="248.803" calcext:value-type="float">
            <text:p>248.803</text:p>
          </table:table-cell>
          <table:table-cell office:value-type="float" office:value="261.13" calcext:value-type="float">
            <text:p>261.13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29" calcext:value-type="float">
            <text:p>0.29</text:p>
          </table:table-cell>
          <table:table-cell office:value-type="float" office:value="248.08" calcext:value-type="float">
            <text:p>248.08</text:p>
          </table:table-cell>
          <table:table-cell office:value-type="float" office:value="261.397" calcext:value-type="float">
            <text:p>261.397</text:p>
          </table:table-cell>
          <table:table-cell office:value-type="float" office:value="248.08" calcext:value-type="float">
            <text:p>248.08</text:p>
          </table:table-cell>
          <table:table-cell office:value-type="float" office:value="261.397" calcext:value-type="float">
            <text:p>261.397</text:p>
          </table:table-cell>
          <table:table-cell office:value-type="float" office:value="257" calcext:value-type="float">
            <text:p>257</text:p>
          </table:table-cell>
          <table:table-cell table:formula="of:=SQRT(([.E411]-[.E410])^2+([.F411]-[.F410])^2)" office:value-type="float" office:value="0.77072563211559" calcext:value-type="float">
            <text:p>0.77072563211559</text:p>
          </table:table-cell>
          <table:table-cell table:formula="of:=180*ATAN2([.E411]-[.E410];[.F411]-[.F410])/PI()" office:value-type="float" office:value="159.731083845863" calcext:value-type="float">
            <text:p>159.7310838458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5T20:29:59.155313685</dc:date>
    <meta:editing-duration>PT7M16S</meta:editing-duration>
    <meta:editing-cycles>2</meta:editing-cycles>
    <meta:generator>LibreOffice/6.4.7.2$Linux_X86_64 LibreOffice_project/40$Build-2</meta:generator>
    <meta:document-statistic meta:table-count="1" meta:cell-count="3289" meta:object-count="0"/>
  </office:meta>
</office:document-meta>
</file>